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/>
    </style:style>
    <style:style style:name="co11" style:family="table-column">
      <style:table-column-properties fo:break-before="auto" style:column-width="12.938125cm"/>
    </style:style>
    <style:style style:name="co12" style:family="table-column">
      <style:table-column-properties fo:break-before="auto" style:column-width="1.4552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Collect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3"/>
        <table:table-column table:style-name="co5" table:number-columns-repeated="1010" table:default-cell-style-name="ce2"/>
        <table:table-column table:style-name="co12" table:number-columns-repeated="15360" table:default-cell-style-name="ce1"/>
        <table:table-row table:style-name="ro1">
          <table:table-cell table:number-columns-repeated="13" table:style-name="ce2"/>
          <table:table-cell office:value-type="string" office:string-value="| Priority | Name                      | Level           | Type     | IP Support | Timeout | User   |" table:formula="of:=&quot;| &quot;&amp;[Collectors.$F$3]&amp;&quot; | &quot;&amp;[Collectors.$D$3]&amp;REPT(&quot; &quot;;[.D2]-LEN([Collectors.$D$3]))&amp;&quot; | &quot;&amp;[Collectors.$B$3]&amp;REPT(&quot; &quot;;[.B2]-LEN([Collectors.$B$3]))&amp;&quot; | &quot;&amp;[Collectors.$C$3]&amp;REPT(&quot; &quot;;[.C2]-LEN([Collectors.$C$3]))&amp;&quot; | &quot;&amp;[Collectors.$I$3]&amp;REPT(&quot; &quot;;[.I2]-LEN([Collectors.$I$3]))&amp;&quot; | &quot;&amp;[Collectors.$H$3]&amp;REPT(&quot; &quot;;[.H2]-LEN([Collectors.$H$3]))&amp;&quot; | &quot;&amp;[Collectors.$J$3]&amp;REPT(&quot; &quot;;[.J2]-LEN([Collectors.$J$3]))&amp;&quot; |&quot;" table:style-name="ce3">
            <text:p>| Priority | Name <text:s text:c="21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15" table:formula="of:=LEN(&quot;network, domain&quot;)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string" office:string-value="| --------:| ------------------------- |:---------------:|:--------:| ---------- | ------- | ------ |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table:style-name="ce3">
            <text:p>| --------:| --------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ef.</text:p>
          </table:table-cell>
          <table:table-cell office:value-type="string" table:style-name="ce2">
            <text:p>Leve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Timeout</text:p>
          </table:table-cell>
          <table:table-cell office:value-type="string" table:style-name="ce2">
            <text:p>IP Support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rc Tables</text:p>
          </table:table-cell>
          <table:table-cell office:value-type="string" table:style-name="ce2">
            <text:p>Dst Tables</text:p>
          </table:table-cell>
          <table:table-cell office:value-type="string" table:style-name="ce2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/>ftphydra<text:s text:c="5"/></text:p>
          </table:table-cell>
          <table:table-cell office:value-type="string" office:string-value="| -        | ftpdotdotpwn              | service         | Active   | IPv4, IPv6 | -       | nobody |" table:formula="of:=&quot;| &quot;&amp;IF([Collectors.$F4]&lt;0;&quot;- &quot;;TEXT([Collectors.$F4];&quot;#&quot;))&amp;REPT(&quot; &quot;;[.$F$2]-LEN(TEXT([Collectors.$F4];&quot;#&quot;)))&amp;&quot; | &quot;&amp;[Collectors.$D4]&amp;REPT(&quot; &quot;;[.$D$2]-LEN([Collectors.$D4]))&amp;&quot; | &quot;&amp;[Collectors.$B4]&amp;REPT(&quot; &quot;;[.$B$2]-LEN([Collectors.$B4]))&amp;&quot; | &quot;&amp;IF([.C4]=1;&quot;Active&quot;;IF([.C4]=2;&quot;Passive&quot;;&quot;Active*&quot;))&amp;REPT(&quot; &quot;;[.$C$2]-LEN(IF([.C4]=1;&quot;Active&quot;;IF([.C4]=2;&quot;Passive&quot;;&quot;Active*&quot;))))&amp;&quot; | &quot;&amp;TEXT([Collectors.$I4];&quot;#&quot;)&amp;REPT(&quot; &quot;;[.$I$2]-LEN(TEXT([Collectors.$I4];&quot;#&quot;)))&amp;&quot; | &quot;&amp;TEXT(IF(ISBLANK([Collectors.$H4]);&quot;-&quot;;[Collectors.$H4]);&quot;#&quot;)&amp;REPT(&quot; &quot;;[.$H$2]-LEN(TEXT(IF(ISBLANK([Collectors.$H4]);&quot;-&quot;;[Collectors.$H4]);&quot;#&quot;)))&amp;&quot; | &quot;&amp;TEXT(IF(ISBLANK([Collectors.$J4]);&quot;-&quot;;[Collectors.$J4]);&quot;#&quot;)&amp;REPT(&quot; &quot;;[.$J$2]-LEN(TEXT(IF(ISBLANK([Collectors.$J4]);&quot;-&quot;;[Collectors.$J4]);&quot;#&quot;)))&amp;&quot; |&quot;" table:style-name="ce3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httpdotdotpwn             | service         | Active   | IPv4, IPv6 | -       | nobody |" table:formula="of:=&quot;| &quot;&amp;IF([Collectors.$F5]&lt;0;&quot;- &quot;;TEXT([Collectors.$F5];&quot;#&quot;))&amp;REPT(&quot; &quot;;[.$F$2]-LEN(TEXT([Collectors.$F5];&quot;#&quot;)))&amp;&quot; | &quot;&amp;[Collectors.$D5]&amp;REPT(&quot; &quot;;[.$D$2]-LEN([Collectors.$D5]))&amp;&quot; | &quot;&amp;[Collectors.$B5]&amp;REPT(&quot; &quot;;[.$B$2]-LEN([Collectors.$B5]))&amp;&quot; | &quot;&amp;IF([.C5]=1;&quot;Active&quot;;IF([.C5]=2;&quot;Passive&quot;;&quot;Active*&quot;))&amp;REPT(&quot; &quot;;[.$C$2]-LEN(IF([.C5]=1;&quot;Active&quot;;IF([.C5]=2;&quot;Passive&quot;;&quot;Active*&quot;))))&amp;&quot; | &quot;&amp;TEXT([Collectors.$I5];&quot;#&quot;)&amp;REPT(&quot; &quot;;[.$I$2]-LEN(TEXT([Collectors.$I5];&quot;#&quot;)))&amp;&quot; | &quot;&amp;TEXT(IF(ISBLANK([Collectors.$H5]);&quot;-&quot;;[Collectors.$H5]);&quot;#&quot;)&amp;REPT(&quot; &quot;;[.$H$2]-LEN(TEXT(IF(ISBLANK([Collectors.$H5]);&quot;-&quot;;[Collectors.$H5]);&quot;#&quot;)))&amp;&quot; | &quot;&amp;TEXT(IF(ISBLANK([Collectors.$J5]);&quot;-&quot;;[Collectors.$J5]);&quot;#&quot;)&amp;REPT(&quot; &quot;;[.$J$2]-LEN(TEXT(IF(ISBLANK([Collectors.$J5]);&quot;-&quot;;[Collectors.$J5]);&quot;#&quot;)))&amp;&quot; |&quot;" table:style-name="ce3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f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t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-        | tftpdotdotpwn             | service         | Active   | IPv4, IPv6 | -       | nobody |" table:formula="of:=&quot;| &quot;&amp;IF([Collectors.$F6]&lt;0;&quot;- &quot;;TEXT([Collectors.$F6];&quot;#&quot;))&amp;REPT(&quot; &quot;;[.$F$2]-LEN(TEXT([Collectors.$F6];&quot;#&quot;)))&amp;&quot; | &quot;&amp;[Collectors.$D6]&amp;REPT(&quot; &quot;;[.$D$2]-LEN([Collectors.$D6]))&amp;&quot; | &quot;&amp;[Collectors.$B6]&amp;REPT(&quot; &quot;;[.$B$2]-LEN([Collectors.$B6]))&amp;&quot; | &quot;&amp;IF([.C6]=1;&quot;Active&quot;;IF([.C6]=2;&quot;Passive&quot;;&quot;Active*&quot;))&amp;REPT(&quot; &quot;;[.$C$2]-LEN(IF([.C6]=1;&quot;Active&quot;;IF([.C6]=2;&quot;Passive&quot;;&quot;Active*&quot;))))&amp;&quot; | &quot;&amp;TEXT([Collectors.$I6];&quot;#&quot;)&amp;REPT(&quot; &quot;;[.$I$2]-LEN(TEXT([Collectors.$I6];&quot;#&quot;)))&amp;&quot; | &quot;&amp;TEXT(IF(ISBLANK([Collectors.$H6]);&quot;-&quot;;[Collectors.$H6]);&quot;#&quot;)&amp;REPT(&quot; &quot;;[.$H$2]-LEN(TEXT(IF(ISBLANK([Collectors.$H6]);&quot;-&quot;;[Collectors.$H6]);&quot;#&quot;)))&amp;&quot; | &quot;&amp;TEXT(IF(ISBLANK([Collectors.$J6]);&quot;-&quot;;[Collectors.$J6]);&quot;#&quot;)&amp;REPT(&quot; &quot;;[.$J$2]-LEN(TEXT(IF(ISBLANK([Collectors.$J6]);&quot;-&quot;;[Collectors.$J6]);&quot;#&quot;)))&amp;&quot; |&quot;" table:style-name="ce3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path, 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httpgobuster, nikto</text:p>
          </table:table-cell>
          <table:table-cell office:value-type="string" office:string-value="| -        | httphydra                 | service         | Active   | IPv4, IPv6 | -       | nobody |" table:formula="of:=&quot;| &quot;&amp;IF([Collectors.$F7]&lt;0;&quot;- &quot;;TEXT([Collectors.$F7];&quot;#&quot;))&amp;REPT(&quot; &quot;;[.$F$2]-LEN(TEXT([Collectors.$F7];&quot;#&quot;)))&amp;&quot; | &quot;&amp;[Collectors.$D7]&amp;REPT(&quot; &quot;;[.$D$2]-LEN([Collectors.$D7]))&amp;&quot; | &quot;&amp;[Collectors.$B7]&amp;REPT(&quot; &quot;;[.$B$2]-LEN([Collectors.$B7]))&amp;&quot; | &quot;&amp;IF([.C7]=1;&quot;Active&quot;;IF([.C7]=2;&quot;Passive&quot;;&quot;Active*&quot;))&amp;REPT(&quot; &quot;;[.$C$2]-LEN(IF([.C7]=1;&quot;Active&quot;;IF([.C7]=2;&quot;Passive&quot;;&quot;Active*&quot;))))&amp;&quot; | &quot;&amp;TEXT([Collectors.$I7];&quot;#&quot;)&amp;REPT(&quot; &quot;;[.$I$2]-LEN(TEXT([Collectors.$I7];&quot;#&quot;)))&amp;&quot; | &quot;&amp;TEXT(IF(ISBLANK([Collectors.$H7]);&quot;-&quot;;[Collectors.$H7]);&quot;#&quot;)&amp;REPT(&quot; &quot;;[.$H$2]-LEN(TEXT(IF(ISBLANK([Collectors.$H7]);&quot;-&quot;;[Collectors.$H7]);&quot;#&quot;)))&amp;&quot; | &quot;&amp;TEXT(IF(ISBLANK([Collectors.$J7]);&quot;-&quot;;[Collectors.$J7]);&quot;#&quot;)&amp;REPT(&quot; &quot;;[.$J$2]-LEN(TEXT(IF(ISBLANK([Collectors.$J7]);&quot;-&quot;;[Collectors.$J7]);&quot;#&quot;)))&amp;&quot; |&quot;" table:style-name="ce3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dp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rdphydra                  | service         | Active   | IPv4, IPv6 | -       | nobody |" table:formula="of:=&quot;| &quot;&amp;IF([Collectors.$F8]&lt;0;&quot;- &quot;;TEXT([Collectors.$F8];&quot;#&quot;))&amp;REPT(&quot; &quot;;[.$F$2]-LEN(TEXT([Collectors.$F8];&quot;#&quot;)))&amp;&quot; | &quot;&amp;[Collectors.$D8]&amp;REPT(&quot; &quot;;[.$D$2]-LEN([Collectors.$D8]))&amp;&quot; | &quot;&amp;[Collectors.$B8]&amp;REPT(&quot; &quot;;[.$B$2]-LEN([Collectors.$B8]))&amp;&quot; | &quot;&amp;IF([.C8]=1;&quot;Active&quot;;IF([.C8]=2;&quot;Passive&quot;;&quot;Active*&quot;))&amp;REPT(&quot; &quot;;[.$C$2]-LEN(IF([.C8]=1;&quot;Active&quot;;IF([.C8]=2;&quot;Passive&quot;;&quot;Active*&quot;))))&amp;&quot; | &quot;&amp;TEXT([Collectors.$I8];&quot;#&quot;)&amp;REPT(&quot; &quot;;[.$I$2]-LEN(TEXT([Collectors.$I8];&quot;#&quot;)))&amp;&quot; | &quot;&amp;TEXT(IF(ISBLANK([Collectors.$H8]);&quot;-&quot;;[Collectors.$H8]);&quot;#&quot;)&amp;REPT(&quot; &quot;;[.$H$2]-LEN(TEXT(IF(ISBLANK([Collectors.$H8]);&quot;-&quot;;[Collectors.$H8]);&quot;#&quot;)))&amp;&quot; | &quot;&amp;TEXT(IF(ISBLANK([Collectors.$J8]);&quot;-&quot;;[Collectors.$J8]);&quot;#&quot;)&amp;REPT(&quot; &quot;;[.$J$2]-LEN(TEXT(IF(ISBLANK([Collectors.$J8]);&quot;-&quot;;[Collectors.$J8]);&quot;#&quot;)))&amp;&quot; |&quot;" table:style-name="ce3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smbhydra                  | service         | Active   | IPv4, IPv6 | -       | nobody |" table:formula="of:=&quot;| &quot;&amp;IF([Collectors.$F9]&lt;0;&quot;- &quot;;TEXT([Collectors.$F9];&quot;#&quot;))&amp;REPT(&quot; &quot;;[.$F$2]-LEN(TEXT([Collectors.$F9];&quot;#&quot;)))&amp;&quot; | &quot;&amp;[Collectors.$D9]&amp;REPT(&quot; &quot;;[.$D$2]-LEN([Collectors.$D9]))&amp;&quot; | &quot;&amp;[Collectors.$B9]&amp;REPT(&quot; &quot;;[.$B$2]-LEN([Collectors.$B9]))&amp;&quot; | &quot;&amp;IF([.C9]=1;&quot;Active&quot;;IF([.C9]=2;&quot;Passive&quot;;&quot;Active*&quot;))&amp;REPT(&quot; &quot;;[.$C$2]-LEN(IF([.C9]=1;&quot;Active&quot;;IF([.C9]=2;&quot;Passive&quot;;&quot;Active*&quot;))))&amp;&quot; | &quot;&amp;TEXT([Collectors.$I9];&quot;#&quot;)&amp;REPT(&quot; &quot;;[.$I$2]-LEN(TEXT([Collectors.$I9];&quot;#&quot;)))&amp;&quot; | &quot;&amp;TEXT(IF(ISBLANK([Collectors.$H9]);&quot;-&quot;;[Collectors.$H9]);&quot;#&quot;)&amp;REPT(&quot; &quot;;[.$H$2]-LEN(TEXT(IF(ISBLANK([Collectors.$H9]);&quot;-&quot;;[Collectors.$H9]);&quot;#&quot;)))&amp;&quot; | &quot;&amp;TEXT(IF(ISBLANK([Collectors.$J9]);&quot;-&quot;;[Collectors.$J9]);&quot;#&quot;)&amp;REPT(&quot; &quot;;[.$J$2]-LEN(TEXT(IF(ISBLANK([Collectors.$J9]);&quot;-&quot;;[Collectors.$J9]);&quot;#&quot;)))&amp;&quot; |&quot;" table:style-name="ce3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edusa</text:p>
          </table:table-cell>
          <table:table-cell office:value-type="string" table:style-name="ce2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smbmedusa                 | service         | Active   | IPv4       | -       | nobody |" table:formula="of:=&quot;| &quot;&amp;IF([Collectors.$F10]&lt;0;&quot;- &quot;;TEXT([Collectors.$F10];&quot;#&quot;))&amp;REPT(&quot; &quot;;[.$F$2]-LEN(TEXT([Collectors.$F10];&quot;#&quot;)))&amp;&quot; | &quot;&amp;[Collectors.$D10]&amp;REPT(&quot; &quot;;[.$D$2]-LEN([Collectors.$D10]))&amp;&quot; | &quot;&amp;[Collectors.$B10]&amp;REPT(&quot; &quot;;[.$B$2]-LEN([Collectors.$B10]))&amp;&quot; | &quot;&amp;IF([.C10]=1;&quot;Active&quot;;IF([.C10]=2;&quot;Passive&quot;;&quot;Active*&quot;))&amp;REPT(&quot; &quot;;[.$C$2]-LEN(IF([.C10]=1;&quot;Active&quot;;IF([.C10]=2;&quot;Passive&quot;;&quot;Active*&quot;))))&amp;&quot; | &quot;&amp;TEXT([Collectors.$I10];&quot;#&quot;)&amp;REPT(&quot; &quot;;[.$I$2]-LEN(TEXT([Collectors.$I10];&quot;#&quot;)))&amp;&quot; | &quot;&amp;TEXT(IF(ISBLANK([Collectors.$H10]);&quot;-&quot;;[Collectors.$H10]);&quot;#&quot;)&amp;REPT(&quot; &quot;;[.$H$2]-LEN(TEXT(IF(ISBLANK([Collectors.$H10]);&quot;-&quot;;[Collectors.$H10]);&quot;#&quot;)))&amp;&quot; | &quot;&amp;TEXT(IF(ISBLANK([Collectors.$J10]);&quot;-&quot;;[Collectors.$J10]);&quot;#&quot;)&amp;REPT(&quot; &quot;;[.$J$2]-LEN(TEXT(IF(ISBLANK([Collectors.$J10]);&quot;-&quot;;[Collectors.$J10]);&quot;#&quot;)))&amp;&quot; |&quot;" table:style-name="ce3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sflogin</text:p>
          </table:table-cell>
          <table:table-cell office:value-type="string" table:style-name="ce2">
            <text:p>msfconsole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smbmsflogin               | service         | Active   | IPv4, IPv6 | -       | root   |" table:formula="of:=&quot;| &quot;&amp;IF([Collectors.$F11]&lt;0;&quot;- &quot;;TEXT([Collectors.$F11];&quot;#&quot;))&amp;REPT(&quot; &quot;;[.$F$2]-LEN(TEXT([Collectors.$F11];&quot;#&quot;)))&amp;&quot; | &quot;&amp;[Collectors.$D11]&amp;REPT(&quot; &quot;;[.$D$2]-LEN([Collectors.$D11]))&amp;&quot; | &quot;&amp;[Collectors.$B11]&amp;REPT(&quot; &quot;;[.$B$2]-LEN([Collectors.$B11]))&amp;&quot; | &quot;&amp;IF([.C11]=1;&quot;Active&quot;;IF([.C11]=2;&quot;Passive&quot;;&quot;Active*&quot;))&amp;REPT(&quot; &quot;;[.$C$2]-LEN(IF([.C11]=1;&quot;Active&quot;;IF([.C11]=2;&quot;Passive&quot;;&quot;Active*&quot;))))&amp;&quot; | &quot;&amp;TEXT([Collectors.$I11];&quot;#&quot;)&amp;REPT(&quot; &quot;;[.$I$2]-LEN(TEXT([Collectors.$I11];&quot;#&quot;)))&amp;&quot; | &quot;&amp;TEXT(IF(ISBLANK([Collectors.$H11]);&quot;-&quot;;[Collectors.$H11]);&quot;#&quot;)&amp;REPT(&quot; &quot;;[.$H$2]-LEN(TEXT(IF(ISBLANK([Collectors.$H11]);&quot;-&quot;;[Collectors.$H11]);&quot;#&quot;)))&amp;&quot; | &quot;&amp;TEXT(IF(ISBLANK([Collectors.$J11]);&quot;-&quot;;[Collectors.$J11]);&quot;#&quot;)&amp;REPT(&quot; &quot;;[.$J$2]-LEN(TEXT(IF(ISBLANK([Collectors.$J11]);&quot;-&quot;;[Collectors.$J11]);&quot;#&quot;)))&amp;&quot; |&quot;" table:style-name="ce3">
            <text:p>| - <text:s text:c="7"/>| smbmsflogi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sshhydra                  | service         | Active   | IPv4, IPv6 | -       | nobody |" table:formula="of:=&quot;| &quot;&amp;IF([Collectors.$F12]&lt;0;&quot;- &quot;;TEXT([Collectors.$F12];&quot;#&quot;))&amp;REPT(&quot; &quot;;[.$F$2]-LEN(TEXT([Collectors.$F12];&quot;#&quot;)))&amp;&quot; | &quot;&amp;[Collectors.$D12]&amp;REPT(&quot; &quot;;[.$D$2]-LEN([Collectors.$D12]))&amp;&quot; | &quot;&amp;[Collectors.$B12]&amp;REPT(&quot; &quot;;[.$B$2]-LEN([Collectors.$B12]))&amp;&quot; | &quot;&amp;IF([.C12]=1;&quot;Active&quot;;IF([.C12]=2;&quot;Passive&quot;;&quot;Active*&quot;))&amp;REPT(&quot; &quot;;[.$C$2]-LEN(IF([.C12]=1;&quot;Active&quot;;IF([.C12]=2;&quot;Passive&quot;;&quot;Active*&quot;))))&amp;&quot; | &quot;&amp;TEXT([Collectors.$I12];&quot;#&quot;)&amp;REPT(&quot; &quot;;[.$I$2]-LEN(TEXT([Collectors.$I12];&quot;#&quot;)))&amp;&quot; | &quot;&amp;TEXT(IF(ISBLANK([Collectors.$H12]);&quot;-&quot;;[Collectors.$H12]);&quot;#&quot;)&amp;REPT(&quot; &quot;;[.$H$2]-LEN(TEXT(IF(ISBLANK([Collectors.$H12]);&quot;-&quot;;[Collectors.$H12]);&quot;#&quot;)))&amp;&quot; | &quot;&amp;TEXT(IF(ISBLANK([Collectors.$J12]);&quot;-&quot;;[Collectors.$J12]);&quot;#&quot;)&amp;REPT(&quot; &quot;;[.$J$2]-LEN(TEXT(IF(ISBLANK([Collectors.$J12]);&quot;-&quot;;[Collectors.$J12]);&quot;#&quot;)))&amp;&quot; |&quot;" table:style-name="ce3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uiltwith</text:p>
          </table:table-cell>
          <table:table-cell office:value-type="string" table:style-name="ce2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25      | builtwith                 | domain          | Active*  | -          | -       | nobody |" table:formula="of:=&quot;| &quot;&amp;IF([Collectors.$F13]&lt;0;&quot;- &quot;;TEXT([Collectors.$F13];&quot;#&quot;))&amp;REPT(&quot; &quot;;[.$F$2]-LEN(TEXT([Collectors.$F13];&quot;#&quot;)))&amp;&quot; | &quot;&amp;[Collectors.$D13]&amp;REPT(&quot; &quot;;[.$D$2]-LEN([Collectors.$D13]))&amp;&quot; | &quot;&amp;[Collectors.$B13]&amp;REPT(&quot; &quot;;[.$B$2]-LEN([Collectors.$B13]))&amp;&quot; | &quot;&amp;IF([.C13]=1;&quot;Active&quot;;IF([.C13]=2;&quot;Passive&quot;;&quot;Active*&quot;))&amp;REPT(&quot; &quot;;[.$C$2]-LEN(IF([.C13]=1;&quot;Active&quot;;IF([.C13]=2;&quot;Passive&quot;;&quot;Active*&quot;))))&amp;&quot; | &quot;&amp;TEXT([Collectors.$I13];&quot;#&quot;)&amp;REPT(&quot; &quot;;[.$I$2]-LEN(TEXT([Collectors.$I13];&quot;#&quot;)))&amp;&quot; | &quot;&amp;TEXT(IF(ISBLANK([Collectors.$H13]);&quot;-&quot;;[Collectors.$H13]);&quot;#&quot;)&amp;REPT(&quot; &quot;;[.$H$2]-LEN(TEXT(IF(ISBLANK([Collectors.$H13]);&quot;-&quot;;[Collectors.$H13]);&quot;#&quot;)))&amp;&quot; | &quot;&amp;TEXT(IF(ISBLANK([Collectors.$J13]);&quot;-&quot;;[Collectors.$J13]);&quot;#&quot;)&amp;REPT(&quot; &quot;;[.$J$2]-LEN(TEXT(IF(ISBLANK([Collectors.$J13]);&quot;-&quot;;[Collectors.$J13]);&quot;#&quot;)))&amp;&quot; |&quot;" table:style-name="ce3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stio</text:p>
          </table:table-cell>
          <table:table-cell office:value-type="string" table:style-name="ce2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27      | hostio                    | domain          | Active*  | -          | -       | nobody |" table:formula="of:=&quot;| &quot;&amp;IF([Collectors.$F14]&lt;0;&quot;- &quot;;TEXT([Collectors.$F14];&quot;#&quot;))&amp;REPT(&quot; &quot;;[.$F$2]-LEN(TEXT([Collectors.$F14];&quot;#&quot;)))&amp;&quot; | &quot;&amp;[Collectors.$D14]&amp;REPT(&quot; &quot;;[.$D$2]-LEN([Collectors.$D14]))&amp;&quot; | &quot;&amp;[Collectors.$B14]&amp;REPT(&quot; &quot;;[.$B$2]-LEN([Collectors.$B14]))&amp;&quot; | &quot;&amp;IF([.C14]=1;&quot;Active&quot;;IF([.C14]=2;&quot;Passive&quot;;&quot;Active*&quot;))&amp;REPT(&quot; &quot;;[.$C$2]-LEN(IF([.C14]=1;&quot;Active&quot;;IF([.C14]=2;&quot;Passive&quot;;&quot;Active*&quot;))))&amp;&quot; | &quot;&amp;TEXT([Collectors.$I14];&quot;#&quot;)&amp;REPT(&quot; &quot;;[.$I$2]-LEN(TEXT([Collectors.$I14];&quot;#&quot;)))&amp;&quot; | &quot;&amp;TEXT(IF(ISBLANK([Collectors.$H14]);&quot;-&quot;;[Collectors.$H14]);&quot;#&quot;)&amp;REPT(&quot; &quot;;[.$H$2]-LEN(TEXT(IF(ISBLANK([Collectors.$H14]);&quot;-&quot;;[Collectors.$H14]);&quot;#&quot;)))&amp;&quot; | &quot;&amp;TEXT(IF(ISBLANK([Collectors.$J14]);&quot;-&quot;;[Collectors.$J14]);&quot;#&quot;)&amp;REPT(&quot; &quot;;[.$J$2]-LEN(TEXT(IF(ISBLANK([Collectors.$J14]);&quot;-&quot;;[Collectors.$J14]);&quot;#&quot;)))&amp;&quot; |&quot;" table:style-name="ce3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nsysdomain</text:p>
          </table:table-cell>
          <table:table-cell office:value-type="string" table:style-name="ce2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130      | censysdomain              | domain          | Active*  | -          | -       | kali   |" table:formula="of:=&quot;| &quot;&amp;IF([Collectors.$F15]&lt;0;&quot;- &quot;;TEXT([Collectors.$F15];&quot;#&quot;))&amp;REPT(&quot; &quot;;[.$F$2]-LEN(TEXT([Collectors.$F15];&quot;#&quot;)))&amp;&quot; | &quot;&amp;[Collectors.$D15]&amp;REPT(&quot; &quot;;[.$D$2]-LEN([Collectors.$D15]))&amp;&quot; | &quot;&amp;[Collectors.$B15]&amp;REPT(&quot; &quot;;[.$B$2]-LEN([Collectors.$B15]))&amp;&quot; | &quot;&amp;IF([.C15]=1;&quot;Active&quot;;IF([.C15]=2;&quot;Passive&quot;;&quot;Active*&quot;))&amp;REPT(&quot; &quot;;[.$C$2]-LEN(IF([.C15]=1;&quot;Active&quot;;IF([.C15]=2;&quot;Passive&quot;;&quot;Active*&quot;))))&amp;&quot; | &quot;&amp;TEXT([Collectors.$I15];&quot;#&quot;)&amp;REPT(&quot; &quot;;[.$I$2]-LEN(TEXT([Collectors.$I15];&quot;#&quot;)))&amp;&quot; | &quot;&amp;TEXT(IF(ISBLANK([Collectors.$H15]);&quot;-&quot;;[Collectors.$H15]);&quot;#&quot;)&amp;REPT(&quot; &quot;;[.$H$2]-LEN(TEXT(IF(ISBLANK([Collectors.$H15]);&quot;-&quot;;[Collectors.$H15]);&quot;#&quot;)))&amp;&quot; | &quot;&amp;TEXT(IF(ISBLANK([Collectors.$J15]);&quot;-&quot;;[Collectors.$J15]);&quot;#&quot;)&amp;REPT(&quot; &quot;;[.$J$2]-LEN(TEXT(IF(ISBLANK([Collectors.$J15]);&quot;-&quot;;[Collectors.$J15]);&quot;#&quot;)))&amp;&quot; |&quot;" table:style-name="ce3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ecuritytrails</text:p>
          </table:table-cell>
          <table:table-cell office:value-type="string" table:style-name="ce2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31      | securitytrails            | domain          | Active*  | -          | -       | nobody |" table:formula="of:=&quot;| &quot;&amp;IF([Collectors.$F16]&lt;0;&quot;- &quot;;TEXT([Collectors.$F16];&quot;#&quot;))&amp;REPT(&quot; &quot;;[.$F$2]-LEN(TEXT([Collectors.$F16];&quot;#&quot;)))&amp;&quot; | &quot;&amp;[Collectors.$D16]&amp;REPT(&quot; &quot;;[.$D$2]-LEN([Collectors.$D16]))&amp;&quot; | &quot;&amp;[Collectors.$B16]&amp;REPT(&quot; &quot;;[.$B$2]-LEN([Collectors.$B16]))&amp;&quot; | &quot;&amp;IF([.C16]=1;&quot;Active&quot;;IF([.C16]=2;&quot;Passive&quot;;&quot;Active*&quot;))&amp;REPT(&quot; &quot;;[.$C$2]-LEN(IF([.C16]=1;&quot;Active&quot;;IF([.C16]=2;&quot;Passive&quot;;&quot;Active*&quot;))))&amp;&quot; | &quot;&amp;TEXT([Collectors.$I16];&quot;#&quot;)&amp;REPT(&quot; &quot;;[.$I$2]-LEN(TEXT([Collectors.$I16];&quot;#&quot;)))&amp;&quot; | &quot;&amp;TEXT(IF(ISBLANK([Collectors.$H16]);&quot;-&quot;;[Collectors.$H16]);&quot;#&quot;)&amp;REPT(&quot; &quot;;[.$H$2]-LEN(TEXT(IF(ISBLANK([Collectors.$H16]);&quot;-&quot;;[Collectors.$H16]);&quot;#&quot;)))&amp;&quot; | &quot;&amp;TEXT(IF(ISBLANK([Collectors.$J16]);&quot;-&quot;;[Collectors.$J16]);&quot;#&quot;)&amp;REPT(&quot; &quot;;[.$J$2]-LEN(TEXT(IF(ISBLANK([Collectors.$J16]);&quot;-&quot;;[Collectors.$J16]);&quot;#&quot;)))&amp;&quot; |&quot;" table:style-name="ce3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rtspotter</text:p>
          </table:table-cell>
          <table:table-cell office:value-type="string" table:style-name="ce2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, company, email, file</text:p>
          </table:table-cell>
          <table:table-cell table:style-name="ce2"/>
          <table:table-cell office:value-type="string" office:string-value="| 133      | certspotter               | domain          | Active*  | -          | -       | nobody |" table:formula="of:=&quot;| &quot;&amp;IF([Collectors.$F17]&lt;0;&quot;- &quot;;TEXT([Collectors.$F17];&quot;#&quot;))&amp;REPT(&quot; &quot;;[.$F$2]-LEN(TEXT([Collectors.$F17];&quot;#&quot;)))&amp;&quot; | &quot;&amp;[Collectors.$D17]&amp;REPT(&quot; &quot;;[.$D$2]-LEN([Collectors.$D17]))&amp;&quot; | &quot;&amp;[Collectors.$B17]&amp;REPT(&quot; &quot;;[.$B$2]-LEN([Collectors.$B17]))&amp;&quot; | &quot;&amp;IF([.C17]=1;&quot;Active&quot;;IF([.C17]=2;&quot;Passive&quot;;&quot;Active*&quot;))&amp;REPT(&quot; &quot;;[.$C$2]-LEN(IF([.C17]=1;&quot;Active&quot;;IF([.C17]=2;&quot;Passive&quot;;&quot;Active*&quot;))))&amp;&quot; | &quot;&amp;TEXT([Collectors.$I17];&quot;#&quot;)&amp;REPT(&quot; &quot;;[.$I$2]-LEN(TEXT([Collectors.$I17];&quot;#&quot;)))&amp;&quot; | &quot;&amp;TEXT(IF(ISBLANK([Collectors.$H17]);&quot;-&quot;;[Collectors.$H17]);&quot;#&quot;)&amp;REPT(&quot; &quot;;[.$H$2]-LEN(TEXT(IF(ISBLANK([Collectors.$H17]);&quot;-&quot;;[Collectors.$H17]);&quot;#&quot;)))&amp;&quot; | &quot;&amp;TEXT(IF(ISBLANK([Collectors.$J17]);&quot;-&quot;;[Collectors.$J17]);&quot;#&quot;)&amp;REPT(&quot; &quot;;[.$J$2]-LEN(TEXT(IF(ISBLANK([Collectors.$J17]);&quot;-&quot;;[Collectors.$J17]);&quot;#&quot;)))&amp;&quot; |&quot;" table:style-name="ce3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tshdomain</text:p>
          </table:table-cell>
          <table:table-cell office:value-type="string" table:style-name="ce2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</text:p>
          </table:table-cell>
          <table:table-cell table:style-name="ce2"/>
          <table:table-cell office:value-type="string" office:string-value="| 134      | crtshdomain               | domain          | Active*  | -          | -       | nobody |" table:formula="of:=&quot;| &quot;&amp;IF([Collectors.$F18]&lt;0;&quot;- &quot;;TEXT([Collectors.$F18];&quot;#&quot;))&amp;REPT(&quot; &quot;;[.$F$2]-LEN(TEXT([Collectors.$F18];&quot;#&quot;)))&amp;&quot; | &quot;&amp;[Collectors.$D18]&amp;REPT(&quot; &quot;;[.$D$2]-LEN([Collectors.$D18]))&amp;&quot; | &quot;&amp;[Collectors.$B18]&amp;REPT(&quot; &quot;;[.$B$2]-LEN([Collectors.$B18]))&amp;&quot; | &quot;&amp;IF([.C18]=1;&quot;Active&quot;;IF([.C18]=2;&quot;Passive&quot;;&quot;Active*&quot;))&amp;REPT(&quot; &quot;;[.$C$2]-LEN(IF([.C18]=1;&quot;Active&quot;;IF([.C18]=2;&quot;Passive&quot;;&quot;Active*&quot;))))&amp;&quot; | &quot;&amp;TEXT([Collectors.$I18];&quot;#&quot;)&amp;REPT(&quot; &quot;;[.$I$2]-LEN(TEXT([Collectors.$I18];&quot;#&quot;)))&amp;&quot; | &quot;&amp;TEXT(IF(ISBLANK([Collectors.$H18]);&quot;-&quot;;[Collectors.$H18]);&quot;#&quot;)&amp;REPT(&quot; &quot;;[.$H$2]-LEN(TEXT(IF(ISBLANK([Collectors.$H18]);&quot;-&quot;;[Collectors.$H18]);&quot;#&quot;)))&amp;&quot; | &quot;&amp;TEXT(IF(ISBLANK([Collectors.$J18]);&quot;-&quot;;[Collectors.$J18]);&quot;#&quot;)&amp;REPT(&quot; &quot;;[.$J$2]-LEN(TEXT(IF(ISBLANK([Collectors.$J18]);&quot;-&quot;;[Collectors.$J18]);&quot;#&quot;)))&amp;&quot; |&quot;" table:style-name="ce3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virustotal</text:p>
          </table:table-cell>
          <table:table-cell office:value-type="string" table:style-name="ce2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</text:p>
          </table:table-cell>
          <table:table-cell table:style-name="ce2"/>
          <table:table-cell office:value-type="string" office:string-value="| 135      | virustotal                | domain          | Active*  | -          | -       | nobody |" table:formula="of:=&quot;| &quot;&amp;IF([Collectors.$F19]&lt;0;&quot;- &quot;;TEXT([Collectors.$F19];&quot;#&quot;))&amp;REPT(&quot; &quot;;[.$F$2]-LEN(TEXT([Collectors.$F19];&quot;#&quot;)))&amp;&quot; | &quot;&amp;[Collectors.$D19]&amp;REPT(&quot; &quot;;[.$D$2]-LEN([Collectors.$D19]))&amp;&quot; | &quot;&amp;[Collectors.$B19]&amp;REPT(&quot; &quot;;[.$B$2]-LEN([Collectors.$B19]))&amp;&quot; | &quot;&amp;IF([.C19]=1;&quot;Active&quot;;IF([.C19]=2;&quot;Passive&quot;;&quot;Active*&quot;))&amp;REPT(&quot; &quot;;[.$C$2]-LEN(IF([.C19]=1;&quot;Active&quot;;IF([.C19]=2;&quot;Passive&quot;;&quot;Active*&quot;))))&amp;&quot; | &quot;&amp;TEXT([Collectors.$I19];&quot;#&quot;)&amp;REPT(&quot; &quot;;[.$I$2]-LEN(TEXT([Collectors.$I19];&quot;#&quot;)))&amp;&quot; | &quot;&amp;TEXT(IF(ISBLANK([Collectors.$H19]);&quot;-&quot;;[Collectors.$H19]);&quot;#&quot;)&amp;REPT(&quot; &quot;;[.$H$2]-LEN(TEXT(IF(ISBLANK([Collectors.$H19]);&quot;-&quot;;[Collectors.$H19]);&quot;#&quot;)))&amp;&quot; | &quot;&amp;TEXT(IF(ISBLANK([Collectors.$J19]);&quot;-&quot;;[Collectors.$J19]);&quot;#&quot;)&amp;REPT(&quot; &quot;;[.$J$2]-LEN(TEXT(IF(ISBLANK([Collectors.$J19]);&quot;-&quot;;[Collectors.$J19]);&quot;#&quot;)))&amp;&quot; |&quot;" table:style-name="ce3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sublist3r</text:p>
          </table:table-cell>
          <table:table-cell office:value-type="string" table:style-name="ce2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0      | dnssublist3r              | domain          | Active   | -          | -       | nobody |" table:formula="of:=&quot;| &quot;&amp;IF([Collectors.$F20]&lt;0;&quot;- &quot;;TEXT([Collectors.$F20];&quot;#&quot;))&amp;REPT(&quot; &quot;;[.$F$2]-LEN(TEXT([Collectors.$F20];&quot;#&quot;)))&amp;&quot; | &quot;&amp;[Collectors.$D20]&amp;REPT(&quot; &quot;;[.$D$2]-LEN([Collectors.$D20]))&amp;&quot; | &quot;&amp;[Collectors.$B20]&amp;REPT(&quot; &quot;;[.$B$2]-LEN([Collectors.$B20]))&amp;&quot; | &quot;&amp;IF([.C20]=1;&quot;Active&quot;;IF([.C20]=2;&quot;Passive&quot;;&quot;Active*&quot;))&amp;REPT(&quot; &quot;;[.$C$2]-LEN(IF([.C20]=1;&quot;Active&quot;;IF([.C20]=2;&quot;Passive&quot;;&quot;Active*&quot;))))&amp;&quot; | &quot;&amp;TEXT([Collectors.$I20];&quot;#&quot;)&amp;REPT(&quot; &quot;;[.$I$2]-LEN(TEXT([Collectors.$I20];&quot;#&quot;)))&amp;&quot; | &quot;&amp;TEXT(IF(ISBLANK([Collectors.$H20]);&quot;-&quot;;[Collectors.$H20]);&quot;#&quot;)&amp;REPT(&quot; &quot;;[.$H$2]-LEN(TEXT(IF(ISBLANK([Collectors.$H20]);&quot;-&quot;;[Collectors.$H20]);&quot;#&quot;)))&amp;&quot; | &quot;&amp;TEXT(IF(ISBLANK([Collectors.$J20]);&quot;-&quot;;[Collectors.$J20]);&quot;#&quot;)&amp;REPT(&quot; &quot;;[.$J$2]-LEN(TEXT(IF(ISBLANK([Collectors.$J20]);&quot;-&quot;;[Collectors.$J20]);&quot;#&quot;)))&amp;&quot; |&quot;" table:style-name="ce3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amasspassive</text:p>
          </table:table-cell>
          <table:table-cell office:value-type="string" table:style-name="ce2">
            <text:p>amass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1      | dnsamasspassive           | domain          | Active*  | -          | -       | nobody |" table:formula="of:=&quot;| &quot;&amp;IF([Collectors.$F21]&lt;0;&quot;- &quot;;TEXT([Collectors.$F21];&quot;#&quot;))&amp;REPT(&quot; &quot;;[.$F$2]-LEN(TEXT([Collectors.$F21];&quot;#&quot;)))&amp;&quot; | &quot;&amp;[Collectors.$D21]&amp;REPT(&quot; &quot;;[.$D$2]-LEN([Collectors.$D21]))&amp;&quot; | &quot;&amp;[Collectors.$B21]&amp;REPT(&quot; &quot;;[.$B$2]-LEN([Collectors.$B21]))&amp;&quot; | &quot;&amp;IF([.C21]=1;&quot;Active&quot;;IF([.C21]=2;&quot;Passive&quot;;&quot;Active*&quot;))&amp;REPT(&quot; &quot;;[.$C$2]-LEN(IF([.C21]=1;&quot;Active&quot;;IF([.C21]=2;&quot;Passive&quot;;&quot;Active*&quot;))))&amp;&quot; | &quot;&amp;TEXT([Collectors.$I21];&quot;#&quot;)&amp;REPT(&quot; &quot;;[.$I$2]-LEN(TEXT([Collectors.$I21];&quot;#&quot;)))&amp;&quot; | &quot;&amp;TEXT(IF(ISBLANK([Collectors.$H21]);&quot;-&quot;;[Collectors.$H21]);&quot;#&quot;)&amp;REPT(&quot; &quot;;[.$H$2]-LEN(TEXT(IF(ISBLANK([Collectors.$H21]);&quot;-&quot;;[Collectors.$H21]);&quot;#&quot;)))&amp;&quot; | &quot;&amp;TEXT(IF(ISBLANK([Collectors.$J21]);&quot;-&quot;;[Collectors.$J21]);&quot;#&quot;)&amp;REPT(&quot; &quot;;[.$J$2]-LEN(TEXT(IF(ISBLANK([Collectors.$J21]);&quot;-&quot;;[Collectors.$J21]);&quot;#&quot;)))&amp;&quot; |&quot;" table:style-name="ce3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amassactive</text:p>
          </table:table-cell>
          <table:table-cell office:value-type="string" table:style-name="ce2">
            <text:p>amass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2      | dnsamassactive            | domain          | Active   | -          | -       | nobody |" table:formula="of:=&quot;| &quot;&amp;IF([Collectors.$F22]&lt;0;&quot;- &quot;;TEXT([Collectors.$F22];&quot;#&quot;))&amp;REPT(&quot; &quot;;[.$F$2]-LEN(TEXT([Collectors.$F22];&quot;#&quot;)))&amp;&quot; | &quot;&amp;[Collectors.$D22]&amp;REPT(&quot; &quot;;[.$D$2]-LEN([Collectors.$D22]))&amp;&quot; | &quot;&amp;[Collectors.$B22]&amp;REPT(&quot; &quot;;[.$B$2]-LEN([Collectors.$B22]))&amp;&quot; | &quot;&amp;IF([.C22]=1;&quot;Active&quot;;IF([.C22]=2;&quot;Passive&quot;;&quot;Active*&quot;))&amp;REPT(&quot; &quot;;[.$C$2]-LEN(IF([.C22]=1;&quot;Active&quot;;IF([.C22]=2;&quot;Passive&quot;;&quot;Active*&quot;))))&amp;&quot; | &quot;&amp;TEXT([Collectors.$I22];&quot;#&quot;)&amp;REPT(&quot; &quot;;[.$I$2]-LEN(TEXT([Collectors.$I22];&quot;#&quot;)))&amp;&quot; | &quot;&amp;TEXT(IF(ISBLANK([Collectors.$H22]);&quot;-&quot;;[Collectors.$H22]);&quot;#&quot;)&amp;REPT(&quot; &quot;;[.$H$2]-LEN(TEXT(IF(ISBLANK([Collectors.$H22]);&quot;-&quot;;[Collectors.$H22]);&quot;#&quot;)))&amp;&quot; | &quot;&amp;TEXT(IF(ISBLANK([Collectors.$J22]);&quot;-&quot;;[Collectors.$J22]);&quot;#&quot;)&amp;REPT(&quot; &quot;;[.$J$2]-LEN(TEXT(IF(ISBLANK([Collectors.$J22]);&quot;-&quot;;[Collectors.$J22]);&quot;#&quot;)))&amp;&quot; |&quot;" table:style-name="ce3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domain</text:p>
          </table:table-cell>
          <table:table-cell office:value-type="string" table:style-name="ce2">
            <text:p>crobat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3      | dnscrobatdomain           | domain          | Active*  | -          | -       | nobody |" table:formula="of:=&quot;| &quot;&amp;IF([Collectors.$F23]&lt;0;&quot;- &quot;;TEXT([Collectors.$F23];&quot;#&quot;))&amp;REPT(&quot; &quot;;[.$F$2]-LEN(TEXT([Collectors.$F23];&quot;#&quot;)))&amp;&quot; | &quot;&amp;[Collectors.$D23]&amp;REPT(&quot; &quot;;[.$D$2]-LEN([Collectors.$D23]))&amp;&quot; | &quot;&amp;[Collectors.$B23]&amp;REPT(&quot; &quot;;[.$B$2]-LEN([Collectors.$B23]))&amp;&quot; | &quot;&amp;IF([.C23]=1;&quot;Active&quot;;IF([.C23]=2;&quot;Passive&quot;;&quot;Active*&quot;))&amp;REPT(&quot; &quot;;[.$C$2]-LEN(IF([.C23]=1;&quot;Active&quot;;IF([.C23]=2;&quot;Passive&quot;;&quot;Active*&quot;))))&amp;&quot; | &quot;&amp;TEXT([Collectors.$I23];&quot;#&quot;)&amp;REPT(&quot; &quot;;[.$I$2]-LEN(TEXT([Collectors.$I23];&quot;#&quot;)))&amp;&quot; | &quot;&amp;TEXT(IF(ISBLANK([Collectors.$H23]);&quot;-&quot;;[Collectors.$H23]);&quot;#&quot;)&amp;REPT(&quot; &quot;;[.$H$2]-LEN(TEXT(IF(ISBLANK([Collectors.$H23]);&quot;-&quot;;[Collectors.$H23]);&quot;#&quot;)))&amp;&quot; | &quot;&amp;TEXT(IF(ISBLANK([Collectors.$J23]);&quot;-&quot;;[Collectors.$J23]);&quot;#&quot;)&amp;REPT(&quot; &quot;;[.$J$2]-LEN(TEXT(IF(ISBLANK([Collectors.$J23]);&quot;-&quot;;[Collectors.$J23]);&quot;#&quot;)))&amp;&quot; |&quot;" table:style-name="ce3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tld</text:p>
          </table:table-cell>
          <table:table-cell office:value-type="string" table:style-name="ce2">
            <text:p>crobat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source</text:p>
          </table:table-cell>
          <table:table-cell table:style-name="ce2"/>
          <table:table-cell office:value-type="string" office:string-value="| 144      | dnscrobattld              | domain          | Active*  | -          | -       | nobody |" table:formula="of:=&quot;| &quot;&amp;IF([Collectors.$F24]&lt;0;&quot;- &quot;;TEXT([Collectors.$F24];&quot;#&quot;))&amp;REPT(&quot; &quot;;[.$F$2]-LEN(TEXT([Collectors.$F24];&quot;#&quot;)))&amp;&quot; | &quot;&amp;[Collectors.$D24]&amp;REPT(&quot; &quot;;[.$D$2]-LEN([Collectors.$D24]))&amp;&quot; | &quot;&amp;[Collectors.$B24]&amp;REPT(&quot; &quot;;[.$B$2]-LEN([Collectors.$B24]))&amp;&quot; | &quot;&amp;IF([.C24]=1;&quot;Active&quot;;IF([.C24]=2;&quot;Passive&quot;;&quot;Active*&quot;))&amp;REPT(&quot; &quot;;[.$C$2]-LEN(IF([.C24]=1;&quot;Active&quot;;IF([.C24]=2;&quot;Passive&quot;;&quot;Active*&quot;))))&amp;&quot; | &quot;&amp;TEXT([Collectors.$I24];&quot;#&quot;)&amp;REPT(&quot; &quot;;[.$I$2]-LEN(TEXT([Collectors.$I24];&quot;#&quot;)))&amp;&quot; | &quot;&amp;TEXT(IF(ISBLANK([Collectors.$H24]);&quot;-&quot;;[Collectors.$H24]);&quot;#&quot;)&amp;REPT(&quot; &quot;;[.$H$2]-LEN(TEXT(IF(ISBLANK([Collectors.$H24]);&quot;-&quot;;[Collectors.$H24]);&quot;#&quot;)))&amp;&quot; | &quot;&amp;TEXT(IF(ISBLANK([Collectors.$J24]);&quot;-&quot;;[Collectors.$J24]);&quot;#&quot;)&amp;REPT(&quot; &quot;;[.$J$2]-LEN(TEXT(IF(ISBLANK([Collectors.$J24]);&quot;-&quot;;[Collectors.$J24]);&quot;#&quot;)))&amp;&quot; |&quot;" table:style-name="ce3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heharvester</text:p>
          </table:table-cell>
          <table:table-cell office:value-type="string" table:style-name="ce2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email, domain_name, host_name, source, host</text:p>
          </table:table-cell>
          <table:table-cell table:style-name="ce2"/>
          <table:table-cell office:value-type="string" office:string-value="| 150      | theharvester              | domain          | Passive  | -          | -       | kali   |" table:formula="of:=&quot;| &quot;&amp;IF([Collectors.$F25]&lt;0;&quot;- &quot;;TEXT([Collectors.$F25];&quot;#&quot;))&amp;REPT(&quot; &quot;;[.$F$2]-LEN(TEXT([Collectors.$F25];&quot;#&quot;)))&amp;&quot; | &quot;&amp;[Collectors.$D25]&amp;REPT(&quot; &quot;;[.$D$2]-LEN([Collectors.$D25]))&amp;&quot; | &quot;&amp;[Collectors.$B25]&amp;REPT(&quot; &quot;;[.$B$2]-LEN([Collectors.$B25]))&amp;&quot; | &quot;&amp;IF([.C25]=1;&quot;Active&quot;;IF([.C25]=2;&quot;Passive&quot;;&quot;Active*&quot;))&amp;REPT(&quot; &quot;;[.$C$2]-LEN(IF([.C25]=1;&quot;Active&quot;;IF([.C25]=2;&quot;Passive&quot;;&quot;Active*&quot;))))&amp;&quot; | &quot;&amp;TEXT([Collectors.$I25];&quot;#&quot;)&amp;REPT(&quot; &quot;;[.$I$2]-LEN(TEXT([Collectors.$I25];&quot;#&quot;)))&amp;&quot; | &quot;&amp;TEXT(IF(ISBLANK([Collectors.$H25]);&quot;-&quot;;[Collectors.$H25]);&quot;#&quot;)&amp;REPT(&quot; &quot;;[.$H$2]-LEN(TEXT(IF(ISBLANK([Collectors.$H25]);&quot;-&quot;;[Collectors.$H25]);&quot;#&quot;)))&amp;&quot; | &quot;&amp;TEXT(IF(ISBLANK([Collectors.$J25]);&quot;-&quot;;[Collectors.$J25]);&quot;#&quot;)&amp;REPT(&quot; &quot;;[.$J$2]-LEN(TEXT(IF(ISBLANK([Collectors.$J25]);&quot;-&quot;;[Collectors.$J25]);&quot;#&quot;)))&amp;&quot; |&quot;" table:style-name="ce3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wsslurp</text:p>
          </table:table-cell>
          <table:table-cell office:value-type="string" table:style-name="ce2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additional_info</text:p>
          </table:table-cell>
          <table:table-cell table:style-name="ce2"/>
          <table:table-cell office:value-type="string" office:string-value="| 155      | awsslurp                  | domain          | Active   | -          | -       | nobody |" table:formula="of:=&quot;| &quot;&amp;IF([Collectors.$F26]&lt;0;&quot;- &quot;;TEXT([Collectors.$F26];&quot;#&quot;))&amp;REPT(&quot; &quot;;[.$F$2]-LEN(TEXT([Collectors.$F26];&quot;#&quot;)))&amp;&quot; | &quot;&amp;[Collectors.$D26]&amp;REPT(&quot; &quot;;[.$D$2]-LEN([Collectors.$D26]))&amp;&quot; | &quot;&amp;[Collectors.$B26]&amp;REPT(&quot; &quot;;[.$B$2]-LEN([Collectors.$B26]))&amp;&quot; | &quot;&amp;IF([.C26]=1;&quot;Active&quot;;IF([.C26]=2;&quot;Passive&quot;;&quot;Active*&quot;))&amp;REPT(&quot; &quot;;[.$C$2]-LEN(IF([.C26]=1;&quot;Active&quot;;IF([.C26]=2;&quot;Passive&quot;;&quot;Active*&quot;))))&amp;&quot; | &quot;&amp;TEXT([Collectors.$I26];&quot;#&quot;)&amp;REPT(&quot; &quot;;[.$I$2]-LEN(TEXT([Collectors.$I26];&quot;#&quot;)))&amp;&quot; | &quot;&amp;TEXT(IF(ISBLANK([Collectors.$H26]);&quot;-&quot;;[Collectors.$H26]);&quot;#&quot;)&amp;REPT(&quot; &quot;;[.$H$2]-LEN(TEXT(IF(ISBLANK([Collectors.$H26]);&quot;-&quot;;[Collectors.$H26]);&quot;#&quot;)))&amp;&quot; | &quot;&amp;TEXT(IF(ISBLANK([Collectors.$J26]);&quot;-&quot;;[Collectors.$J26]);&quot;#&quot;)&amp;REPT(&quot; &quot;;[.$J$2]-LEN(TEXT(IF(ISBLANK([Collectors.$J26]);&quot;-&quot;;[Collectors.$J26]);&quot;#&quot;)))&amp;&quot; |&quot;" table:style-name="ce3">
            <text:p>| 155 <text:s text:c="5"/>| awsslurp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enum</text:p>
          </table:table-cell>
          <table:table-cell office:value-type="string" table:style-name="ce2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60      | dnsenum                   | domain          | Active   | -          | -       | nobody |" table:formula="of:=&quot;| &quot;&amp;IF([Collectors.$F27]&lt;0;&quot;- &quot;;TEXT([Collectors.$F27];&quot;#&quot;))&amp;REPT(&quot; &quot;;[.$F$2]-LEN(TEXT([Collectors.$F27];&quot;#&quot;)))&amp;&quot; | &quot;&amp;[Collectors.$D27]&amp;REPT(&quot; &quot;;[.$D$2]-LEN([Collectors.$D27]))&amp;&quot; | &quot;&amp;[Collectors.$B27]&amp;REPT(&quot; &quot;;[.$B$2]-LEN([Collectors.$B27]))&amp;&quot; | &quot;&amp;IF([.C27]=1;&quot;Active&quot;;IF([.C27]=2;&quot;Passive&quot;;&quot;Active*&quot;))&amp;REPT(&quot; &quot;;[.$C$2]-LEN(IF([.C27]=1;&quot;Active&quot;;IF([.C27]=2;&quot;Passive&quot;;&quot;Active*&quot;))))&amp;&quot; | &quot;&amp;TEXT([Collectors.$I27];&quot;#&quot;)&amp;REPT(&quot; &quot;;[.$I$2]-LEN(TEXT([Collectors.$I27];&quot;#&quot;)))&amp;&quot; | &quot;&amp;TEXT(IF(ISBLANK([Collectors.$H27]);&quot;-&quot;;[Collectors.$H27]);&quot;#&quot;)&amp;REPT(&quot; &quot;;[.$H$2]-LEN(TEXT(IF(ISBLANK([Collectors.$H27]);&quot;-&quot;;[Collectors.$H27]);&quot;#&quot;)))&amp;&quot; | &quot;&amp;TEXT(IF(ISBLANK([Collectors.$J27]);&quot;-&quot;;[Collectors.$J27]);&quot;#&quot;)&amp;REPT(&quot; &quot;;[.$J$2]-LEN(TEXT(IF(ISBLANK([Collectors.$J27]);&quot;-&quot;;[Collectors.$J27]);&quot;#&quot;)))&amp;&quot; |&quot;" table:style-name="ce3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gobuster</text:p>
          </table:table-cell>
          <table:table-cell office:value-type="string" table:style-name="ce2">
            <text:p>gobuster</text:p>
          </table:table-cell>
          <table:table-cell office:value-type="float" office:value="170" table:style-name="ce2">
            <text:p>17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office:value-type="string" table:style-name="ce2">
            <text:p><text:s/>dnsreverselookup, tlsnmap</text:p>
          </table:table-cell>
          <table:table-cell office:value-type="string" office:string-value="| 170      | dnsgobuster               | domain          | Active   | -          | -       | nobody |" table:formula="of:=&quot;| &quot;&amp;IF([Collectors.$F28]&lt;0;&quot;- &quot;;TEXT([Collectors.$F28];&quot;#&quot;))&amp;REPT(&quot; &quot;;[.$F$2]-LEN(TEXT([Collectors.$F28];&quot;#&quot;)))&amp;&quot; | &quot;&amp;[Collectors.$D28]&amp;REPT(&quot; &quot;;[.$D$2]-LEN([Collectors.$D28]))&amp;&quot; | &quot;&amp;[Collectors.$B28]&amp;REPT(&quot; &quot;;[.$B$2]-LEN([Collectors.$B28]))&amp;&quot; | &quot;&amp;IF([.C28]=1;&quot;Active&quot;;IF([.C28]=2;&quot;Passive&quot;;&quot;Active*&quot;))&amp;REPT(&quot; &quot;;[.$C$2]-LEN(IF([.C28]=1;&quot;Active&quot;;IF([.C28]=2;&quot;Passive&quot;;&quot;Active*&quot;))))&amp;&quot; | &quot;&amp;TEXT([Collectors.$I28];&quot;#&quot;)&amp;REPT(&quot; &quot;;[.$I$2]-LEN(TEXT([Collectors.$I28];&quot;#&quot;)))&amp;&quot; | &quot;&amp;TEXT(IF(ISBLANK([Collectors.$H28]);&quot;-&quot;;[Collectors.$H28]);&quot;#&quot;)&amp;REPT(&quot; &quot;;[.$H$2]-LEN(TEXT(IF(ISBLANK([Collectors.$H28]);&quot;-&quot;;[Collectors.$H28]);&quot;#&quot;)))&amp;&quot; | &quot;&amp;TEXT(IF(ISBLANK([Collectors.$J28]);&quot;-&quot;;[Collectors.$J28]);&quot;#&quot;)&amp;REPT(&quot; &quot;;[.$J$2]-LEN(TEXT(IF(ISBLANK([Collectors.$J28]);&quot;-&quot;;[Collectors.$J28]);&quot;#&quot;)))&amp;&quot; |&quot;" table:style-name="ce3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recon</text:p>
          </table:table-cell>
          <table:table-cell office:value-type="string" table:style-name="ce2">
            <text:p>dnsrecon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office:value-type="string" table:style-name="ce2">
            <text:p><text:s/>dnsreverselookup, tlsnmap, dnsgobuster</text:p>
          </table:table-cell>
          <table:table-cell office:value-type="string" office:string-value="| 180      | dnsrecon                  | domain          | Active   | -          | -       | nobody |" table:formula="of:=&quot;| &quot;&amp;IF([Collectors.$F29]&lt;0;&quot;- &quot;;TEXT([Collectors.$F29];&quot;#&quot;))&amp;REPT(&quot; &quot;;[.$F$2]-LEN(TEXT([Collectors.$F29];&quot;#&quot;)))&amp;&quot; | &quot;&amp;[Collectors.$D29]&amp;REPT(&quot; &quot;;[.$D$2]-LEN([Collectors.$D29]))&amp;&quot; | &quot;&amp;[Collectors.$B29]&amp;REPT(&quot; &quot;;[.$B$2]-LEN([Collectors.$B29]))&amp;&quot; | &quot;&amp;IF([.C29]=1;&quot;Active&quot;;IF([.C29]=2;&quot;Passive&quot;;&quot;Active*&quot;))&amp;REPT(&quot; &quot;;[.$C$2]-LEN(IF([.C29]=1;&quot;Active&quot;;IF([.C29]=2;&quot;Passive&quot;;&quot;Active*&quot;))))&amp;&quot; | &quot;&amp;TEXT([Collectors.$I29];&quot;#&quot;)&amp;REPT(&quot; &quot;;[.$I$2]-LEN(TEXT([Collectors.$I29];&quot;#&quot;)))&amp;&quot; | &quot;&amp;TEXT(IF(ISBLANK([Collectors.$H29]);&quot;-&quot;;[Collectors.$H29]);&quot;#&quot;)&amp;REPT(&quot; &quot;;[.$H$2]-LEN(TEXT(IF(ISBLANK([Collectors.$H29]);&quot;-&quot;;[Collectors.$H29]);&quot;#&quot;)))&amp;&quot; | &quot;&amp;TEXT(IF(ISBLANK([Collectors.$J29]);&quot;-&quot;;[Collectors.$J29]);&quot;#&quot;)&amp;REPT(&quot; &quot;;[.$J$2]-LEN(TEXT(IF(ISBLANK([Collectors.$J29]);&quot;-&quot;;[Collectors.$J29]);&quot;#&quot;)))&amp;&quot; |&quot;" table:style-name="ce3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oisdomain</text:p>
          </table:table-cell>
          <table:table-cell office:value-type="string" table:style-name="ce2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_name, domain_name</text:p>
          </table:table-cell>
          <table:table-cell office:value-type="string" table:style-name="ce2">
            <text:p>company, source, host, domain_name, host_name, email</text:p>
          </table:table-cell>
          <table:table-cell table:style-name="ce2"/>
          <table:table-cell office:value-type="string" office:string-value="| 210      | whoisdomain               | domain          | Active   | -          | 30      | nobody |" table:formula="of:=&quot;| &quot;&amp;IF([Collectors.$F30]&lt;0;&quot;- &quot;;TEXT([Collectors.$F30];&quot;#&quot;))&amp;REPT(&quot; &quot;;[.$F$2]-LEN(TEXT([Collectors.$F30];&quot;#&quot;)))&amp;&quot; | &quot;&amp;[Collectors.$D30]&amp;REPT(&quot; &quot;;[.$D$2]-LEN([Collectors.$D30]))&amp;&quot; | &quot;&amp;[Collectors.$B30]&amp;REPT(&quot; &quot;;[.$B$2]-LEN([Collectors.$B30]))&amp;&quot; | &quot;&amp;IF([.C30]=1;&quot;Active&quot;;IF([.C30]=2;&quot;Passive&quot;;&quot;Active*&quot;))&amp;REPT(&quot; &quot;;[.$C$2]-LEN(IF([.C30]=1;&quot;Active&quot;;IF([.C30]=2;&quot;Passive&quot;;&quot;Active*&quot;))))&amp;&quot; | &quot;&amp;TEXT([Collectors.$I30];&quot;#&quot;)&amp;REPT(&quot; &quot;;[.$I$2]-LEN(TEXT([Collectors.$I30];&quot;#&quot;)))&amp;&quot; | &quot;&amp;TEXT(IF(ISBLANK([Collectors.$H30]);&quot;-&quot;;[Collectors.$H30]);&quot;#&quot;)&amp;REPT(&quot; &quot;;[.$H$2]-LEN(TEXT(IF(ISBLANK([Collectors.$H30]);&quot;-&quot;;[Collectors.$H30]);&quot;#&quot;)))&amp;&quot; | &quot;&amp;TEXT(IF(ISBLANK([Collectors.$J30]);&quot;-&quot;;[Collectors.$J30]);&quot;#&quot;)&amp;REPT(&quot; &quot;;[.$J$2]-LEN(TEXT(IF(ISBLANK([Collectors.$J30]);&quot;-&quot;;[Collectors.$J30]);&quot;#&quot;)))&amp;&quot; |&quot;" table:style-name="ce3">
            <text:p>| 210 <text:s text:c="5"/>| whoisdomain <text:s text:c="14"/>| domain <text:s text:c="9"/>| Active <text:s text:c="2"/>| - <text:s text:c="9"/>| 3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spf</text:p>
          </table:table-cell>
          <table:table-cell office:value-type="string" table:style-name="ce2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, host, network</text:p>
          </table:table-cell>
          <table:table-cell table:style-name="ce2"/>
          <table:table-cell office:value-type="string" office:string-value="| 215      | dnsspf                    | domain          | Active   | -          | -       | nobody |" table:formula="of:=&quot;| &quot;&amp;IF([Collectors.$F31]&lt;0;&quot;- &quot;;TEXT([Collectors.$F31];&quot;#&quot;))&amp;REPT(&quot; &quot;;[.$F$2]-LEN(TEXT([Collectors.$F31];&quot;#&quot;)))&amp;&quot; | &quot;&amp;[Collectors.$D31]&amp;REPT(&quot; &quot;;[.$D$2]-LEN([Collectors.$D31]))&amp;&quot; | &quot;&amp;[Collectors.$B31]&amp;REPT(&quot; &quot;;[.$B$2]-LEN([Collectors.$B31]))&amp;&quot; | &quot;&amp;IF([.C31]=1;&quot;Active&quot;;IF([.C31]=2;&quot;Passive&quot;;&quot;Active*&quot;))&amp;REPT(&quot; &quot;;[.$C$2]-LEN(IF([.C31]=1;&quot;Active&quot;;IF([.C31]=2;&quot;Passive&quot;;&quot;Active*&quot;))))&amp;&quot; | &quot;&amp;TEXT([Collectors.$I31];&quot;#&quot;)&amp;REPT(&quot; &quot;;[.$I$2]-LEN(TEXT([Collectors.$I31];&quot;#&quot;)))&amp;&quot; | &quot;&amp;TEXT(IF(ISBLANK([Collectors.$H31]);&quot;-&quot;;[Collectors.$H31]);&quot;#&quot;)&amp;REPT(&quot; &quot;;[.$H$2]-LEN(TEXT(IF(ISBLANK([Collectors.$H31]);&quot;-&quot;;[Collectors.$H31]);&quot;#&quot;)))&amp;&quot; | &quot;&amp;TEXT(IF(ISBLANK([Collectors.$J31]);&quot;-&quot;;[Collectors.$J31]);&quot;#&quot;)&amp;REPT(&quot; &quot;;[.$J$2]-LEN(TEXT(IF(ISBLANK([Collectors.$J31]);&quot;-&quot;;[Collectors.$J31]);&quot;#&quot;)))&amp;&quot; |&quot;" table:style-name="ce3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dmarc</text:p>
          </table:table-cell>
          <table:table-cell office:value-type="string" table:style-name="ce2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table:number-columns-repeated="2" table:style-name="ce2"/>
          <table:table-cell office:value-type="string" office:string-value="| 220      | dnsdmarc                  | domain          | Active   | -          | -       | nobody |" table:formula="of:=&quot;| &quot;&amp;IF([Collectors.$F32]&lt;0;&quot;- &quot;;TEXT([Collectors.$F32];&quot;#&quot;))&amp;REPT(&quot; &quot;;[.$F$2]-LEN(TEXT([Collectors.$F32];&quot;#&quot;)))&amp;&quot; | &quot;&amp;[Collectors.$D32]&amp;REPT(&quot; &quot;;[.$D$2]-LEN([Collectors.$D32]))&amp;&quot; | &quot;&amp;[Collectors.$B32]&amp;REPT(&quot; &quot;;[.$B$2]-LEN([Collectors.$B32]))&amp;&quot; | &quot;&amp;IF([.C32]=1;&quot;Active&quot;;IF([.C32]=2;&quot;Passive&quot;;&quot;Active*&quot;))&amp;REPT(&quot; &quot;;[.$C$2]-LEN(IF([.C32]=1;&quot;Active&quot;;IF([.C32]=2;&quot;Passive&quot;;&quot;Active*&quot;))))&amp;&quot; | &quot;&amp;TEXT([Collectors.$I32];&quot;#&quot;)&amp;REPT(&quot; &quot;;[.$I$2]-LEN(TEXT([Collectors.$I32];&quot;#&quot;)))&amp;&quot; | &quot;&amp;TEXT(IF(ISBLANK([Collectors.$H32]);&quot;-&quot;;[Collectors.$H32]);&quot;#&quot;)&amp;REPT(&quot; &quot;;[.$H$2]-LEN(TEXT(IF(ISBLANK([Collectors.$H32]);&quot;-&quot;;[Collectors.$H32]);&quot;#&quot;)))&amp;&quot; | &quot;&amp;TEXT(IF(ISBLANK([Collectors.$J32]);&quot;-&quot;;[Collectors.$J32]);&quot;#&quot;)&amp;REPT(&quot; &quot;;[.$J$2]-LEN(TEXT(IF(ISBLANK([Collectors.$J32]);&quot;-&quot;;[Collectors.$J32]);&quot;#&quot;)))&amp;&quot; |&quot;" table:style-name="ce3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dkim</text:p>
          </table:table-cell>
          <table:table-cell office:value-type="string" table:style-name="ce2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table:number-columns-repeated="2" table:style-name="ce2"/>
          <table:table-cell office:value-type="string" office:string-value="| 235      | dnsdkim                   | domain          | Active   | -          | -       | nobody |" table:formula="of:=&quot;| &quot;&amp;IF([Collectors.$F33]&lt;0;&quot;- &quot;;TEXT([Collectors.$F33];&quot;#&quot;))&amp;REPT(&quot; &quot;;[.$F$2]-LEN(TEXT([Collectors.$F33];&quot;#&quot;)))&amp;&quot; | &quot;&amp;[Collectors.$D33]&amp;REPT(&quot; &quot;;[.$D$2]-LEN([Collectors.$D33]))&amp;&quot; | &quot;&amp;[Collectors.$B33]&amp;REPT(&quot; &quot;;[.$B$2]-LEN([Collectors.$B33]))&amp;&quot; | &quot;&amp;IF([.C33]=1;&quot;Active&quot;;IF([.C33]=2;&quot;Passive&quot;;&quot;Active*&quot;))&amp;REPT(&quot; &quot;;[.$C$2]-LEN(IF([.C33]=1;&quot;Active&quot;;IF([.C33]=2;&quot;Passive&quot;;&quot;Active*&quot;))))&amp;&quot; | &quot;&amp;TEXT([Collectors.$I33];&quot;#&quot;)&amp;REPT(&quot; &quot;;[.$I$2]-LEN(TEXT([Collectors.$I33];&quot;#&quot;)))&amp;&quot; | &quot;&amp;TEXT(IF(ISBLANK([Collectors.$H33]);&quot;-&quot;;[Collectors.$H33]);&quot;#&quot;)&amp;REPT(&quot; &quot;;[.$H$2]-LEN(TEXT(IF(ISBLANK([Collectors.$H33]);&quot;-&quot;;[Collectors.$H33]);&quot;#&quot;)))&amp;&quot; | &quot;&amp;TEXT(IF(ISBLANK([Collectors.$J33]);&quot;-&quot;;[Collectors.$J33]);&quot;#&quot;)&amp;REPT(&quot; &quot;;[.$J$2]-LEN(TEXT(IF(ISBLANK([Collectors.$J33]);&quot;-&quot;;[Collectors.$J33]);&quot;#&quot;)))&amp;&quot; |&quot;" table:style-name="ce3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takeover</text:p>
          </table:table-cell>
          <table:table-cell office:value-type="string" table:style-name="ce2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domain_name, host_name, source, host_name_host_name_mapping</text:p>
          </table:table-cell>
          <table:table-cell table:style-name="ce2"/>
          <table:table-cell office:value-type="string" office:string-value="| 240      | dnstakeover               | domain          | Active   | -          | -       | nobody |" table:formula="of:=&quot;| &quot;&amp;IF([Collectors.$F34]&lt;0;&quot;- &quot;;TEXT([Collectors.$F34];&quot;#&quot;))&amp;REPT(&quot; &quot;;[.$F$2]-LEN(TEXT([Collectors.$F34];&quot;#&quot;)))&amp;&quot; | &quot;&amp;[Collectors.$D34]&amp;REPT(&quot; &quot;;[.$D$2]-LEN([Collectors.$D34]))&amp;&quot; | &quot;&amp;[Collectors.$B34]&amp;REPT(&quot; &quot;;[.$B$2]-LEN([Collectors.$B34]))&amp;&quot; | &quot;&amp;IF([.C34]=1;&quot;Active&quot;;IF([.C34]=2;&quot;Passive&quot;;&quot;Active*&quot;))&amp;REPT(&quot; &quot;;[.$C$2]-LEN(IF([.C34]=1;&quot;Active&quot;;IF([.C34]=2;&quot;Passive&quot;;&quot;Active*&quot;))))&amp;&quot; | &quot;&amp;TEXT([Collectors.$I34];&quot;#&quot;)&amp;REPT(&quot; &quot;;[.$I$2]-LEN(TEXT([Collectors.$I34];&quot;#&quot;)))&amp;&quot; | &quot;&amp;TEXT(IF(ISBLANK([Collectors.$H34]);&quot;-&quot;;[Collectors.$H34]);&quot;#&quot;)&amp;REPT(&quot; &quot;;[.$H$2]-LEN(TEXT(IF(ISBLANK([Collectors.$H34]);&quot;-&quot;;[Collectors.$H34]);&quot;#&quot;)))&amp;&quot; | &quot;&amp;TEXT(IF(ISBLANK([Collectors.$J34]);&quot;-&quot;;[Collectors.$J34]);&quot;#&quot;)&amp;REPT(&quot; &quot;;[.$J$2]-LEN(TEXT(IF(ISBLANK([Collectors.$J34]);&quot;-&quot;;[Collectors.$J34]);&quot;#&quot;)))&amp;&quot; |&quot;" table:style-name="ce3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host</text:p>
          </table:table-cell>
          <table:table-cell office:value-type="string" table:style-name="ce2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host_host_name_mapping, domain_name, host_name</text:p>
          </table:table-cell>
          <table:table-cell table:style-name="ce2"/>
          <table:table-cell office:value-type="string" office:string-value="| 310      | dnshost                   | domain          | Active   | -          | -       | nobody |" table:formula="of:=&quot;| &quot;&amp;IF([Collectors.$F35]&lt;0;&quot;- &quot;;TEXT([Collectors.$F35];&quot;#&quot;))&amp;REPT(&quot; &quot;;[.$F$2]-LEN(TEXT([Collectors.$F35];&quot;#&quot;)))&amp;&quot; | &quot;&amp;[Collectors.$D35]&amp;REPT(&quot; &quot;;[.$D$2]-LEN([Collectors.$D35]))&amp;&quot; | &quot;&amp;[Collectors.$B35]&amp;REPT(&quot; &quot;;[.$B$2]-LEN([Collectors.$B35]))&amp;&quot; | &quot;&amp;IF([.C35]=1;&quot;Active&quot;;IF([.C35]=2;&quot;Passive&quot;;&quot;Active*&quot;))&amp;REPT(&quot; &quot;;[.$C$2]-LEN(IF([.C35]=1;&quot;Active&quot;;IF([.C35]=2;&quot;Passive&quot;;&quot;Active*&quot;))))&amp;&quot; | &quot;&amp;TEXT([Collectors.$I35];&quot;#&quot;)&amp;REPT(&quot; &quot;;[.$I$2]-LEN(TEXT([Collectors.$I35];&quot;#&quot;)))&amp;&quot; | &quot;&amp;TEXT(IF(ISBLANK([Collectors.$H35]);&quot;-&quot;;[Collectors.$H35]);&quot;#&quot;)&amp;REPT(&quot; &quot;;[.$H$2]-LEN(TEXT(IF(ISBLANK([Collectors.$H35]);&quot;-&quot;;[Collectors.$H35]);&quot;#&quot;)))&amp;&quot; | &quot;&amp;TEXT(IF(ISBLANK([Collectors.$J35]);&quot;-&quot;;[Collectors.$J35]);&quot;#&quot;)&amp;REPT(&quot; &quot;;[.$J$2]-LEN(TEXT(IF(ISBLANK([Collectors.$J35]);&quot;-&quot;;[Collectors.$J35]);&quot;#&quot;)))&amp;&quot; |&quot;" table:style-name="ce3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nshostpublic</text:p>
          </table:table-cell>
          <table:table-cell office:value-type="string" table:style-name="ce2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host_host_name_mapping, domain_name, host_name</text:p>
          </table:table-cell>
          <table:table-cell table:style-name="ce2"/>
          <table:table-cell office:value-type="string" office:string-value="| 312      | dnshostpublic             | domain          | Passive  | -          | -       | nobody |" table:formula="of:=&quot;| &quot;&amp;IF([Collectors.$F36]&lt;0;&quot;- &quot;;TEXT([Collectors.$F36];&quot;#&quot;))&amp;REPT(&quot; &quot;;[.$F$2]-LEN(TEXT([Collectors.$F36];&quot;#&quot;)))&amp;&quot; | &quot;&amp;[Collectors.$D36]&amp;REPT(&quot; &quot;;[.$D$2]-LEN([Collectors.$D36]))&amp;&quot; | &quot;&amp;[Collectors.$B36]&amp;REPT(&quot; &quot;;[.$B$2]-LEN([Collectors.$B36]))&amp;&quot; | &quot;&amp;IF([.C36]=1;&quot;Active&quot;;IF([.C36]=2;&quot;Passive&quot;;&quot;Active*&quot;))&amp;REPT(&quot; &quot;;[.$C$2]-LEN(IF([.C36]=1;&quot;Active&quot;;IF([.C36]=2;&quot;Passive&quot;;&quot;Active*&quot;))))&amp;&quot; | &quot;&amp;TEXT([Collectors.$I36];&quot;#&quot;)&amp;REPT(&quot; &quot;;[.$I$2]-LEN(TEXT([Collectors.$I36];&quot;#&quot;)))&amp;&quot; | &quot;&amp;TEXT(IF(ISBLANK([Collectors.$H36]);&quot;-&quot;;[Collectors.$H36]);&quot;#&quot;)&amp;REPT(&quot; &quot;;[.$H$2]-LEN(TEXT(IF(ISBLANK([Collectors.$H36]);&quot;-&quot;;[Collectors.$H36]);&quot;#&quot;)))&amp;&quot; | &quot;&amp;TEXT(IF(ISBLANK([Collectors.$J36]);&quot;-&quot;;[Collectors.$J36]);&quot;#&quot;)&amp;REPT(&quot; &quot;;[.$J$2]-LEN(TEXT(IF(ISBLANK([Collectors.$J36]);&quot;-&quot;;[Collectors.$J36]);&quot;#&quot;)))&amp;&quot; |&quot;" table:style-name="ce3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reverselookup</text:p>
          </table:table-cell>
          <table:table-cell office:value-type="string" table:style-name="ce2">
            <text:p>host</text:p>
          </table:table-cell>
          <table:table-cell office:value-type="float" office:value="320" table:style-name="ce2">
            <text:p>32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domain_name, host_name, source, host_host_name_mapping</text:p>
          </table:table-cell>
          <table:table-cell office:value-type="string" table:style-name="ce2">
            <text:p><text:s text:c="14"/></text:p>
          </table:table-cell>
          <table:table-cell office:value-type="string" office:string-value="| 320      | dnsreverselookup          | host            | Active   | IPv4, IPv6 | -       | nobody |" table:formula="of:=&quot;| &quot;&amp;IF([Collectors.$F37]&lt;0;&quot;- &quot;;TEXT([Collectors.$F37];&quot;#&quot;))&amp;REPT(&quot; &quot;;[.$F$2]-LEN(TEXT([Collectors.$F37];&quot;#&quot;)))&amp;&quot; | &quot;&amp;[Collectors.$D37]&amp;REPT(&quot; &quot;;[.$D$2]-LEN([Collectors.$D37]))&amp;&quot; | &quot;&amp;[Collectors.$B37]&amp;REPT(&quot; &quot;;[.$B$2]-LEN([Collectors.$B37]))&amp;&quot; | &quot;&amp;IF([.C37]=1;&quot;Active&quot;;IF([.C37]=2;&quot;Passive&quot;;&quot;Active*&quot;))&amp;REPT(&quot; &quot;;[.$C$2]-LEN(IF([.C37]=1;&quot;Active&quot;;IF([.C37]=2;&quot;Passive&quot;;&quot;Active*&quot;))))&amp;&quot; | &quot;&amp;TEXT([Collectors.$I37];&quot;#&quot;)&amp;REPT(&quot; &quot;;[.$I$2]-LEN(TEXT([Collectors.$I37];&quot;#&quot;)))&amp;&quot; | &quot;&amp;TEXT(IF(ISBLANK([Collectors.$H37]);&quot;-&quot;;[Collectors.$H37]);&quot;#&quot;)&amp;REPT(&quot; &quot;;[.$H$2]-LEN(TEXT(IF(ISBLANK([Collectors.$H37]);&quot;-&quot;;[Collectors.$H37]);&quot;#&quot;)))&amp;&quot; | &quot;&amp;TEXT(IF(ISBLANK([Collectors.$J37]);&quot;-&quot;;[Collectors.$J37]);&quot;#&quot;)&amp;REPT(&quot; &quot;;[.$J$2]-LEN(TEXT(IF(ISBLANK([Collectors.$J37]);&quot;-&quot;;[Collectors.$J37]);&quot;#&quot;)))&amp;&quot; |&quot;" table:style-name="ce3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reversehost</text:p>
          </table:table-cell>
          <table:table-cell office:value-type="string" table:style-name="ce2">
            <text:p>crobat</text:p>
          </table:table-cell>
          <table:table-cell office:value-type="float" office:value="360" table:style-name="ce2">
            <text:p>36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360      | dnscrobatreversehost      | host            | Active*  | IPv4, IPv6 | -       | nobody |" table:formula="of:=&quot;| &quot;&amp;IF([Collectors.$F38]&lt;0;&quot;- &quot;;TEXT([Collectors.$F38];&quot;#&quot;))&amp;REPT(&quot; &quot;;[.$F$2]-LEN(TEXT([Collectors.$F38];&quot;#&quot;)))&amp;&quot; | &quot;&amp;[Collectors.$D38]&amp;REPT(&quot; &quot;;[.$D$2]-LEN([Collectors.$D38]))&amp;&quot; | &quot;&amp;[Collectors.$B38]&amp;REPT(&quot; &quot;;[.$B$2]-LEN([Collectors.$B38]))&amp;&quot; | &quot;&amp;IF([.C38]=1;&quot;Active&quot;;IF([.C38]=2;&quot;Passive&quot;;&quot;Active*&quot;))&amp;REPT(&quot; &quot;;[.$C$2]-LEN(IF([.C38]=1;&quot;Active&quot;;IF([.C38]=2;&quot;Passive&quot;;&quot;Active*&quot;))))&amp;&quot; | &quot;&amp;TEXT([Collectors.$I38];&quot;#&quot;)&amp;REPT(&quot; &quot;;[.$I$2]-LEN(TEXT([Collectors.$I38];&quot;#&quot;)))&amp;&quot; | &quot;&amp;TEXT(IF(ISBLANK([Collectors.$H38]);&quot;-&quot;;[Collectors.$H38]);&quot;#&quot;)&amp;REPT(&quot; &quot;;[.$H$2]-LEN(TEXT(IF(ISBLANK([Collectors.$H38]);&quot;-&quot;;[Collectors.$H38]);&quot;#&quot;)))&amp;&quot; | &quot;&amp;TEXT(IF(ISBLANK([Collectors.$J38]);&quot;-&quot;;[Collectors.$J38]);&quot;#&quot;)&amp;REPT(&quot; &quot;;[.$J$2]-LEN(TEXT(IF(ISBLANK([Collectors.$J38]);&quot;-&quot;;[Collectors.$J38]);&quot;#&quot;)))&amp;&quot; |&quot;" table:style-name="ce3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unter</text:p>
          </table:table-cell>
          <table:table-cell office:value-type="string" table:style-name="ce2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email, domain_name, host_name, source</text:p>
          </table:table-cell>
          <table:table-cell table:style-name="ce2"/>
          <table:table-cell office:value-type="string" office:string-value="| 410      | hunter                    | domain          | Active*  | -          | -       | nobody |" table:formula="of:=&quot;| &quot;&amp;IF([Collectors.$F39]&lt;0;&quot;- &quot;;TEXT([Collectors.$F39];&quot;#&quot;))&amp;REPT(&quot; &quot;;[.$F$2]-LEN(TEXT([Collectors.$F39];&quot;#&quot;)))&amp;&quot; | &quot;&amp;[Collectors.$D39]&amp;REPT(&quot; &quot;;[.$D$2]-LEN([Collectors.$D39]))&amp;&quot; | &quot;&amp;[Collectors.$B39]&amp;REPT(&quot; &quot;;[.$B$2]-LEN([Collectors.$B39]))&amp;&quot; | &quot;&amp;IF([.C39]=1;&quot;Active&quot;;IF([.C39]=2;&quot;Passive&quot;;&quot;Active*&quot;))&amp;REPT(&quot; &quot;;[.$C$2]-LEN(IF([.C39]=1;&quot;Active&quot;;IF([.C39]=2;&quot;Passive&quot;;&quot;Active*&quot;))))&amp;&quot; | &quot;&amp;TEXT([Collectors.$I39];&quot;#&quot;)&amp;REPT(&quot; &quot;;[.$I$2]-LEN(TEXT([Collectors.$I39];&quot;#&quot;)))&amp;&quot; | &quot;&amp;TEXT(IF(ISBLANK([Collectors.$H39]);&quot;-&quot;;[Collectors.$H39]);&quot;#&quot;)&amp;REPT(&quot; &quot;;[.$H$2]-LEN(TEXT(IF(ISBLANK([Collectors.$H39]);&quot;-&quot;;[Collectors.$H39]);&quot;#&quot;)))&amp;&quot; | &quot;&amp;TEXT(IF(ISBLANK([Collectors.$J39]);&quot;-&quot;;[Collectors.$J39]);&quot;#&quot;)&amp;REPT(&quot; &quot;;[.$J$2]-LEN(TEXT(IF(ISBLANK([Collectors.$J39]);&quot;-&quot;;[Collectors.$J39]);&quot;#&quot;)))&amp;&quot; |&quot;" table:style-name="ce3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emai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veibeenbreach</text:p>
          </table:table-cell>
          <table:table-cell office:value-type="string" table:style-name="ce2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itional_info, source</text:p>
          </table:table-cell>
          <table:table-cell table:style-name="ce2"/>
          <table:table-cell office:value-type="string" office:string-value="| 420      | haveibeenbreach           | email           | Active*  | -          | -       | nobody |" table:formula="of:=&quot;| &quot;&amp;IF([Collectors.$F40]&lt;0;&quot;- &quot;;TEXT([Collectors.$F40];&quot;#&quot;))&amp;REPT(&quot; &quot;;[.$F$2]-LEN(TEXT([Collectors.$F40];&quot;#&quot;)))&amp;&quot; | &quot;&amp;[Collectors.$D40]&amp;REPT(&quot; &quot;;[.$D$2]-LEN([Collectors.$D40]))&amp;&quot; | &quot;&amp;[Collectors.$B40]&amp;REPT(&quot; &quot;;[.$B$2]-LEN([Collectors.$B40]))&amp;&quot; | &quot;&amp;IF([.C40]=1;&quot;Active&quot;;IF([.C40]=2;&quot;Passive&quot;;&quot;Active*&quot;))&amp;REPT(&quot; &quot;;[.$C$2]-LEN(IF([.C40]=1;&quot;Active&quot;;IF([.C40]=2;&quot;Passive&quot;;&quot;Active*&quot;))))&amp;&quot; | &quot;&amp;TEXT([Collectors.$I40];&quot;#&quot;)&amp;REPT(&quot; &quot;;[.$I$2]-LEN(TEXT([Collectors.$I40];&quot;#&quot;)))&amp;&quot; | &quot;&amp;TEXT(IF(ISBLANK([Collectors.$H40]);&quot;-&quot;;[Collectors.$H40]);&quot;#&quot;)&amp;REPT(&quot; &quot;;[.$H$2]-LEN(TEXT(IF(ISBLANK([Collectors.$H40]);&quot;-&quot;;[Collectors.$H40]);&quot;#&quot;)))&amp;&quot; | &quot;&amp;TEXT(IF(ISBLANK([Collectors.$J40]);&quot;-&quot;;[Collectors.$J40]);&quot;#&quot;)&amp;REPT(&quot; &quot;;[.$J$2]-LEN(TEXT(IF(ISBLANK([Collectors.$J40]);&quot;-&quot;;[Collectors.$J40]);&quot;#&quot;)))&amp;&quot; |&quot;" table:style-name="ce3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emai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veibeenpaste</text:p>
          </table:table-cell>
          <table:table-cell office:value-type="string" table:style-name="ce2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itional_info, source</text:p>
          </table:table-cell>
          <table:table-cell table:style-name="ce2"/>
          <table:table-cell office:value-type="string" office:string-value="| 430      | haveibeenpaste            | email           | Active*  | -          | -       | nobody |" table:formula="of:=&quot;| &quot;&amp;IF([Collectors.$F41]&lt;0;&quot;- &quot;;TEXT([Collectors.$F41];&quot;#&quot;))&amp;REPT(&quot; &quot;;[.$F$2]-LEN(TEXT([Collectors.$F41];&quot;#&quot;)))&amp;&quot; | &quot;&amp;[Collectors.$D41]&amp;REPT(&quot; &quot;;[.$D$2]-LEN([Collectors.$D41]))&amp;&quot; | &quot;&amp;[Collectors.$B41]&amp;REPT(&quot; &quot;;[.$B$2]-LEN([Collectors.$B41]))&amp;&quot; | &quot;&amp;IF([.C41]=1;&quot;Active&quot;;IF([.C41]=2;&quot;Passive&quot;;&quot;Active*&quot;))&amp;REPT(&quot; &quot;;[.$C$2]-LEN(IF([.C41]=1;&quot;Active&quot;;IF([.C41]=2;&quot;Passive&quot;;&quot;Active*&quot;))))&amp;&quot; | &quot;&amp;TEXT([Collectors.$I41];&quot;#&quot;)&amp;REPT(&quot; &quot;;[.$I$2]-LEN(TEXT([Collectors.$I41];&quot;#&quot;)))&amp;&quot; | &quot;&amp;TEXT(IF(ISBLANK([Collectors.$H41]);&quot;-&quot;;[Collectors.$H41]);&quot;#&quot;)&amp;REPT(&quot; &quot;;[.$H$2]-LEN(TEXT(IF(ISBLANK([Collectors.$H41]);&quot;-&quot;;[Collectors.$H41]);&quot;#&quot;)))&amp;&quot; | &quot;&amp;TEXT(IF(ISBLANK([Collectors.$J41]);&quot;-&quot;;[Collectors.$J41]);&quot;#&quot;)&amp;REPT(&quot; &quot;;[.$J$2]-LEN(TEXT(IF(ISBLANK([Collectors.$J41]);&quot;-&quot;;[Collectors.$J41]);&quot;#&quot;)))&amp;&quot; |&quot;" table:style-name="ce3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oishost</text:p>
          </table:table-cell>
          <table:table-cell office:value-type="string" table:style-name="ce2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email, domain_name, host_name, source, network, company</text:p>
          </table:table-cell>
          <table:table-cell table:style-name="ce2"/>
          <table:table-cell office:value-type="string" office:string-value="| 510      | whoishost                 | host            | Passive  | IPv4, IPv6 | 30      | nobody |" table:formula="of:=&quot;| &quot;&amp;IF([Collectors.$F42]&lt;0;&quot;- &quot;;TEXT([Collectors.$F42];&quot;#&quot;))&amp;REPT(&quot; &quot;;[.$F$2]-LEN(TEXT([Collectors.$F42];&quot;#&quot;)))&amp;&quot; | &quot;&amp;[Collectors.$D42]&amp;REPT(&quot; &quot;;[.$D$2]-LEN([Collectors.$D42]))&amp;&quot; | &quot;&amp;[Collectors.$B42]&amp;REPT(&quot; &quot;;[.$B$2]-LEN([Collectors.$B42]))&amp;&quot; | &quot;&amp;IF([.C42]=1;&quot;Active&quot;;IF([.C42]=2;&quot;Passive&quot;;&quot;Active*&quot;))&amp;REPT(&quot; &quot;;[.$C$2]-LEN(IF([.C42]=1;&quot;Active&quot;;IF([.C42]=2;&quot;Passive&quot;;&quot;Active*&quot;))))&amp;&quot; | &quot;&amp;TEXT([Collectors.$I42];&quot;#&quot;)&amp;REPT(&quot; &quot;;[.$I$2]-LEN(TEXT([Collectors.$I42];&quot;#&quot;)))&amp;&quot; | &quot;&amp;TEXT(IF(ISBLANK([Collectors.$H42]);&quot;-&quot;;[Collectors.$H42]);&quot;#&quot;)&amp;REPT(&quot; &quot;;[.$H$2]-LEN(TEXT(IF(ISBLANK([Collectors.$H42]);&quot;-&quot;;[Collectors.$H42]);&quot;#&quot;)))&amp;&quot; | &quot;&amp;TEXT(IF(ISBLANK([Collectors.$J42]);&quot;-&quot;;[Collectors.$J42]);&quot;#&quot;)&amp;REPT(&quot; &quot;;[.$J$2]-LEN(TEXT(IF(ISBLANK([Collectors.$J42]);&quot;-&quot;;[Collectors.$J42]);&quot;#&quot;)))&amp;&quot; |&quot;" table:style-name="ce3">
            <text:p>| 510 <text:s text:c="5"/>| whoishost <text:s text:c="16"/>| host <text:s text:c="11"/>| Passive <text:s/>| IPv4, IPv6 | 3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oisnetwork</text:p>
          </table:table-cell>
          <table:table-cell office:value-type="string" table:style-name="ce2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email, domain_name, host_name, source, network, company</text:p>
          </table:table-cell>
          <table:table-cell table:style-name="ce2"/>
          <table:table-cell office:value-type="string" office:string-value="| 512      | whoisnetwork              | network         | Passive  | IPv4, IPv6 | 30      | nobody |" table:formula="of:=&quot;| &quot;&amp;IF([Collectors.$F43]&lt;0;&quot;- &quot;;TEXT([Collectors.$F43];&quot;#&quot;))&amp;REPT(&quot; &quot;;[.$F$2]-LEN(TEXT([Collectors.$F43];&quot;#&quot;)))&amp;&quot; | &quot;&amp;[Collectors.$D43]&amp;REPT(&quot; &quot;;[.$D$2]-LEN([Collectors.$D43]))&amp;&quot; | &quot;&amp;[Collectors.$B43]&amp;REPT(&quot; &quot;;[.$B$2]-LEN([Collectors.$B43]))&amp;&quot; | &quot;&amp;IF([.C43]=1;&quot;Active&quot;;IF([.C43]=2;&quot;Passive&quot;;&quot;Active*&quot;))&amp;REPT(&quot; &quot;;[.$C$2]-LEN(IF([.C43]=1;&quot;Active&quot;;IF([.C43]=2;&quot;Passive&quot;;&quot;Active*&quot;))))&amp;&quot; | &quot;&amp;TEXT([Collectors.$I43];&quot;#&quot;)&amp;REPT(&quot; &quot;;[.$I$2]-LEN(TEXT([Collectors.$I43];&quot;#&quot;)))&amp;&quot; | &quot;&amp;TEXT(IF(ISBLANK([Collectors.$H43]);&quot;-&quot;;[Collectors.$H43]);&quot;#&quot;)&amp;REPT(&quot; &quot;;[.$H$2]-LEN(TEXT(IF(ISBLANK([Collectors.$H43]);&quot;-&quot;;[Collectors.$H43]);&quot;#&quot;)))&amp;&quot; | &quot;&amp;TEXT(IF(ISBLANK([Collectors.$J43]);&quot;-&quot;;[Collectors.$J43]);&quot;#&quot;)&amp;REPT(&quot; &quot;;[.$J$2]-LEN(TEXT(IF(ISBLANK([Collectors.$J43]);&quot;-&quot;;[Collectors.$J43]);&quot;#&quot;)))&amp;&quot; |&quot;" table:style-name="ce3">
            <text:p>| 512 <text:s text:c="5"/>| whoisnetwork <text:s text:c="13"/>| network <text:s text:c="8"/>| Passive <text:s/>| IPv4, IPv6 | 3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company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versewhois</text:p>
          </table:table-cell>
          <table:table-cell office:value-type="string" table:style-name="ce2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omain_name</text:p>
          </table:table-cell>
          <table:table-cell table:style-name="ce2"/>
          <table:table-cell office:value-type="string" office:string-value="| 515      | reversewhois              | company         | Active*  | -          | -       | nobody |" table:formula="of:=&quot;| &quot;&amp;IF([Collectors.$F44]&lt;0;&quot;- &quot;;TEXT([Collectors.$F44];&quot;#&quot;))&amp;REPT(&quot; &quot;;[.$F$2]-LEN(TEXT([Collectors.$F44];&quot;#&quot;)))&amp;&quot; | &quot;&amp;[Collectors.$D44]&amp;REPT(&quot; &quot;;[.$D$2]-LEN([Collectors.$D44]))&amp;&quot; | &quot;&amp;[Collectors.$B44]&amp;REPT(&quot; &quot;;[.$B$2]-LEN([Collectors.$B44]))&amp;&quot; | &quot;&amp;IF([.C44]=1;&quot;Active&quot;;IF([.C44]=2;&quot;Passive&quot;;&quot;Active*&quot;))&amp;REPT(&quot; &quot;;[.$C$2]-LEN(IF([.C44]=1;&quot;Active&quot;;IF([.C44]=2;&quot;Passive&quot;;&quot;Active*&quot;))))&amp;&quot; | &quot;&amp;TEXT([Collectors.$I44];&quot;#&quot;)&amp;REPT(&quot; &quot;;[.$I$2]-LEN(TEXT([Collectors.$I44];&quot;#&quot;)))&amp;&quot; | &quot;&amp;TEXT(IF(ISBLANK([Collectors.$H44]);&quot;-&quot;;[Collectors.$H44]);&quot;#&quot;)&amp;REPT(&quot; &quot;;[.$H$2]-LEN(TEXT(IF(ISBLANK([Collectors.$H44]);&quot;-&quot;;[Collectors.$H44]);&quot;#&quot;)))&amp;&quot; | &quot;&amp;TEXT(IF(ISBLANK([Collectors.$J44]);&quot;-&quot;;[Collectors.$J44]);&quot;#&quot;)&amp;REPT(&quot; &quot;;[.$J$2]-LEN(TEXT(IF(ISBLANK([Collectors.$J44]);&quot;-&quot;;[Collectors.$J44]);&quot;#&quot;)))&amp;&quot; |&quot;" table:style-name="ce3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hodannetwork</text:p>
          </table:table-cell>
          <table:table-cell office:value-type="string" table:style-name="ce2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domain_name, host_name, source, host, file, company, service, credential, additional_info, path</text:p>
          </table:table-cell>
          <table:table-cell table:style-name="ce2"/>
          <table:table-cell office:value-type="string" office:string-value="| 521      | shodanhost                | host            | Active*  | IPv4, IPv6 | -       | nobody |" table:formula="of:=&quot;| &quot;&amp;IF([Collectors.$F46]&lt;0;&quot;- &quot;;TEXT([Collectors.$F46];&quot;#&quot;))&amp;REPT(&quot; &quot;;[.$F$2]-LEN(TEXT([Collectors.$F46];&quot;#&quot;)))&amp;&quot; | &quot;&amp;[Collectors.$D46]&amp;REPT(&quot; &quot;;[.$D$2]-LEN([Collectors.$D46]))&amp;&quot; | &quot;&amp;[Collectors.$B46]&amp;REPT(&quot; &quot;;[.$B$2]-LEN([Collectors.$B46]))&amp;&quot; | &quot;&amp;IF([.C45]=1;&quot;Active&quot;;IF([.C45]=2;&quot;Passive&quot;;&quot;Active*&quot;))&amp;REPT(&quot; &quot;;[.$C$2]-LEN(IF([.C45]=1;&quot;Active&quot;;IF([.C45]=2;&quot;Passive&quot;;&quot;Active*&quot;))))&amp;&quot; | &quot;&amp;TEXT([Collectors.$I46];&quot;#&quot;)&amp;REPT(&quot; &quot;;[.$I$2]-LEN(TEXT([Collectors.$I46];&quot;#&quot;)))&amp;&quot; | &quot;&amp;TEXT(IF(ISBLANK([Collectors.$H46]);&quot;-&quot;;[Collectors.$H46]);&quot;#&quot;)&amp;REPT(&quot; &quot;;[.$H$2]-LEN(TEXT(IF(ISBLANK([Collectors.$H46]);&quot;-&quot;;[Collectors.$H46]);&quot;#&quot;)))&amp;&quot; | &quot;&amp;TEXT(IF(ISBLANK([Collectors.$J46]);&quot;-&quot;;[Collectors.$J46]);&quot;#&quot;)&amp;REPT(&quot; &quot;;[.$J$2]-LEN(TEXT(IF(ISBLANK([Collectors.$J46]);&quot;-&quot;;[Collectors.$J46]);&quot;#&quot;)))&amp;&quot; |&quot;" table:style-name="ce3">
            <text:p>| 521 <text:s text:c="5"/>| shodanhost <text:s text:c="1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hodanhost</text:p>
          </table:table-cell>
          <table:table-cell office:value-type="string" table:style-name="ce2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_name</text:p>
          </table:table-cell>
          <table:table-cell office:value-type="string" table:style-name="ce2">
            <text:p>domain_name, host_name, source, host, file, company, service, credential, additional_info, path</text:p>
          </table:table-cell>
          <table:table-cell table:style-name="ce2"/>
          <table:table-cell office:value-type="string" office:string-value="| 520      | shodannetwork             | network         | Active*  | IPv4, IPv6 | -       | nobody |" table:formula="of:=&quot;| &quot;&amp;IF([Collectors.$F45]&lt;0;&quot;- &quot;;TEXT([Collectors.$F45];&quot;#&quot;))&amp;REPT(&quot; &quot;;[.$F$2]-LEN(TEXT([Collectors.$F45];&quot;#&quot;)))&amp;&quot; | &quot;&amp;[Collectors.$D45]&amp;REPT(&quot; &quot;;[.$D$2]-LEN([Collectors.$D45]))&amp;&quot; | &quot;&amp;[Collectors.$B45]&amp;REPT(&quot; &quot;;[.$B$2]-LEN([Collectors.$B45]))&amp;&quot; | &quot;&amp;IF([.C46]=1;&quot;Active&quot;;IF([.C46]=2;&quot;Passive&quot;;&quot;Active*&quot;))&amp;REPT(&quot; &quot;;[.$C$2]-LEN(IF([.C46]=1;&quot;Active&quot;;IF([.C46]=2;&quot;Passive&quot;;&quot;Active*&quot;))))&amp;&quot; | &quot;&amp;TEXT([Collectors.$I45];&quot;#&quot;)&amp;REPT(&quot; &quot;;[.$I$2]-LEN(TEXT([Collectors.$I45];&quot;#&quot;)))&amp;&quot; | &quot;&amp;TEXT(IF(ISBLANK([Collectors.$H45]);&quot;-&quot;;[Collectors.$H45]);&quot;#&quot;)&amp;REPT(&quot; &quot;;[.$H$2]-LEN(TEXT(IF(ISBLANK([Collectors.$H45]);&quot;-&quot;;[Collectors.$H45]);&quot;#&quot;)))&amp;&quot; | &quot;&amp;TEXT(IF(ISBLANK([Collectors.$J45]);&quot;-&quot;;[Collectors.$J45]);&quot;#&quot;)&amp;REPT(&quot; &quot;;[.$J$2]-LEN(TEXT(IF(ISBLANK([Collectors.$J45]);&quot;-&quot;;[Collectors.$J45]);&quot;#&quot;)))&amp;&quot; |&quot;" table:style-name="ce3">
            <text:p>| 520 <text:s text:c="5"/>| shodannetwork <text:s text:c="1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nsyshost</text:p>
          </table:table-cell>
          <table:table-cell office:value-type="string" table:style-name="ce2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service, source, additional_info, domain_name, host_name</text:p>
          </table:table-cell>
          <table:table-cell table:style-name="ce2"/>
          <table:table-cell office:value-type="string" office:string-value="| 530      | censyshost                | host            | Active*  | IPv4       | -       | kali   |" table:formula="of:=&quot;| &quot;&amp;IF([Collectors.$F47]&lt;0;&quot;- &quot;;TEXT([Collectors.$F47];&quot;#&quot;))&amp;REPT(&quot; &quot;;[.$F$2]-LEN(TEXT([Collectors.$F47];&quot;#&quot;)))&amp;&quot; | &quot;&amp;[Collectors.$D47]&amp;REPT(&quot; &quot;;[.$D$2]-LEN([Collectors.$D47]))&amp;&quot; | &quot;&amp;[Collectors.$B47]&amp;REPT(&quot; &quot;;[.$B$2]-LEN([Collectors.$B47]))&amp;&quot; | &quot;&amp;IF([.C47]=1;&quot;Active&quot;;IF([.C47]=2;&quot;Passive&quot;;&quot;Active*&quot;))&amp;REPT(&quot; &quot;;[.$C$2]-LEN(IF([.C47]=1;&quot;Active&quot;;IF([.C47]=2;&quot;Passive&quot;;&quot;Active*&quot;))))&amp;&quot; | &quot;&amp;TEXT([Collectors.$I47];&quot;#&quot;)&amp;REPT(&quot; &quot;;[.$I$2]-LEN(TEXT([Collectors.$I47];&quot;#&quot;)))&amp;&quot; | &quot;&amp;TEXT(IF(ISBLANK([Collectors.$H47]);&quot;-&quot;;[Collectors.$H47]);&quot;#&quot;)&amp;REPT(&quot; &quot;;[.$H$2]-LEN(TEXT(IF(ISBLANK([Collectors.$H47]);&quot;-&quot;;[Collectors.$H47]);&quot;#&quot;)))&amp;&quot; | &quot;&amp;TEXT(IF(ISBLANK([Collectors.$J47]);&quot;-&quot;;[Collectors.$J47]);&quot;#&quot;)&amp;REPT(&quot; &quot;;[.$J$2]-LEN(TEXT(IF(ISBLANK([Collectors.$J47]);&quot;-&quot;;[Collectors.$J47]);&quot;#&quot;)))&amp;&quot; |&quot;" table:style-name="ce3">
            <text:p>| 530 <text:s text:c="5"/>| censyshost <text:s text:c="15"/>| host <text:s text:c="11"/>| Active* <text:s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company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tshcompany</text:p>
          </table:table-cell>
          <table:table-cell office:value-type="string" table:style-name="ce2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540      | crtshcompany              | company         | Active*  | -          | -       | nobody |" table:formula="of:=&quot;| &quot;&amp;IF([Collectors.$F48]&lt;0;&quot;- &quot;;TEXT([Collectors.$F48];&quot;#&quot;))&amp;REPT(&quot; &quot;;[.$F$2]-LEN(TEXT([Collectors.$F48];&quot;#&quot;)))&amp;&quot; | &quot;&amp;[Collectors.$D48]&amp;REPT(&quot; &quot;;[.$D$2]-LEN([Collectors.$D48]))&amp;&quot; | &quot;&amp;[Collectors.$B48]&amp;REPT(&quot; &quot;;[.$B$2]-LEN([Collectors.$B48]))&amp;&quot; | &quot;&amp;IF([.C48]=1;&quot;Active&quot;;IF([.C48]=2;&quot;Passive&quot;;&quot;Active*&quot;))&amp;REPT(&quot; &quot;;[.$C$2]-LEN(IF([.C48]=1;&quot;Active&quot;;IF([.C48]=2;&quot;Passive&quot;;&quot;Active*&quot;))))&amp;&quot; | &quot;&amp;TEXT([Collectors.$I48];&quot;#&quot;)&amp;REPT(&quot; &quot;;[.$I$2]-LEN(TEXT([Collectors.$I48];&quot;#&quot;)))&amp;&quot; | &quot;&amp;TEXT(IF(ISBLANK([Collectors.$H48]);&quot;-&quot;;[Collectors.$H48]);&quot;#&quot;)&amp;REPT(&quot; &quot;;[.$H$2]-LEN(TEXT(IF(ISBLANK([Collectors.$H48]);&quot;-&quot;;[Collectors.$H48]);&quot;#&quot;)))&amp;&quot; | &quot;&amp;TEXT(IF(ISBLANK([Collectors.$J48]);&quot;-&quot;;[Collectors.$J48]);&quot;#&quot;)&amp;REPT(&quot; &quot;;[.$J$2]-LEN(TEXT(IF(ISBLANK([Collectors.$J48]);&quot;-&quot;;[Collectors.$J48]);&quot;#&quot;)))&amp;&quot; |&quot;" table:style-name="ce3">
            <text:p>| 540 <text:s text:c="5"/>| crtshcompany <text:s text:c="13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reversenetwork</text:p>
          </table:table-cell>
          <table:table-cell office:value-type="string" table:style-name="ce2">
            <text:p>crobat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550      | dnscrobatreversenetwork   | network         | Active*  | IPv4, IPv6 | -       | nobody |" table:formula="of:=&quot;| &quot;&amp;IF([Collectors.$F49]&lt;0;&quot;- &quot;;TEXT([Collectors.$F49];&quot;#&quot;))&amp;REPT(&quot; &quot;;[.$F$2]-LEN(TEXT([Collectors.$F49];&quot;#&quot;)))&amp;&quot; | &quot;&amp;[Collectors.$D49]&amp;REPT(&quot; &quot;;[.$D$2]-LEN([Collectors.$D49]))&amp;&quot; | &quot;&amp;[Collectors.$B49]&amp;REPT(&quot; &quot;;[.$B$2]-LEN([Collectors.$B49]))&amp;&quot; | &quot;&amp;IF([.C49]=1;&quot;Active&quot;;IF([.C49]=2;&quot;Passive&quot;;&quot;Active*&quot;))&amp;REPT(&quot; &quot;;[.$C$2]-LEN(IF([.C49]=1;&quot;Active&quot;;IF([.C49]=2;&quot;Passive&quot;;&quot;Active*&quot;))))&amp;&quot; | &quot;&amp;TEXT([Collectors.$I49];&quot;#&quot;)&amp;REPT(&quot; &quot;;[.$I$2]-LEN(TEXT([Collectors.$I49];&quot;#&quot;)))&amp;&quot; | &quot;&amp;TEXT(IF(ISBLANK([Collectors.$H49]);&quot;-&quot;;[Collectors.$H49]);&quot;#&quot;)&amp;REPT(&quot; &quot;;[.$H$2]-LEN(TEXT(IF(ISBLANK([Collectors.$H49]);&quot;-&quot;;[Collectors.$H49]);&quot;#&quot;)))&amp;&quot; | &quot;&amp;TEXT(IF(ISBLANK([Collectors.$J49]);&quot;-&quot;;[Collectors.$J49]);&quot;#&quot;)&amp;REPT(&quot; &quot;;[.$J$2]-LEN(TEXT(IF(ISBLANK([Collectors.$J49]);&quot;-&quot;;[Collectors.$J49]);&quot;#&quot;)))&amp;&quot; |&quot;" table:style-name="ce3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nmapnetwork</text:p>
          </table:table-cell>
          <table:table-cell office:value-type="string" table:style-name="ce2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100     | tcpnmapnetwork            | network         | Active   | IPv4, IPv6 | -       | root   |" table:formula="of:=&quot;| &quot;&amp;IF([Collectors.$F50]&lt;0;&quot;- &quot;;TEXT([Collectors.$F50];&quot;#&quot;))&amp;REPT(&quot; &quot;;[.$F$2]-LEN(TEXT([Collectors.$F50];&quot;#&quot;)))&amp;&quot; | &quot;&amp;[Collectors.$D50]&amp;REPT(&quot; &quot;;[.$D$2]-LEN([Collectors.$D50]))&amp;&quot; | &quot;&amp;[Collectors.$B50]&amp;REPT(&quot; &quot;;[.$B$2]-LEN([Collectors.$B50]))&amp;&quot; | &quot;&amp;IF([.C50]=1;&quot;Active&quot;;IF([.C50]=2;&quot;Passive&quot;;&quot;Active*&quot;))&amp;REPT(&quot; &quot;;[.$C$2]-LEN(IF([.C50]=1;&quot;Active&quot;;IF([.C50]=2;&quot;Passive&quot;;&quot;Active*&quot;))))&amp;&quot; | &quot;&amp;TEXT([Collectors.$I50];&quot;#&quot;)&amp;REPT(&quot; &quot;;[.$I$2]-LEN(TEXT([Collectors.$I50];&quot;#&quot;)))&amp;&quot; | &quot;&amp;TEXT(IF(ISBLANK([Collectors.$H50]);&quot;-&quot;;[Collectors.$H50]);&quot;#&quot;)&amp;REPT(&quot; &quot;;[.$H$2]-LEN(TEXT(IF(ISBLANK([Collectors.$H50]);&quot;-&quot;;[Collectors.$H50]);&quot;#&quot;)))&amp;&quot; | &quot;&amp;TEXT(IF(ISBLANK([Collectors.$J50]);&quot;-&quot;;[Collectors.$J50]);&quot;#&quot;)&amp;REPT(&quot; &quot;;[.$J$2]-LEN(TEXT(IF(ISBLANK([Collectors.$J50]);&quot;-&quot;;[Collectors.$J50]);&quot;#&quot;)))&amp;&quot; |&quot;" table:style-name="ce3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nmapdomain</text:p>
          </table:table-cell>
          <table:table-cell office:value-type="string" table:style-name="ce2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150     | tcpnmapdomain             | domain          | Active   | IPv4, IPv6 | -       | root   |" table:formula="of:=&quot;| &quot;&amp;IF([Collectors.$F51]&lt;0;&quot;- &quot;;TEXT([Collectors.$F51];&quot;#&quot;))&amp;REPT(&quot; &quot;;[.$F$2]-LEN(TEXT([Collectors.$F51];&quot;#&quot;)))&amp;&quot; | &quot;&amp;[Collectors.$D51]&amp;REPT(&quot; &quot;;[.$D$2]-LEN([Collectors.$D51]))&amp;&quot; | &quot;&amp;[Collectors.$B51]&amp;REPT(&quot; &quot;;[.$B$2]-LEN([Collectors.$B51]))&amp;&quot; | &quot;&amp;IF([.C51]=1;&quot;Active&quot;;IF([.C51]=2;&quot;Passive&quot;;&quot;Active*&quot;))&amp;REPT(&quot; &quot;;[.$C$2]-LEN(IF([.C51]=1;&quot;Active&quot;;IF([.C51]=2;&quot;Passive&quot;;&quot;Active*&quot;))))&amp;&quot; | &quot;&amp;TEXT([Collectors.$I51];&quot;#&quot;)&amp;REPT(&quot; &quot;;[.$I$2]-LEN(TEXT([Collectors.$I51];&quot;#&quot;)))&amp;&quot; | &quot;&amp;TEXT(IF(ISBLANK([Collectors.$H51]);&quot;-&quot;;[Collectors.$H51]);&quot;#&quot;)&amp;REPT(&quot; &quot;;[.$H$2]-LEN(TEXT(IF(ISBLANK([Collectors.$H51]);&quot;-&quot;;[Collectors.$H51]);&quot;#&quot;)))&amp;&quot; | &quot;&amp;TEXT(IF(ISBLANK([Collectors.$J51]);&quot;-&quot;;[Collectors.$J51]);&quot;#&quot;)&amp;REPT(&quot; &quot;;[.$J$2]-LEN(TEXT(IF(ISBLANK([Collectors.$J51]);&quot;-&quot;;[Collectors.$J51]);&quot;#&quot;)))&amp;&quot; |&quot;" table:style-name="ce3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dpnmapnetwork</text:p>
          </table:table-cell>
          <table:table-cell office:value-type="string" table:style-name="ce2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200     | udpnmapnetwork            | network         | Active   | IPv4, IPv6 | -       | root   |" table:formula="of:=&quot;| &quot;&amp;IF([Collectors.$F52]&lt;0;&quot;- &quot;;TEXT([Collectors.$F52];&quot;#&quot;))&amp;REPT(&quot; &quot;;[.$F$2]-LEN(TEXT([Collectors.$F52];&quot;#&quot;)))&amp;&quot; | &quot;&amp;[Collectors.$D52]&amp;REPT(&quot; &quot;;[.$D$2]-LEN([Collectors.$D52]))&amp;&quot; | &quot;&amp;[Collectors.$B52]&amp;REPT(&quot; &quot;;[.$B$2]-LEN([Collectors.$B52]))&amp;&quot; | &quot;&amp;IF([.C52]=1;&quot;Active&quot;;IF([.C52]=2;&quot;Passive&quot;;&quot;Active*&quot;))&amp;REPT(&quot; &quot;;[.$C$2]-LEN(IF([.C52]=1;&quot;Active&quot;;IF([.C52]=2;&quot;Passive&quot;;&quot;Active*&quot;))))&amp;&quot; | &quot;&amp;TEXT([Collectors.$I52];&quot;#&quot;)&amp;REPT(&quot; &quot;;[.$I$2]-LEN(TEXT([Collectors.$I52];&quot;#&quot;)))&amp;&quot; | &quot;&amp;TEXT(IF(ISBLANK([Collectors.$H52]);&quot;-&quot;;[Collectors.$H52]);&quot;#&quot;)&amp;REPT(&quot; &quot;;[.$H$2]-LEN(TEXT(IF(ISBLANK([Collectors.$H52]);&quot;-&quot;;[Collectors.$H52]);&quot;#&quot;)))&amp;&quot; | &quot;&amp;TEXT(IF(ISBLANK([Collectors.$J52]);&quot;-&quot;;[Collectors.$J52]);&quot;#&quot;)&amp;REPT(&quot; &quot;;[.$J$2]-LEN(TEXT(IF(ISBLANK([Collectors.$J52]);&quot;-&quot;;[Collectors.$J52]);&quot;#&quot;)))&amp;&quot; |&quot;" table:style-name="ce3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dpnmapdomain</text:p>
          </table:table-cell>
          <table:table-cell office:value-type="string" table:style-name="ce2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250     | udpnmapdomain             | domain          | Active   | IPv4, IPv6 | -       | root   |" table:formula="of:=&quot;| &quot;&amp;IF([Collectors.$F53]&lt;0;&quot;- &quot;;TEXT([Collectors.$F53];&quot;#&quot;))&amp;REPT(&quot; &quot;;[.$F$2]-LEN(TEXT([Collectors.$F53];&quot;#&quot;)))&amp;&quot; | &quot;&amp;[Collectors.$D53]&amp;REPT(&quot; &quot;;[.$D$2]-LEN([Collectors.$D53]))&amp;&quot; | &quot;&amp;[Collectors.$B53]&amp;REPT(&quot; &quot;;[.$B$2]-LEN([Collectors.$B53]))&amp;&quot; | &quot;&amp;IF([.C53]=1;&quot;Active&quot;;IF([.C53]=2;&quot;Passive&quot;;&quot;Active*&quot;))&amp;REPT(&quot; &quot;;[.$C$2]-LEN(IF([.C53]=1;&quot;Active&quot;;IF([.C53]=2;&quot;Passive&quot;;&quot;Active*&quot;))))&amp;&quot; | &quot;&amp;TEXT([Collectors.$I53];&quot;#&quot;)&amp;REPT(&quot; &quot;;[.$I$2]-LEN(TEXT([Collectors.$I53];&quot;#&quot;)))&amp;&quot; | &quot;&amp;TEXT(IF(ISBLANK([Collectors.$H53]);&quot;-&quot;;[Collectors.$H53]);&quot;#&quot;)&amp;REPT(&quot; &quot;;[.$H$2]-LEN(TEXT(IF(ISBLANK([Collectors.$H53]);&quot;-&quot;;[Collectors.$H53]);&quot;#&quot;)))&amp;&quot; | &quot;&amp;TEXT(IF(ISBLANK([Collectors.$J53]);&quot;-&quot;;[Collectors.$J53]);&quot;#&quot;)&amp;REPT(&quot; &quot;;[.$J$2]-LEN(TEXT(IF(ISBLANK([Collectors.$J53]);&quot;-&quot;;[Collectors.$J53]);&quot;#&quot;)))&amp;&quot; |&quot;" table:style-name="ce3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cmpnmapnetwork</text:p>
          </table:table-cell>
          <table:table-cell office:value-type="string" table:style-name="ce2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table:number-columns-repeated="2" table:style-name="ce2"/>
          <table:table-cell office:value-type="string" office:string-value="| 1270     | icmpnmapnetwork           | network         | Active   | IPv4, IPv6 | -       | root   |" table:formula="of:=&quot;| &quot;&amp;IF([Collectors.$F54]&lt;0;&quot;- &quot;;TEXT([Collectors.$F54];&quot;#&quot;))&amp;REPT(&quot; &quot;;[.$F$2]-LEN(TEXT([Collectors.$F54];&quot;#&quot;)))&amp;&quot; | &quot;&amp;[Collectors.$D54]&amp;REPT(&quot; &quot;;[.$D$2]-LEN([Collectors.$D54]))&amp;&quot; | &quot;&amp;[Collectors.$B54]&amp;REPT(&quot; &quot;;[.$B$2]-LEN([Collectors.$B54]))&amp;&quot; | &quot;&amp;IF([.C54]=1;&quot;Active&quot;;IF([.C54]=2;&quot;Passive&quot;;&quot;Active*&quot;))&amp;REPT(&quot; &quot;;[.$C$2]-LEN(IF([.C54]=1;&quot;Active&quot;;IF([.C54]=2;&quot;Passive&quot;;&quot;Active*&quot;))))&amp;&quot; | &quot;&amp;TEXT([Collectors.$I54];&quot;#&quot;)&amp;REPT(&quot; &quot;;[.$I$2]-LEN(TEXT([Collectors.$I54];&quot;#&quot;)))&amp;&quot; | &quot;&amp;TEXT(IF(ISBLANK([Collectors.$H54]);&quot;-&quot;;[Collectors.$H54]);&quot;#&quot;)&amp;REPT(&quot; &quot;;[.$H$2]-LEN(TEXT(IF(ISBLANK([Collectors.$H54]);&quot;-&quot;;[Collectors.$H54]);&quot;#&quot;)))&amp;&quot; | &quot;&amp;TEXT(IF(ISBLANK([Collectors.$J54]);&quot;-&quot;;[Collectors.$J54]);&quot;#&quot;)&amp;REPT(&quot; &quot;;[.$J$2]-LEN(TEXT(IF(ISBLANK([Collectors.$J54]);&quot;-&quot;;[Collectors.$J54]);&quot;#&quot;)))&amp;&quot; |&quot;" table:style-name="ce3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masscannetwork</text:p>
          </table:table-cell>
          <table:table-cell office:value-type="string" table:style-name="ce2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</text:p>
          </table:table-cell>
          <table:table-cell table:style-name="ce2"/>
          <table:table-cell office:value-type="string" office:string-value="| 1300     | tcpmasscannetwork         | network         | Active   | IPv4       | -       | root   |" table:formula="of:=&quot;| &quot;&amp;IF([Collectors.$F55]&lt;0;&quot;- &quot;;TEXT([Collectors.$F55];&quot;#&quot;))&amp;REPT(&quot; &quot;;[.$F$2]-LEN(TEXT([Collectors.$F55];&quot;#&quot;)))&amp;&quot; | &quot;&amp;[Collectors.$D55]&amp;REPT(&quot; &quot;;[.$D$2]-LEN([Collectors.$D55]))&amp;&quot; | &quot;&amp;[Collectors.$B55]&amp;REPT(&quot; &quot;;[.$B$2]-LEN([Collectors.$B55]))&amp;&quot; | &quot;&amp;IF([.C55]=1;&quot;Active&quot;;IF([.C55]=2;&quot;Passive&quot;;&quot;Active*&quot;))&amp;REPT(&quot; &quot;;[.$C$2]-LEN(IF([.C55]=1;&quot;Active&quot;;IF([.C55]=2;&quot;Passive&quot;;&quot;Active*&quot;))))&amp;&quot; | &quot;&amp;TEXT([Collectors.$I55];&quot;#&quot;)&amp;REPT(&quot; &quot;;[.$I$2]-LEN(TEXT([Collectors.$I55];&quot;#&quot;)))&amp;&quot; | &quot;&amp;TEXT(IF(ISBLANK([Collectors.$H55]);&quot;-&quot;;[Collectors.$H55]);&quot;#&quot;)&amp;REPT(&quot; &quot;;[.$H$2]-LEN(TEXT(IF(ISBLANK([Collectors.$H55]);&quot;-&quot;;[Collectors.$H55]);&quot;#&quot;)))&amp;&quot; | &quot;&amp;TEXT(IF(ISBLANK([Collectors.$J55]);&quot;-&quot;;[Collectors.$J55]);&quot;#&quot;)&amp;REPT(&quot; &quot;;[.$J$2]-LEN(TEXT(IF(ISBLANK([Collectors.$J55]);&quot;-&quot;;[Collectors.$J55]);&quot;#&quot;)))&amp;&quot; |&quot;" table:style-name="ce3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axfrdomain</text:p>
          </table:table-cell>
          <table:table-cell office:value-type="string" table:style-name="ce2">
            <text:p>host</text:p>
          </table:table-cell>
          <table:table-cell office:value-type="float" office:value="1305" table:style-name="ce2">
            <text:p>130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domain_name, host_name, host_host_name_mapping, host_name_host_name_mapping</text:p>
          </table:table-cell>
          <table:table-cell table:style-name="ce2"/>
          <table:table-cell office:value-type="string" office:string-value="| 1305     | dnsaxfrdomain             | domain          | Active   | -          | -       | nobody |" table:formula="of:=&quot;| &quot;&amp;IF([Collectors.$F56]&lt;0;&quot;- &quot;;TEXT([Collectors.$F56];&quot;#&quot;))&amp;REPT(&quot; &quot;;[.$F$2]-LEN(TEXT([Collectors.$F56];&quot;#&quot;)))&amp;&quot; | &quot;&amp;[Collectors.$D56]&amp;REPT(&quot; &quot;;[.$D$2]-LEN([Collectors.$D56]))&amp;&quot; | &quot;&amp;[Collectors.$B56]&amp;REPT(&quot; &quot;;[.$B$2]-LEN([Collectors.$B56]))&amp;&quot; | &quot;&amp;IF([.C56]=1;&quot;Active&quot;;IF([.C56]=2;&quot;Passive&quot;;&quot;Active*&quot;))&amp;REPT(&quot; &quot;;[.$C$2]-LEN(IF([.C56]=1;&quot;Active&quot;;IF([.C56]=2;&quot;Passive&quot;;&quot;Active*&quot;))))&amp;&quot; | &quot;&amp;TEXT([Collectors.$I56];&quot;#&quot;)&amp;REPT(&quot; &quot;;[.$I$2]-LEN(TEXT([Collectors.$I56];&quot;#&quot;)))&amp;&quot; | &quot;&amp;TEXT(IF(ISBLANK([Collectors.$H56]);&quot;-&quot;;[Collectors.$H56]);&quot;#&quot;)&amp;REPT(&quot; &quot;;[.$H$2]-LEN(TEXT(IF(ISBLANK([Collectors.$H56]);&quot;-&quot;;[Collectors.$H56]);&quot;#&quot;)))&amp;&quot; | &quot;&amp;TEXT(IF(ISBLANK([Collectors.$J56]);&quot;-&quot;;[Collectors.$J56]);&quot;#&quot;)&amp;REPT(&quot; &quot;;[.$J$2]-LEN(TEXT(IF(ISBLANK([Collectors.$J56]);&quot;-&quot;;[Collectors.$J56]);&quot;#&quot;)))&amp;&quot; |&quot;" table:style-name="ce3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table:style-name="ce2"/>
          <table:table-cell office:value-type="string" table:style-name="ce2">
            <text:p>dnsaxfrservice</text:p>
          </table:table-cell>
          <table:table-cell office:value-type="string" table:style-name="ce2">
            <text:p>host</text:p>
          </table:table-cell>
          <table:table-cell office:value-type="float" office:value="1306" table:style-name="ce2">
            <text:p>1306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host, domain_name, host_name, host_host_name_mapping, host_name_host_name_mapping</text:p>
          </table:table-cell>
          <table:table-cell table:style-name="ce2"/>
          <table:table-cell office:value-type="string" office:string-value="| 1306     | dnsaxfrservice            | service         | Active*  | Ipv4, Ipv6 | -       | nobody |" table:formula="of:=&quot;| &quot;&amp;IF([Collectors.$F57]&lt;0;&quot;- &quot;;TEXT([Collectors.$F57];&quot;#&quot;))&amp;REPT(&quot; &quot;;[.$F$2]-LEN(TEXT([Collectors.$F57];&quot;#&quot;)))&amp;&quot; | &quot;&amp;[Collectors.$D57]&amp;REPT(&quot; &quot;;[.$D$2]-LEN([Collectors.$D57]))&amp;&quot; | &quot;&amp;[Collectors.$B57]&amp;REPT(&quot; &quot;;[.$B$2]-LEN([Collectors.$B57]))&amp;&quot; | &quot;&amp;IF([.C57]=1;&quot;Active&quot;;IF([.C57]=2;&quot;Passive&quot;;&quot;Active*&quot;))&amp;REPT(&quot; &quot;;[.$C$2]-LEN(IF([.C57]=1;&quot;Active&quot;;IF([.C57]=2;&quot;Passive&quot;;&quot;Active*&quot;))))&amp;&quot; | &quot;&amp;TEXT([Collectors.$I57];&quot;#&quot;)&amp;REPT(&quot; &quot;;[.$I$2]-LEN(TEXT([Collectors.$I57];&quot;#&quot;)))&amp;&quot; | &quot;&amp;TEXT(IF(ISBLANK([Collectors.$H57]);&quot;-&quot;;[Collectors.$H57]);&quot;#&quot;)&amp;REPT(&quot; &quot;;[.$H$2]-LEN(TEXT(IF(ISBLANK([Collectors.$H57]);&quot;-&quot;;[Collectors.$H57]);&quot;#&quot;)))&amp;&quot; | &quot;&amp;TEXT(IF(ISBLANK([Collectors.$J57]);&quot;-&quot;;[Collectors.$J57]);&quot;#&quot;)&amp;REPT(&quot; &quot;;[.$J$2]-LEN(TEXT(IF(ISBLANK([Collectors.$J57]);&quot;-&quot;;[Collectors.$J57]);&quot;#&quot;)))&amp;&quot; |&quot;" table:style-name="ce3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hostgobuster</text:p>
          </table:table-cell>
          <table:table-cell office:value-type="string" table:style-name="ce2">
            <text:p>gobuster</text:p>
          </table:table-cell>
          <table:table-cell office:value-type="float" office:value="1320" table:style-name="ce2">
            <text:p>132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host_host_name_mapping</text:p>
          </table:table-cell>
          <table:table-cell table:style-name="ce2"/>
          <table:table-cell office:value-type="string" office:string-value="| 1320     | vhostgobuster             | service         | Active   | IPv4, IPv6 | -       | nobody |" table:formula="of:=&quot;| &quot;&amp;IF([Collectors.$F58]&lt;0;&quot;- &quot;;TEXT([Collectors.$F58];&quot;#&quot;))&amp;REPT(&quot; &quot;;[.$F$2]-LEN(TEXT([Collectors.$F58];&quot;#&quot;)))&amp;&quot; | &quot;&amp;[Collectors.$D58]&amp;REPT(&quot; &quot;;[.$D$2]-LEN([Collectors.$D58]))&amp;&quot; | &quot;&amp;[Collectors.$B58]&amp;REPT(&quot; &quot;;[.$B$2]-LEN([Collectors.$B58]))&amp;&quot; | &quot;&amp;IF([.C58]=1;&quot;Active&quot;;IF([.C58]=2;&quot;Passive&quot;;&quot;Active*&quot;))&amp;REPT(&quot; &quot;;[.$C$2]-LEN(IF([.C58]=1;&quot;Active&quot;;IF([.C58]=2;&quot;Passive&quot;;&quot;Active*&quot;))))&amp;&quot; | &quot;&amp;TEXT([Collectors.$I58];&quot;#&quot;)&amp;REPT(&quot; &quot;;[.$I$2]-LEN(TEXT([Collectors.$I58];&quot;#&quot;)))&amp;&quot; | &quot;&amp;TEXT(IF(ISBLANK([Collectors.$H58]);&quot;-&quot;;[Collectors.$H58]);&quot;#&quot;)&amp;REPT(&quot; &quot;;[.$H$2]-LEN(TEXT(IF(ISBLANK([Collectors.$H58]);&quot;-&quot;;[Collectors.$H58]);&quot;#&quot;)))&amp;&quot; | &quot;&amp;TEXT(IF(ISBLANK([Collectors.$J58]);&quot;-&quot;;[Collectors.$J58]);&quot;#&quot;)&amp;REPT(&quot; &quot;;[.$J$2]-LEN(TEXT(IF(ISBLANK([Collectors.$J58]);&quot;-&quot;;[Collectors.$J58]);&quot;#&quot;)))&amp;&quot; |&quot;" table:style-name="ce3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nyservicenmap</text:p>
          </table:table-cell>
          <table:table-cell office:value-type="string" table:style-name="ce2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</text:p>
          </table:table-cell>
          <table:table-cell table:style-name="ce2"/>
          <table:table-cell office:value-type="string" office:string-value="| 1350     | anyservicenmap            | service         | Active   | IPv4, IPv6 | -       | root   |" table:formula="of:=&quot;| &quot;&amp;IF([Collectors.$F59]&lt;0;&quot;- &quot;;TEXT([Collectors.$F59];&quot;#&quot;))&amp;REPT(&quot; &quot;;[.$F$2]-LEN(TEXT([Collectors.$F59];&quot;#&quot;)))&amp;&quot; | &quot;&amp;[Collectors.$D59]&amp;REPT(&quot; &quot;;[.$D$2]-LEN([Collectors.$D59]))&amp;&quot; | &quot;&amp;[Collectors.$B59]&amp;REPT(&quot; &quot;;[.$B$2]-LEN([Collectors.$B59]))&amp;&quot; | &quot;&amp;IF([.C59]=1;&quot;Active&quot;;IF([.C59]=2;&quot;Passive&quot;;&quot;Active*&quot;))&amp;REPT(&quot; &quot;;[.$C$2]-LEN(IF([.C59]=1;&quot;Active&quot;;IF([.C59]=2;&quot;Passive&quot;;&quot;Active*&quot;))))&amp;&quot; | &quot;&amp;TEXT([Collectors.$I59];&quot;#&quot;)&amp;REPT(&quot; &quot;;[.$I$2]-LEN(TEXT([Collectors.$I59];&quot;#&quot;)))&amp;&quot; | &quot;&amp;TEXT(IF(ISBLANK([Collectors.$H59]);&quot;-&quot;;[Collectors.$H59]);&quot;#&quot;)&amp;REPT(&quot; &quot;;[.$H$2]-LEN(TEXT(IF(ISBLANK([Collectors.$H59]);&quot;-&quot;;[Collectors.$H59]);&quot;#&quot;)))&amp;&quot; | &quot;&amp;TEXT(IF(ISBLANK([Collectors.$J59]);&quot;-&quot;;[Collectors.$J59]);&quot;#&quot;)&amp;REPT(&quot; &quot;;[.$J$2]-LEN(TEXT(IF(ISBLANK([Collectors.$J59]);&quot;-&quot;;[Collectors.$J59]);&quot;#&quot;)))&amp;&quot; |&quot;" table:style-name="ce3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traceroute</text:p>
          </table:table-cell>
          <table:table-cell office:value-type="string" table:style-name="ce2">
            <text:p>traceroute</text:p>
          </table:table-cell>
          <table:table-cell office:value-type="float" office:value="1820" table:style-name="ce2">
            <text:p>1820</text:p>
          </table:table-cell>
          <table:table-cell table:number-columns-repeated="2"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820     | tcptraceroute             | host            | Active   | IPv4, IPv6 | -       | nobody |" table:formula="of:=&quot;| &quot;&amp;IF([Collectors.$F60]&lt;0;&quot;- &quot;;TEXT([Collectors.$F60];&quot;#&quot;))&amp;REPT(&quot; &quot;;[.$F$2]-LEN(TEXT([Collectors.$F60];&quot;#&quot;)))&amp;&quot; | &quot;&amp;[Collectors.$D60]&amp;REPT(&quot; &quot;;[.$D$2]-LEN([Collectors.$D60]))&amp;&quot; | &quot;&amp;[Collectors.$B60]&amp;REPT(&quot; &quot;;[.$B$2]-LEN([Collectors.$B60]))&amp;&quot; | &quot;&amp;IF([.C60]=1;&quot;Active&quot;;IF([.C60]=2;&quot;Passive&quot;;&quot;Active*&quot;))&amp;REPT(&quot; &quot;;[.$C$2]-LEN(IF([.C60]=1;&quot;Active&quot;;IF([.C60]=2;&quot;Passive&quot;;&quot;Active*&quot;))))&amp;&quot; | &quot;&amp;TEXT([Collectors.$I60];&quot;#&quot;)&amp;REPT(&quot; &quot;;[.$I$2]-LEN(TEXT([Collectors.$I60];&quot;#&quot;)))&amp;&quot; | &quot;&amp;TEXT(IF(ISBLANK([Collectors.$H60]);&quot;-&quot;;[Collectors.$H60]);&quot;#&quot;)&amp;REPT(&quot; &quot;;[.$H$2]-LEN(TEXT(IF(ISBLANK([Collectors.$H60]);&quot;-&quot;;[Collectors.$H60]);&quot;#&quot;)))&amp;&quot; | &quot;&amp;TEXT(IF(ISBLANK([Collectors.$J60]);&quot;-&quot;;[Collectors.$J60]);&quot;#&quot;)&amp;REPT(&quot; &quot;;[.$J$2]-LEN(TEXT(IF(ISBLANK([Collectors.$J60]);&quot;-&quot;;[Collectors.$J60]);&quot;#&quot;)))&amp;&quot; |&quot;" table:style-name="ce3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msfrobotstxt</text:p>
          </table:table-cell>
          <table:table-cell office:value-type="string" table:style-name="ce2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1900     | httpmsfrobotstxt          | service, vhost  | Active   | IPv4, IPv6 | -       | root   |" table:formula="of:=&quot;| &quot;&amp;IF([Collectors.$F61]&lt;0;&quot;- &quot;;TEXT([Collectors.$F61];&quot;#&quot;))&amp;REPT(&quot; &quot;;[.$F$2]-LEN(TEXT([Collectors.$F61];&quot;#&quot;)))&amp;&quot; | &quot;&amp;[Collectors.$D61]&amp;REPT(&quot; &quot;;[.$D$2]-LEN([Collectors.$D61]))&amp;&quot; | &quot;&amp;[Collectors.$B61]&amp;REPT(&quot; &quot;;[.$B$2]-LEN([Collectors.$B61]))&amp;&quot; | &quot;&amp;IF([.C61]=1;&quot;Active&quot;;IF([.C61]=2;&quot;Passive&quot;;&quot;Active*&quot;))&amp;REPT(&quot; &quot;;[.$C$2]-LEN(IF([.C61]=1;&quot;Active&quot;;IF([.C61]=2;&quot;Passive&quot;;&quot;Active*&quot;))))&amp;&quot; | &quot;&amp;TEXT([Collectors.$I61];&quot;#&quot;)&amp;REPT(&quot; &quot;;[.$I$2]-LEN(TEXT([Collectors.$I61];&quot;#&quot;)))&amp;&quot; | &quot;&amp;TEXT(IF(ISBLANK([Collectors.$H61]);&quot;-&quot;;[Collectors.$H61]);&quot;#&quot;)&amp;REPT(&quot; &quot;;[.$H$2]-LEN(TEXT(IF(ISBLANK([Collectors.$H61]);&quot;-&quot;;[Collectors.$H61]);&quot;#&quot;)))&amp;&quot; | &quot;&amp;TEXT(IF(ISBLANK([Collectors.$J61]);&quot;-&quot;;[Collectors.$J61]);&quot;#&quot;)&amp;REPT(&quot; &quot;;[.$J$2]-LEN(TEXT(IF(ISBLANK([Collectors.$J61]);&quot;-&quot;;[Collectors.$J61]);&quot;#&quot;)))&amp;&quot; |&quot;" table:style-name="ce3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nmap</text:p>
          </table:table-cell>
          <table:table-cell office:value-type="string" table:style-name="ce2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00     | dnsnmap                   | service         | Active   | IPv4, IPv6 | -       | root   |" table:formula="of:=&quot;| &quot;&amp;IF([Collectors.$F62]&lt;0;&quot;- &quot;;TEXT([Collectors.$F62];&quot;#&quot;))&amp;REPT(&quot; &quot;;[.$F$2]-LEN(TEXT([Collectors.$F62];&quot;#&quot;)))&amp;&quot; | &quot;&amp;[Collectors.$D62]&amp;REPT(&quot; &quot;;[.$D$2]-LEN([Collectors.$D62]))&amp;&quot; | &quot;&amp;[Collectors.$B62]&amp;REPT(&quot; &quot;;[.$B$2]-LEN([Collectors.$B62]))&amp;&quot; | &quot;&amp;IF([.C62]=1;&quot;Active&quot;;IF([.C62]=2;&quot;Passive&quot;;&quot;Active*&quot;))&amp;REPT(&quot; &quot;;[.$C$2]-LEN(IF([.C62]=1;&quot;Active&quot;;IF([.C62]=2;&quot;Passive&quot;;&quot;Active*&quot;))))&amp;&quot; | &quot;&amp;TEXT([Collectors.$I62];&quot;#&quot;)&amp;REPT(&quot; &quot;;[.$I$2]-LEN(TEXT([Collectors.$I62];&quot;#&quot;)))&amp;&quot; | &quot;&amp;TEXT(IF(ISBLANK([Collectors.$H62]);&quot;-&quot;;[Collectors.$H62]);&quot;#&quot;)&amp;REPT(&quot; &quot;;[.$H$2]-LEN(TEXT(IF(ISBLANK([Collectors.$H62]);&quot;-&quot;;[Collectors.$H62]);&quot;#&quot;)))&amp;&quot; | &quot;&amp;TEXT(IF(ISBLANK([Collectors.$J62]);&quot;-&quot;;[Collectors.$J62]);&quot;#&quot;)&amp;REPT(&quot; &quot;;[.$J$2]-LEN(TEXT(IF(ISBLANK([Collectors.$J62]);&quot;-&quot;;[Collectors.$J62]);&quot;#&quot;)))&amp;&quot; |&quot;" table:style-name="ce3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lnetnmap</text:p>
          </table:table-cell>
          <table:table-cell office:value-type="string" table:style-name="ce2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20     | telnetnmap                | service         | Active   | IPv4, IPv6 | -       | root   |" table:formula="of:=&quot;| &quot;&amp;IF([Collectors.$F63]&lt;0;&quot;- &quot;;TEXT([Collectors.$F63];&quot;#&quot;))&amp;REPT(&quot; &quot;;[.$F$2]-LEN(TEXT([Collectors.$F63];&quot;#&quot;)))&amp;&quot; | &quot;&amp;[Collectors.$D63]&amp;REPT(&quot; &quot;;[.$D$2]-LEN([Collectors.$D63]))&amp;&quot; | &quot;&amp;[Collectors.$B63]&amp;REPT(&quot; &quot;;[.$B$2]-LEN([Collectors.$B63]))&amp;&quot; | &quot;&amp;IF([.C63]=1;&quot;Active&quot;;IF([.C63]=2;&quot;Passive&quot;;&quot;Active*&quot;))&amp;REPT(&quot; &quot;;[.$C$2]-LEN(IF([.C63]=1;&quot;Active&quot;;IF([.C63]=2;&quot;Passive&quot;;&quot;Active*&quot;))))&amp;&quot; | &quot;&amp;TEXT([Collectors.$I63];&quot;#&quot;)&amp;REPT(&quot; &quot;;[.$I$2]-LEN(TEXT([Collectors.$I63];&quot;#&quot;)))&amp;&quot; | &quot;&amp;TEXT(IF(ISBLANK([Collectors.$H63]);&quot;-&quot;;[Collectors.$H63]);&quot;#&quot;)&amp;REPT(&quot; &quot;;[.$H$2]-LEN(TEXT(IF(ISBLANK([Collectors.$H63]);&quot;-&quot;;[Collectors.$H63]);&quot;#&quot;)))&amp;&quot; | &quot;&amp;TEXT(IF(ISBLANK([Collectors.$J63]);&quot;-&quot;;[Collectors.$J63]);&quot;#&quot;)&amp;REPT(&quot; &quot;;[.$J$2]-LEN(TEXT(IF(ISBLANK([Collectors.$J63]);&quot;-&quot;;[Collectors.$J63]);&quot;#&quot;)))&amp;&quot; |&quot;" table:style-name="ce3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nmap</text:p>
          </table:table-cell>
          <table:table-cell office:value-type="string" table:style-name="ce2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40     | vncnmap                   | service         | Active   | IPv4, IPv6 | -       | root   |" table:formula="of:=&quot;| &quot;&amp;IF([Collectors.$F64]&lt;0;&quot;- &quot;;TEXT([Collectors.$F64];&quot;#&quot;))&amp;REPT(&quot; &quot;;[.$F$2]-LEN(TEXT([Collectors.$F64];&quot;#&quot;)))&amp;&quot; | &quot;&amp;[Collectors.$D64]&amp;REPT(&quot; &quot;;[.$D$2]-LEN([Collectors.$D64]))&amp;&quot; | &quot;&amp;[Collectors.$B64]&amp;REPT(&quot; &quot;;[.$B$2]-LEN([Collectors.$B64]))&amp;&quot; | &quot;&amp;IF([.C64]=1;&quot;Active&quot;;IF([.C64]=2;&quot;Passive&quot;;&quot;Active*&quot;))&amp;REPT(&quot; &quot;;[.$C$2]-LEN(IF([.C64]=1;&quot;Active&quot;;IF([.C64]=2;&quot;Passive&quot;;&quot;Active*&quot;))))&amp;&quot; | &quot;&amp;TEXT([Collectors.$I64];&quot;#&quot;)&amp;REPT(&quot; &quot;;[.$I$2]-LEN(TEXT([Collectors.$I64];&quot;#&quot;)))&amp;&quot; | &quot;&amp;TEXT(IF(ISBLANK([Collectors.$H64]);&quot;-&quot;;[Collectors.$H64]);&quot;#&quot;)&amp;REPT(&quot; &quot;;[.$H$2]-LEN(TEXT(IF(ISBLANK([Collectors.$H64]);&quot;-&quot;;[Collectors.$H64]);&quot;#&quot;)))&amp;&quot; | &quot;&amp;TEXT(IF(ISBLANK([Collectors.$J64]);&quot;-&quot;;[Collectors.$J64]);&quot;#&quot;)&amp;REPT(&quot; &quot;;[.$J$2]-LEN(TEXT(IF(ISBLANK([Collectors.$J64]);&quot;-&quot;;[Collectors.$J64]);&quot;#&quot;)))&amp;&quot; |&quot;" table:style-name="ce3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sqlnmap</text:p>
          </table:table-cell>
          <table:table-cell office:value-type="string" table:style-name="ce2">
            <text:p>nmap</text:p>
          </table:table-cell>
          <table:table-cell office:value-type="float" office:value="2100" table:style-name="ce2">
            <text:p>2100</text:p>
          </table:table-cell>
          <table:table-cell office:value-type="string" table:style-name="ce2">
            <text:p>ms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, source</text:p>
          </table:table-cell>
          <table:table-cell table:style-name="ce2"/>
          <table:table-cell office:value-type="string" office:string-value="| 2100     | mssqlnmap                 | service         | Active   | IPv4, IPv6 | -       | root   |" table:formula="of:=&quot;| &quot;&amp;IF([Collectors.$F65]&lt;0;&quot;- &quot;;TEXT([Collectors.$F65];&quot;#&quot;))&amp;REPT(&quot; &quot;;[.$F$2]-LEN(TEXT([Collectors.$F65];&quot;#&quot;)))&amp;&quot; | &quot;&amp;[Collectors.$D65]&amp;REPT(&quot; &quot;;[.$D$2]-LEN([Collectors.$D65]))&amp;&quot; | &quot;&amp;[Collectors.$B65]&amp;REPT(&quot; &quot;;[.$B$2]-LEN([Collectors.$B65]))&amp;&quot; | &quot;&amp;IF([.C65]=1;&quot;Active&quot;;IF([.C65]=2;&quot;Passive&quot;;&quot;Active*&quot;))&amp;REPT(&quot; &quot;;[.$C$2]-LEN(IF([.C65]=1;&quot;Active&quot;;IF([.C65]=2;&quot;Passive&quot;;&quot;Active*&quot;))))&amp;&quot; | &quot;&amp;TEXT([Collectors.$I65];&quot;#&quot;)&amp;REPT(&quot; &quot;;[.$I$2]-LEN(TEXT([Collectors.$I65];&quot;#&quot;)))&amp;&quot; | &quot;&amp;TEXT(IF(ISBLANK([Collectors.$H65]);&quot;-&quot;;[Collectors.$H65]);&quot;#&quot;)&amp;REPT(&quot; &quot;;[.$H$2]-LEN(TEXT(IF(ISBLANK([Collectors.$H65]);&quot;-&quot;;[Collectors.$H65]);&quot;#&quot;)))&amp;&quot; | &quot;&amp;TEXT(IF(ISBLANK([Collectors.$J65]);&quot;-&quot;;[Collectors.$J65]);&quot;#&quot;)&amp;REPT(&quot; &quot;;[.$J$2]-LEN(TEXT(IF(ISBLANK([Collectors.$J65]);&quot;-&quot;;[Collectors.$J65]);&quot;#&quot;)))&amp;&quot; |&quot;" table:style-name="ce3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ysqlnmap</text:p>
          </table:table-cell>
          <table:table-cell office:value-type="string" table:style-name="ce2">
            <text:p>nmap</text:p>
          </table:table-cell>
          <table:table-cell office:value-type="float" office:value="2150" table:style-name="ce2">
            <text:p>2150</text:p>
          </table:table-cell>
          <table:table-cell office:value-type="string" table:style-name="ce2">
            <text:p>my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150     | mysqlnmap                 | service         | Active   | IPv4, IPv6 | -       | root   |" table:formula="of:=&quot;| &quot;&amp;IF([Collectors.$F66]&lt;0;&quot;- &quot;;TEXT([Collectors.$F66];&quot;#&quot;))&amp;REPT(&quot; &quot;;[.$F$2]-LEN(TEXT([Collectors.$F66];&quot;#&quot;)))&amp;&quot; | &quot;&amp;[Collectors.$D66]&amp;REPT(&quot; &quot;;[.$D$2]-LEN([Collectors.$D66]))&amp;&quot; | &quot;&amp;[Collectors.$B66]&amp;REPT(&quot; &quot;;[.$B$2]-LEN([Collectors.$B66]))&amp;&quot; | &quot;&amp;IF([.C66]=1;&quot;Active&quot;;IF([.C66]=2;&quot;Passive&quot;;&quot;Active*&quot;))&amp;REPT(&quot; &quot;;[.$C$2]-LEN(IF([.C66]=1;&quot;Active&quot;;IF([.C66]=2;&quot;Passive&quot;;&quot;Active*&quot;))))&amp;&quot; | &quot;&amp;TEXT([Collectors.$I66];&quot;#&quot;)&amp;REPT(&quot; &quot;;[.$I$2]-LEN(TEXT([Collectors.$I66];&quot;#&quot;)))&amp;&quot; | &quot;&amp;TEXT(IF(ISBLANK([Collectors.$H66]);&quot;-&quot;;[Collectors.$H66]);&quot;#&quot;)&amp;REPT(&quot; &quot;;[.$H$2]-LEN(TEXT(IF(ISBLANK([Collectors.$H66]);&quot;-&quot;;[Collectors.$H66]);&quot;#&quot;)))&amp;&quot; | &quot;&amp;TEXT(IF(ISBLANK([Collectors.$J66]);&quot;-&quot;;[Collectors.$J66]);&quot;#&quot;)&amp;REPT(&quot; &quot;;[.$J$2]-LEN(TEXT(IF(ISBLANK([Collectors.$J66]);&quot;-&quot;;[Collectors.$J66]);&quot;#&quot;)))&amp;&quot; |&quot;" table:style-name="ce3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nmap</text:p>
          </table:table-cell>
          <table:table-cell office:value-type="string" table:style-name="ce2">
            <text:p>nmap</text:p>
          </table:table-cell>
          <table:table-cell office:value-type="float" office:value="2200" table:style-name="ce2">
            <text:p>22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, additional_info, domain_name, host_name</text:p>
          </table:table-cell>
          <table:table-cell table:style-name="ce2"/>
          <table:table-cell office:value-type="string" office:string-value="| 2200     | smbnmap                   | service         | Active   | IPv4, IPv6 | -       | root   |" table:formula="of:=&quot;| &quot;&amp;IF([Collectors.$F67]&lt;0;&quot;- &quot;;TEXT([Collectors.$F67];&quot;#&quot;))&amp;REPT(&quot; &quot;;[.$F$2]-LEN(TEXT([Collectors.$F67];&quot;#&quot;)))&amp;&quot; | &quot;&amp;[Collectors.$D67]&amp;REPT(&quot; &quot;;[.$D$2]-LEN([Collectors.$D67]))&amp;&quot; | &quot;&amp;[Collectors.$B67]&amp;REPT(&quot; &quot;;[.$B$2]-LEN([Collectors.$B67]))&amp;&quot; | &quot;&amp;IF([.C67]=1;&quot;Active&quot;;IF([.C67]=2;&quot;Passive&quot;;&quot;Active*&quot;))&amp;REPT(&quot; &quot;;[.$C$2]-LEN(IF([.C67]=1;&quot;Active&quot;;IF([.C67]=2;&quot;Passive&quot;;&quot;Active*&quot;))))&amp;&quot; | &quot;&amp;TEXT([Collectors.$I67];&quot;#&quot;)&amp;REPT(&quot; &quot;;[.$I$2]-LEN(TEXT([Collectors.$I67];&quot;#&quot;)))&amp;&quot; | &quot;&amp;TEXT(IF(ISBLANK([Collectors.$H67]);&quot;-&quot;;[Collectors.$H67]);&quot;#&quot;)&amp;REPT(&quot; &quot;;[.$H$2]-LEN(TEXT(IF(ISBLANK([Collectors.$H67]);&quot;-&quot;;[Collectors.$H67]);&quot;#&quot;)))&amp;&quot; | &quot;&amp;TEXT(IF(ISBLANK([Collectors.$J67]);&quot;-&quot;;[Collectors.$J67]);&quot;#&quot;)&amp;REPT(&quot; &quot;;[.$J$2]-LEN(TEXT(IF(ISBLANK([Collectors.$J67]);&quot;-&quot;;[Collectors.$J67]);&quot;#&quot;)))&amp;&quot; |&quot;" table:style-name="ce3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nmap</text:p>
          </table:table-cell>
          <table:table-cell office:value-type="string" table:style-name="ce2">
            <text:p>nmap</text:p>
          </table:table-cell>
          <table:table-cell office:value-type="float" office:value="2250" table:style-name="ce2">
            <text:p>225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250     | ftpnmap                   | service         | Active   | IPv4, IPv6 | -       | root   |" table:formula="of:=&quot;| &quot;&amp;IF([Collectors.$F68]&lt;0;&quot;- &quot;;TEXT([Collectors.$F68];&quot;#&quot;))&amp;REPT(&quot; &quot;;[.$F$2]-LEN(TEXT([Collectors.$F68];&quot;#&quot;)))&amp;&quot; | &quot;&amp;[Collectors.$D68]&amp;REPT(&quot; &quot;;[.$D$2]-LEN([Collectors.$D68]))&amp;&quot; | &quot;&amp;[Collectors.$B68]&amp;REPT(&quot; &quot;;[.$B$2]-LEN([Collectors.$B68]))&amp;&quot; | &quot;&amp;IF([.C68]=1;&quot;Active&quot;;IF([.C68]=2;&quot;Passive&quot;;&quot;Active*&quot;))&amp;REPT(&quot; &quot;;[.$C$2]-LEN(IF([.C68]=1;&quot;Active&quot;;IF([.C68]=2;&quot;Passive&quot;;&quot;Active*&quot;))))&amp;&quot; | &quot;&amp;TEXT([Collectors.$I68];&quot;#&quot;)&amp;REPT(&quot; &quot;;[.$I$2]-LEN(TEXT([Collectors.$I68];&quot;#&quot;)))&amp;&quot; | &quot;&amp;TEXT(IF(ISBLANK([Collectors.$H68]);&quot;-&quot;;[Collectors.$H68]);&quot;#&quot;)&amp;REPT(&quot; &quot;;[.$H$2]-LEN(TEXT(IF(ISBLANK([Collectors.$H68]);&quot;-&quot;;[Collectors.$H68]);&quot;#&quot;)))&amp;&quot; | &quot;&amp;TEXT(IF(ISBLANK([Collectors.$J68]);&quot;-&quot;;[Collectors.$J68]);&quot;#&quot;)&amp;REPT(&quot; &quot;;[.$J$2]-LEN(TEXT(IF(ISBLANK([Collectors.$J68]);&quot;-&quot;;[Collectors.$J68]);&quot;#&quot;)))&amp;&quot; |&quot;" table:style-name="ce3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tpnmap</text:p>
          </table:table-cell>
          <table:table-cell office:value-type="string" table:style-name="ce2">
            <text:p>nmap</text:p>
          </table:table-cell>
          <table:table-cell office:value-type="float" office:value="2300" table:style-name="ce2">
            <text:p>2300</text:p>
          </table:table-cell>
          <table:table-cell office:value-type="string" table:style-name="ce2">
            <text:p>sm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_method, source, domain_name, host_name</text:p>
          </table:table-cell>
          <table:table-cell table:style-name="ce2"/>
          <table:table-cell office:value-type="string" office:string-value="| 2300     | smtpnmap                  | service         | Active   | IPv4, IPv6 | -       | root   |" table:formula="of:=&quot;| &quot;&amp;IF([Collectors.$F69]&lt;0;&quot;- &quot;;TEXT([Collectors.$F69];&quot;#&quot;))&amp;REPT(&quot; &quot;;[.$F$2]-LEN(TEXT([Collectors.$F69];&quot;#&quot;)))&amp;&quot; | &quot;&amp;[Collectors.$D69]&amp;REPT(&quot; &quot;;[.$D$2]-LEN([Collectors.$D69]))&amp;&quot; | &quot;&amp;[Collectors.$B69]&amp;REPT(&quot; &quot;;[.$B$2]-LEN([Collectors.$B69]))&amp;&quot; | &quot;&amp;IF([.C69]=1;&quot;Active&quot;;IF([.C69]=2;&quot;Passive&quot;;&quot;Active*&quot;))&amp;REPT(&quot; &quot;;[.$C$2]-LEN(IF([.C69]=1;&quot;Active&quot;;IF([.C69]=2;&quot;Passive&quot;;&quot;Active*&quot;))))&amp;&quot; | &quot;&amp;TEXT([Collectors.$I69];&quot;#&quot;)&amp;REPT(&quot; &quot;;[.$I$2]-LEN(TEXT([Collectors.$I69];&quot;#&quot;)))&amp;&quot; | &quot;&amp;TEXT(IF(ISBLANK([Collectors.$H69]);&quot;-&quot;;[Collectors.$H69]);&quot;#&quot;)&amp;REPT(&quot; &quot;;[.$H$2]-LEN(TEXT(IF(ISBLANK([Collectors.$H69]);&quot;-&quot;;[Collectors.$H69]);&quot;#&quot;)))&amp;&quot; | &quot;&amp;TEXT(IF(ISBLANK([Collectors.$J69]);&quot;-&quot;;[Collectors.$J69]);&quot;#&quot;)&amp;REPT(&quot; &quot;;[.$J$2]-LEN(TEXT(IF(ISBLANK([Collectors.$J69]);&quot;-&quot;;[Collectors.$J69]);&quot;#&quot;)))&amp;&quot; |&quot;" table:style-name="ce3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nmap</text:p>
          </table:table-cell>
          <table:table-cell office:value-type="string" table:style-name="ce2">
            <text:p>nmap</text:p>
          </table:table-cell>
          <table:table-cell office:value-type="float" office:value="2400" table:style-name="ce2">
            <text:p>24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, source, domain_name, host_name</text:p>
          </table:table-cell>
          <table:table-cell table:style-name="ce2"/>
          <table:table-cell office:value-type="string" office:string-value="| 2400     | rpcnmap                   | service         | Active   | IPv4, IPv6 | -       | root   |" table:formula="of:=&quot;| &quot;&amp;IF([Collectors.$F70]&lt;0;&quot;- &quot;;TEXT([Collectors.$F70];&quot;#&quot;))&amp;REPT(&quot; &quot;;[.$F$2]-LEN(TEXT([Collectors.$F70];&quot;#&quot;)))&amp;&quot; | &quot;&amp;[Collectors.$D70]&amp;REPT(&quot; &quot;;[.$D$2]-LEN([Collectors.$D70]))&amp;&quot; | &quot;&amp;[Collectors.$B70]&amp;REPT(&quot; &quot;;[.$B$2]-LEN([Collectors.$B70]))&amp;&quot; | &quot;&amp;IF([.C70]=1;&quot;Active&quot;;IF([.C70]=2;&quot;Passive&quot;;&quot;Active*&quot;))&amp;REPT(&quot; &quot;;[.$C$2]-LEN(IF([.C70]=1;&quot;Active&quot;;IF([.C70]=2;&quot;Passive&quot;;&quot;Active*&quot;))))&amp;&quot; | &quot;&amp;TEXT([Collectors.$I70];&quot;#&quot;)&amp;REPT(&quot; &quot;;[.$I$2]-LEN(TEXT([Collectors.$I70];&quot;#&quot;)))&amp;&quot; | &quot;&amp;TEXT(IF(ISBLANK([Collectors.$H70]);&quot;-&quot;;[Collectors.$H70]);&quot;#&quot;)&amp;REPT(&quot; &quot;;[.$H$2]-LEN(TEXT(IF(ISBLANK([Collectors.$H70]);&quot;-&quot;;[Collectors.$H70]);&quot;#&quot;)))&amp;&quot; | &quot;&amp;TEXT(IF(ISBLANK([Collectors.$J70]);&quot;-&quot;;[Collectors.$J70]);&quot;#&quot;)&amp;REPT(&quot; &quot;;[.$J$2]-LEN(TEXT(IF(ISBLANK([Collectors.$J70]);&quot;-&quot;;[Collectors.$J70]);&quot;#&quot;)))&amp;&quot; |&quot;" table:style-name="ce3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dpnmap</text:p>
          </table:table-cell>
          <table:table-cell office:value-type="string" table:style-name="ce2">
            <text:p>nmap</text:p>
          </table:table-cell>
          <table:table-cell office:value-type="float" office:value="2500" table:style-name="ce2">
            <text:p>2500</text:p>
          </table:table-cell>
          <table:table-cell office:value-type="string" table:style-name="ce2">
            <text:p>rd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500     | rdpnmap                   | service         | Active   | IPv4, IPv6 | -       | root   |" table:formula="of:=&quot;| &quot;&amp;IF([Collectors.$F71]&lt;0;&quot;- &quot;;TEXT([Collectors.$F71];&quot;#&quot;))&amp;REPT(&quot; &quot;;[.$F$2]-LEN(TEXT([Collectors.$F71];&quot;#&quot;)))&amp;&quot; | &quot;&amp;[Collectors.$D71]&amp;REPT(&quot; &quot;;[.$D$2]-LEN([Collectors.$D71]))&amp;&quot; | &quot;&amp;[Collectors.$B71]&amp;REPT(&quot; &quot;;[.$B$2]-LEN([Collectors.$B71]))&amp;&quot; | &quot;&amp;IF([.C71]=1;&quot;Active&quot;;IF([.C71]=2;&quot;Passive&quot;;&quot;Active*&quot;))&amp;REPT(&quot; &quot;;[.$C$2]-LEN(IF([.C71]=1;&quot;Active&quot;;IF([.C71]=2;&quot;Passive&quot;;&quot;Active*&quot;))))&amp;&quot; | &quot;&amp;TEXT([Collectors.$I71];&quot;#&quot;)&amp;REPT(&quot; &quot;;[.$I$2]-LEN(TEXT([Collectors.$I71];&quot;#&quot;)))&amp;&quot; | &quot;&amp;TEXT(IF(ISBLANK([Collectors.$H71]);&quot;-&quot;;[Collectors.$H71]);&quot;#&quot;)&amp;REPT(&quot; &quot;;[.$H$2]-LEN(TEXT(IF(ISBLANK([Collectors.$H71]);&quot;-&quot;;[Collectors.$H71]);&quot;#&quot;)))&amp;&quot; | &quot;&amp;TEXT(IF(ISBLANK([Collectors.$J71]);&quot;-&quot;;[Collectors.$J71]);&quot;#&quot;)&amp;REPT(&quot; &quot;;[.$J$2]-LEN(TEXT(IF(ISBLANK([Collectors.$J71]);&quot;-&quot;;[Collectors.$J71]);&quot;#&quot;)))&amp;&quot; |&quot;" table:style-name="ce3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op3nmap</text:p>
          </table:table-cell>
          <table:table-cell office:value-type="string" table:style-name="ce2">
            <text:p>nmap</text:p>
          </table:table-cell>
          <table:table-cell office:value-type="float" office:value="2700" table:style-name="ce2">
            <text:p>2700</text:p>
          </table:table-cell>
          <table:table-cell office:value-type="string" table:style-name="ce2">
            <text:p>pop3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700     | pop3nmap                  | service         | Active   | IPv4, IPv6 | -       | root   |" table:formula="of:=&quot;| &quot;&amp;IF([Collectors.$F72]&lt;0;&quot;- &quot;;TEXT([Collectors.$F72];&quot;#&quot;))&amp;REPT(&quot; &quot;;[.$F$2]-LEN(TEXT([Collectors.$F72];&quot;#&quot;)))&amp;&quot; | &quot;&amp;[Collectors.$D72]&amp;REPT(&quot; &quot;;[.$D$2]-LEN([Collectors.$D72]))&amp;&quot; | &quot;&amp;[Collectors.$B72]&amp;REPT(&quot; &quot;;[.$B$2]-LEN([Collectors.$B72]))&amp;&quot; | &quot;&amp;IF([.C72]=1;&quot;Active&quot;;IF([.C72]=2;&quot;Passive&quot;;&quot;Active*&quot;))&amp;REPT(&quot; &quot;;[.$C$2]-LEN(IF([.C72]=1;&quot;Active&quot;;IF([.C72]=2;&quot;Passive&quot;;&quot;Active*&quot;))))&amp;&quot; | &quot;&amp;TEXT([Collectors.$I72];&quot;#&quot;)&amp;REPT(&quot; &quot;;[.$I$2]-LEN(TEXT([Collectors.$I72];&quot;#&quot;)))&amp;&quot; | &quot;&amp;TEXT(IF(ISBLANK([Collectors.$H72]);&quot;-&quot;;[Collectors.$H72]);&quot;#&quot;)&amp;REPT(&quot; &quot;;[.$H$2]-LEN(TEXT(IF(ISBLANK([Collectors.$H72]);&quot;-&quot;;[Collectors.$H72]);&quot;#&quot;)))&amp;&quot; | &quot;&amp;TEXT(IF(ISBLANK([Collectors.$J72]);&quot;-&quot;;[Collectors.$J72]);&quot;#&quot;)&amp;REPT(&quot; &quot;;[.$J$2]-LEN(TEXT(IF(ISBLANK([Collectors.$J72]);&quot;-&quot;;[Collectors.$J72]);&quot;#&quot;)))&amp;&quot; |&quot;" table:style-name="ce3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rpcenum</text:p>
          </table:table-cell>
          <table:table-cell office:value-type="string" table:style-name="ce2">
            <text:p>nmap</text:p>
          </table:table-cell>
          <table:table-cell office:value-type="float" office:value="2750" table:style-name="ce2">
            <text:p>2750</text:p>
          </table:table-cell>
          <table:table-cell office:value-type="string" table:style-name="ce2">
            <text:p>ms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, credentials</text:p>
          </table:table-cell>
          <table:table-cell office:value-type="string" table:style-name="ce2">
            <text:p>path, source, additional_info, domain_name, host_name</text:p>
          </table:table-cell>
          <table:table-cell table:style-name="ce2"/>
          <table:table-cell office:value-type="string" office:string-value="| 2750     | msrpcenum                 | service         | Active   | IPv4, IPv6 | -       | root   |" table:formula="of:=&quot;| &quot;&amp;IF([Collectors.$F73]&lt;0;&quot;- &quot;;TEXT([Collectors.$F73];&quot;#&quot;))&amp;REPT(&quot; &quot;;[.$F$2]-LEN(TEXT([Collectors.$F73];&quot;#&quot;)))&amp;&quot; | &quot;&amp;[Collectors.$D73]&amp;REPT(&quot; &quot;;[.$D$2]-LEN([Collectors.$D73]))&amp;&quot; | &quot;&amp;[Collectors.$B73]&amp;REPT(&quot; &quot;;[.$B$2]-LEN([Collectors.$B73]))&amp;&quot; | &quot;&amp;IF([.C73]=1;&quot;Active&quot;;IF([.C73]=2;&quot;Passive&quot;;&quot;Active*&quot;))&amp;REPT(&quot; &quot;;[.$C$2]-LEN(IF([.C73]=1;&quot;Active&quot;;IF([.C73]=2;&quot;Passive&quot;;&quot;Active*&quot;))))&amp;&quot; | &quot;&amp;TEXT([Collectors.$I73];&quot;#&quot;)&amp;REPT(&quot; &quot;;[.$I$2]-LEN(TEXT([Collectors.$I73];&quot;#&quot;)))&amp;&quot; | &quot;&amp;TEXT(IF(ISBLANK([Collectors.$H73]);&quot;-&quot;;[Collectors.$H73]);&quot;#&quot;)&amp;REPT(&quot; &quot;;[.$H$2]-LEN(TEXT(IF(ISBLANK([Collectors.$H73]);&quot;-&quot;;[Collectors.$H73]);&quot;#&quot;)))&amp;&quot; | &quot;&amp;TEXT(IF(ISBLANK([Collectors.$J73]);&quot;-&quot;;[Collectors.$J73]);&quot;#&quot;)&amp;REPT(&quot; &quot;;[.$J$2]-LEN(TEXT(IF(ISBLANK([Collectors.$J73]);&quot;-&quot;;[Collectors.$J73]);&quot;#&quot;)))&amp;&quot; |&quot;" table:style-name="ce3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pnmap</text:p>
          </table:table-cell>
          <table:table-cell office:value-type="string" table:style-name="ce2">
            <text:p>nmap</text:p>
          </table:table-cell>
          <table:table-cell office:value-type="float" office:value="2800" table:style-name="ce2">
            <text:p>2800</text:p>
          </table:table-cell>
          <table:table-cell office:value-type="string" table:style-name="ce2">
            <text:p>im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800     | imapnmap                  | service         | Active   | IPv4, IPv6 | -       | root   |" table:formula="of:=&quot;| &quot;&amp;IF([Collectors.$F74]&lt;0;&quot;- &quot;;TEXT([Collectors.$F74];&quot;#&quot;))&amp;REPT(&quot; &quot;;[.$F$2]-LEN(TEXT([Collectors.$F74];&quot;#&quot;)))&amp;&quot; | &quot;&amp;[Collectors.$D74]&amp;REPT(&quot; &quot;;[.$D$2]-LEN([Collectors.$D74]))&amp;&quot; | &quot;&amp;[Collectors.$B74]&amp;REPT(&quot; &quot;;[.$B$2]-LEN([Collectors.$B74]))&amp;&quot; | &quot;&amp;IF([.C74]=1;&quot;Active&quot;;IF([.C74]=2;&quot;Passive&quot;;&quot;Active*&quot;))&amp;REPT(&quot; &quot;;[.$C$2]-LEN(IF([.C74]=1;&quot;Active&quot;;IF([.C74]=2;&quot;Passive&quot;;&quot;Active*&quot;))))&amp;&quot; | &quot;&amp;TEXT([Collectors.$I74];&quot;#&quot;)&amp;REPT(&quot; &quot;;[.$I$2]-LEN(TEXT([Collectors.$I74];&quot;#&quot;)))&amp;&quot; | &quot;&amp;TEXT(IF(ISBLANK([Collectors.$H74]);&quot;-&quot;;[Collectors.$H74]);&quot;#&quot;)&amp;REPT(&quot; &quot;;[.$H$2]-LEN(TEXT(IF(ISBLANK([Collectors.$H74]);&quot;-&quot;;[Collectors.$H74]);&quot;#&quot;)))&amp;&quot; | &quot;&amp;TEXT(IF(ISBLANK([Collectors.$J74]);&quot;-&quot;;[Collectors.$J74]);&quot;#&quot;)&amp;REPT(&quot; &quot;;[.$J$2]-LEN(TEXT(IF(ISBLANK([Collectors.$J74]);&quot;-&quot;;[Collectors.$J74]);&quot;#&quot;)))&amp;&quot; |&quot;" table:style-name="ce3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11nmap</text:p>
          </table:table-cell>
          <table:table-cell office:value-type="string" table:style-name="ce2">
            <text:p>nmap</text:p>
          </table:table-cell>
          <table:table-cell office:value-type="float" office:value="2850" table:style-name="ce2">
            <text:p>2850</text:p>
          </table:table-cell>
          <table:table-cell office:value-type="string" table:style-name="ce2">
            <text:p>x11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850     | x11nmap                   | service         | Active   | IPv4, IPv6 | -       | root   |" table:formula="of:=&quot;| &quot;&amp;IF([Collectors.$F75]&lt;0;&quot;- &quot;;TEXT([Collectors.$F75];&quot;#&quot;))&amp;REPT(&quot; &quot;;[.$F$2]-LEN(TEXT([Collectors.$F75];&quot;#&quot;)))&amp;&quot; | &quot;&amp;[Collectors.$D75]&amp;REPT(&quot; &quot;;[.$D$2]-LEN([Collectors.$D75]))&amp;&quot; | &quot;&amp;[Collectors.$B75]&amp;REPT(&quot; &quot;;[.$B$2]-LEN([Collectors.$B75]))&amp;&quot; | &quot;&amp;IF([.C75]=1;&quot;Active&quot;;IF([.C75]=2;&quot;Passive&quot;;&quot;Active*&quot;))&amp;REPT(&quot; &quot;;[.$C$2]-LEN(IF([.C75]=1;&quot;Active&quot;;IF([.C75]=2;&quot;Passive&quot;;&quot;Active*&quot;))))&amp;&quot; | &quot;&amp;TEXT([Collectors.$I75];&quot;#&quot;)&amp;REPT(&quot; &quot;;[.$I$2]-LEN(TEXT([Collectors.$I75];&quot;#&quot;)))&amp;&quot; | &quot;&amp;TEXT(IF(ISBLANK([Collectors.$H75]);&quot;-&quot;;[Collectors.$H75]);&quot;#&quot;)&amp;REPT(&quot; &quot;;[.$H$2]-LEN(TEXT(IF(ISBLANK([Collectors.$H75]);&quot;-&quot;;[Collectors.$H75]);&quot;#&quot;)))&amp;&quot; | &quot;&amp;TEXT(IF(ISBLANK([Collectors.$J75]);&quot;-&quot;;[Collectors.$J75]);&quot;#&quot;)&amp;REPT(&quot; &quot;;[.$J$2]-LEN(TEXT(IF(ISBLANK([Collectors.$J75]);&quot;-&quot;;[Collectors.$J75]);&quot;#&quot;)))&amp;&quot; |&quot;" table:style-name="ce3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ftpnmap</text:p>
          </table:table-cell>
          <table:table-cell office:value-type="string" table:style-name="ce2">
            <text:p>nmap</text:p>
          </table:table-cell>
          <table:table-cell office:value-type="float" office:value="2900" table:style-name="ce2">
            <text:p>2900</text:p>
          </table:table-cell>
          <table:table-cell office:value-type="string" table:style-name="ce2">
            <text:p>t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2900     | tftpnmap                  | service         | Active   | IPv4, IPv6 | -       | root   |" table:formula="of:=&quot;| &quot;&amp;IF([Collectors.$F76]&lt;0;&quot;- &quot;;TEXT([Collectors.$F76];&quot;#&quot;))&amp;REPT(&quot; &quot;;[.$F$2]-LEN(TEXT([Collectors.$F76];&quot;#&quot;)))&amp;&quot; | &quot;&amp;[Collectors.$D76]&amp;REPT(&quot; &quot;;[.$D$2]-LEN([Collectors.$D76]))&amp;&quot; | &quot;&amp;[Collectors.$B76]&amp;REPT(&quot; &quot;;[.$B$2]-LEN([Collectors.$B76]))&amp;&quot; | &quot;&amp;IF([.C76]=1;&quot;Active&quot;;IF([.C76]=2;&quot;Passive&quot;;&quot;Active*&quot;))&amp;REPT(&quot; &quot;;[.$C$2]-LEN(IF([.C76]=1;&quot;Active&quot;;IF([.C76]=2;&quot;Passive&quot;;&quot;Active*&quot;))))&amp;&quot; | &quot;&amp;TEXT([Collectors.$I76];&quot;#&quot;)&amp;REPT(&quot; &quot;;[.$I$2]-LEN(TEXT([Collectors.$I76];&quot;#&quot;)))&amp;&quot; | &quot;&amp;TEXT(IF(ISBLANK([Collectors.$H76]);&quot;-&quot;;[Collectors.$H76]);&quot;#&quot;)&amp;REPT(&quot; &quot;;[.$H$2]-LEN(TEXT(IF(ISBLANK([Collectors.$H76]);&quot;-&quot;;[Collectors.$H76]);&quot;#&quot;)))&amp;&quot; | &quot;&amp;TEXT(IF(ISBLANK([Collectors.$J76]);&quot;-&quot;;[Collectors.$J76]);&quot;#&quot;)&amp;REPT(&quot; &quot;;[.$J$2]-LEN(TEXT(IF(ISBLANK([Collectors.$J76]);&quot;-&quot;;[Collectors.$J76]);&quot;#&quot;)))&amp;&quot; |&quot;" table:style-name="ce3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fsnmap</text:p>
          </table:table-cell>
          <table:table-cell office:value-type="string" table:style-name="ce2">
            <text:p>nmap</text:p>
          </table:table-cell>
          <table:table-cell office:value-type="float" office:value="2950" table:style-name="ce2">
            <text:p>2950</text:p>
          </table:table-cell>
          <table:table-cell office:value-type="string" table:style-name="ce2">
            <text:p>nf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950     | nfsnmap                   | service         | Active   | IPv4, IPv6 | -       | root   |" table:formula="of:=&quot;| &quot;&amp;IF([Collectors.$F77]&lt;0;&quot;- &quot;;TEXT([Collectors.$F77];&quot;#&quot;))&amp;REPT(&quot; &quot;;[.$F$2]-LEN(TEXT([Collectors.$F77];&quot;#&quot;)))&amp;&quot; | &quot;&amp;[Collectors.$D77]&amp;REPT(&quot; &quot;;[.$D$2]-LEN([Collectors.$D77]))&amp;&quot; | &quot;&amp;[Collectors.$B77]&amp;REPT(&quot; &quot;;[.$B$2]-LEN([Collectors.$B77]))&amp;&quot; | &quot;&amp;IF([.C77]=1;&quot;Active&quot;;IF([.C77]=2;&quot;Passive&quot;;&quot;Active*&quot;))&amp;REPT(&quot; &quot;;[.$C$2]-LEN(IF([.C77]=1;&quot;Active&quot;;IF([.C77]=2;&quot;Passive&quot;;&quot;Active*&quot;))))&amp;&quot; | &quot;&amp;TEXT([Collectors.$I77];&quot;#&quot;)&amp;REPT(&quot; &quot;;[.$I$2]-LEN(TEXT([Collectors.$I77];&quot;#&quot;)))&amp;&quot; | &quot;&amp;TEXT(IF(ISBLANK([Collectors.$H77]);&quot;-&quot;;[Collectors.$H77]);&quot;#&quot;)&amp;REPT(&quot; &quot;;[.$H$2]-LEN(TEXT(IF(ISBLANK([Collectors.$H77]);&quot;-&quot;;[Collectors.$H77]);&quot;#&quot;)))&amp;&quot; | &quot;&amp;TEXT(IF(ISBLANK([Collectors.$J77]);&quot;-&quot;;[Collectors.$J77]);&quot;#&quot;)&amp;REPT(&quot; &quot;;[.$J$2]-LEN(TEXT(IF(ISBLANK([Collectors.$J77]);&quot;-&quot;;[Collectors.$J77]);&quot;#&quot;)))&amp;&quot; |&quot;" table:style-name="ce3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inger</text:p>
          </table:table-cell>
          <table:table-cell office:value-type="string" table:style-name="ce2">
            <text:p>finger</text:p>
          </table:table-cell>
          <table:table-cell office:value-type="float" office:value="3100" table:style-name="ce2">
            <text:p>3100</text:p>
          </table:table-cell>
          <table:table-cell table:number-columns-repeated="2"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3100     | finger                    | service         | Active   | IPv4       | -       | nobody |" table:formula="of:=&quot;| &quot;&amp;IF([Collectors.$F78]&lt;0;&quot;- &quot;;TEXT([Collectors.$F78];&quot;#&quot;))&amp;REPT(&quot; &quot;;[.$F$2]-LEN(TEXT([Collectors.$F78];&quot;#&quot;)))&amp;&quot; | &quot;&amp;[Collectors.$D78]&amp;REPT(&quot; &quot;;[.$D$2]-LEN([Collectors.$D78]))&amp;&quot; | &quot;&amp;[Collectors.$B78]&amp;REPT(&quot; &quot;;[.$B$2]-LEN([Collectors.$B78]))&amp;&quot; | &quot;&amp;IF([.C78]=1;&quot;Active&quot;;IF([.C78]=2;&quot;Passive&quot;;&quot;Active*&quot;))&amp;REPT(&quot; &quot;;[.$C$2]-LEN(IF([.C78]=1;&quot;Active&quot;;IF([.C78]=2;&quot;Passive&quot;;&quot;Active*&quot;))))&amp;&quot; | &quot;&amp;TEXT([Collectors.$I78];&quot;#&quot;)&amp;REPT(&quot; &quot;;[.$I$2]-LEN(TEXT([Collectors.$I78];&quot;#&quot;)))&amp;&quot; | &quot;&amp;TEXT(IF(ISBLANK([Collectors.$H78]);&quot;-&quot;;[Collectors.$H78]);&quot;#&quot;)&amp;REPT(&quot; &quot;;[.$H$2]-LEN(TEXT(IF(ISBLANK([Collectors.$H78]);&quot;-&quot;;[Collectors.$H78]);&quot;#&quot;)))&amp;&quot; | &quot;&amp;TEXT(IF(ISBLANK([Collectors.$J78]);&quot;-&quot;;[Collectors.$J78]);&quot;#&quot;)&amp;REPT(&quot; &quot;;[.$J$2]-LEN(TEXT(IF(ISBLANK([Collectors.$J78]);&quot;-&quot;;[Collectors.$J78]);&quot;#&quot;)))&amp;&quot; |&quot;" table:style-name="ce3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tpdate</text:p>
          </table:table-cell>
          <table:table-cell office:value-type="string" table:style-name="ce2">
            <text:p>ntpdate</text:p>
          </table:table-cell>
          <table:table-cell office:value-type="float" office:value="3200" table:style-name="ce2">
            <text:p>3200</text:p>
          </table:table-cell>
          <table:table-cell office:value-type="string" table:style-name="ce2">
            <text:p>n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3200     | ntpdate                   | service         | Active   | IPv4, IPv6 | -       | nobody |" table:formula="of:=&quot;| &quot;&amp;IF([Collectors.$F79]&lt;0;&quot;- &quot;;TEXT([Collectors.$F79];&quot;#&quot;))&amp;REPT(&quot; &quot;;[.$F$2]-LEN(TEXT([Collectors.$F79];&quot;#&quot;)))&amp;&quot; | &quot;&amp;[Collectors.$D79]&amp;REPT(&quot; &quot;;[.$D$2]-LEN([Collectors.$D79]))&amp;&quot; | &quot;&amp;[Collectors.$B79]&amp;REPT(&quot; &quot;;[.$B$2]-LEN([Collectors.$B79]))&amp;&quot; | &quot;&amp;IF([.C79]=1;&quot;Active&quot;;IF([.C79]=2;&quot;Passive&quot;;&quot;Active*&quot;))&amp;REPT(&quot; &quot;;[.$C$2]-LEN(IF([.C79]=1;&quot;Active&quot;;IF([.C79]=2;&quot;Passive&quot;;&quot;Active*&quot;))))&amp;&quot; | &quot;&amp;TEXT([Collectors.$I79];&quot;#&quot;)&amp;REPT(&quot; &quot;;[.$I$2]-LEN(TEXT([Collectors.$I79];&quot;#&quot;)))&amp;&quot; | &quot;&amp;TEXT(IF(ISBLANK([Collectors.$H79]);&quot;-&quot;;[Collectors.$H79]);&quot;#&quot;)&amp;REPT(&quot; &quot;;[.$H$2]-LEN(TEXT(IF(ISBLANK([Collectors.$H79]);&quot;-&quot;;[Collectors.$H79]);&quot;#&quot;)))&amp;&quot; | &quot;&amp;TEXT(IF(ISBLANK([Collectors.$J79]);&quot;-&quot;;[Collectors.$J79]);&quot;#&quot;)&amp;REPT(&quot; &quot;;[.$J$2]-LEN(TEXT(IF(ISBLANK([Collectors.$J79]);&quot;-&quot;;[Collectors.$J79]);&quot;#&quot;)))&amp;&quot; |&quot;" table:style-name="ce3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tpq</text:p>
          </table:table-cell>
          <table:table-cell office:value-type="string" table:style-name="ce2">
            <text:p>ntpq</text:p>
          </table:table-cell>
          <table:table-cell office:value-type="float" office:value="3300" table:style-name="ce2">
            <text:p>3300</text:p>
          </table:table-cell>
          <table:table-cell office:value-type="string" table:style-name="ce2">
            <text:p>n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3300     | ntpq                      | service         | Active   | IPv4, IPv6 | -       | nobody |" table:formula="of:=&quot;| &quot;&amp;IF([Collectors.$F80]&lt;0;&quot;- &quot;;TEXT([Collectors.$F80];&quot;#&quot;))&amp;REPT(&quot; &quot;;[.$F$2]-LEN(TEXT([Collectors.$F80];&quot;#&quot;)))&amp;&quot; | &quot;&amp;[Collectors.$D80]&amp;REPT(&quot; &quot;;[.$D$2]-LEN([Collectors.$D80]))&amp;&quot; | &quot;&amp;[Collectors.$B80]&amp;REPT(&quot; &quot;;[.$B$2]-LEN([Collectors.$B80]))&amp;&quot; | &quot;&amp;IF([.C80]=1;&quot;Active&quot;;IF([.C80]=2;&quot;Passive&quot;;&quot;Active*&quot;))&amp;REPT(&quot; &quot;;[.$C$2]-LEN(IF([.C80]=1;&quot;Active&quot;;IF([.C80]=2;&quot;Passive&quot;;&quot;Active*&quot;))))&amp;&quot; | &quot;&amp;TEXT([Collectors.$I80];&quot;#&quot;)&amp;REPT(&quot; &quot;;[.$I$2]-LEN(TEXT([Collectors.$I80];&quot;#&quot;)))&amp;&quot; | &quot;&amp;TEXT(IF(ISBLANK([Collectors.$H80]);&quot;-&quot;;[Collectors.$H80]);&quot;#&quot;)&amp;REPT(&quot; &quot;;[.$H$2]-LEN(TEXT(IF(ISBLANK([Collectors.$H80]);&quot;-&quot;;[Collectors.$H80]);&quot;#&quot;)))&amp;&quot; | &quot;&amp;TEXT(IF(ISBLANK([Collectors.$J80]);&quot;-&quot;;[Collectors.$J80]);&quot;#&quot;)&amp;REPT(&quot; &quot;;[.$J$2]-LEN(TEXT(IF(ISBLANK([Collectors.$J80]);&quot;-&quot;;[Collectors.$J80]);&quot;#&quot;)))&amp;&quot; |&quot;" table:style-name="ce3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323version</text:p>
          </table:table-cell>
          <table:table-cell office:value-type="string" table:style-name="ce2">
            <text:p>msfconsole</text:p>
          </table:table-cell>
          <table:table-cell office:value-type="float" office:value="4000" table:style-name="ce2">
            <text:p>40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000     | h323version               | service         | Active   | IPv4, IPv6 | -       | root   |" table:formula="of:=&quot;| &quot;&amp;IF([Collectors.$F81]&lt;0;&quot;- &quot;;TEXT([Collectors.$F81];&quot;#&quot;))&amp;REPT(&quot; &quot;;[.$F$2]-LEN(TEXT([Collectors.$F81];&quot;#&quot;)))&amp;&quot; | &quot;&amp;[Collectors.$D81]&amp;REPT(&quot; &quot;;[.$D$2]-LEN([Collectors.$D81]))&amp;&quot; | &quot;&amp;[Collectors.$B81]&amp;REPT(&quot; &quot;;[.$B$2]-LEN([Collectors.$B81]))&amp;&quot; | &quot;&amp;IF([.C81]=1;&quot;Active&quot;;IF([.C81]=2;&quot;Passive&quot;;&quot;Active*&quot;))&amp;REPT(&quot; &quot;;[.$C$2]-LEN(IF([.C81]=1;&quot;Active&quot;;IF([.C81]=2;&quot;Passive&quot;;&quot;Active*&quot;))))&amp;&quot; | &quot;&amp;TEXT([Collectors.$I81];&quot;#&quot;)&amp;REPT(&quot; &quot;;[.$I$2]-LEN(TEXT([Collectors.$I81];&quot;#&quot;)))&amp;&quot; | &quot;&amp;TEXT(IF(ISBLANK([Collectors.$H81]);&quot;-&quot;;[Collectors.$H81]);&quot;#&quot;)&amp;REPT(&quot; &quot;;[.$H$2]-LEN(TEXT(IF(ISBLANK([Collectors.$H81]);&quot;-&quot;;[Collectors.$H81]);&quot;#&quot;)))&amp;&quot; | &quot;&amp;TEXT(IF(ISBLANK([Collectors.$J81]);&quot;-&quot;;[Collectors.$J81]);&quot;#&quot;)&amp;REPT(&quot; &quot;;[.$J$2]-LEN(TEXT(IF(ISBLANK([Collectors.$J81]);&quot;-&quot;;[Collectors.$J81]);&quot;#&quot;)))&amp;&quot; |&quot;" table:style-name="ce3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ipnmap</text:p>
          </table:table-cell>
          <table:table-cell office:value-type="string" table:style-name="ce2">
            <text:p>nmap</text:p>
          </table:table-cell>
          <table:table-cell office:value-type="float" office:value="4100" table:style-name="ce2">
            <text:p>41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100     | sipnmap                   | service         | Active   | IPv4, IPv6 | -       | root   |" table:formula="of:=&quot;| &quot;&amp;IF([Collectors.$F82]&lt;0;&quot;- &quot;;TEXT([Collectors.$F82];&quot;#&quot;))&amp;REPT(&quot; &quot;;[.$F$2]-LEN(TEXT([Collectors.$F82];&quot;#&quot;)))&amp;&quot; | &quot;&amp;[Collectors.$D82]&amp;REPT(&quot; &quot;;[.$D$2]-LEN([Collectors.$D82]))&amp;&quot; | &quot;&amp;[Collectors.$B82]&amp;REPT(&quot; &quot;;[.$B$2]-LEN([Collectors.$B82]))&amp;&quot; | &quot;&amp;IF([.C82]=1;&quot;Active&quot;;IF([.C82]=2;&quot;Passive&quot;;&quot;Active*&quot;))&amp;REPT(&quot; &quot;;[.$C$2]-LEN(IF([.C82]=1;&quot;Active&quot;;IF([.C82]=2;&quot;Passive&quot;;&quot;Active*&quot;))))&amp;&quot; | &quot;&amp;TEXT([Collectors.$I82];&quot;#&quot;)&amp;REPT(&quot; &quot;;[.$I$2]-LEN(TEXT([Collectors.$I82];&quot;#&quot;)))&amp;&quot; | &quot;&amp;TEXT(IF(ISBLANK([Collectors.$H82]);&quot;-&quot;;[Collectors.$H82]);&quot;#&quot;)&amp;REPT(&quot; &quot;;[.$H$2]-LEN(TEXT(IF(ISBLANK([Collectors.$H82]);&quot;-&quot;;[Collectors.$H82]);&quot;#&quot;)))&amp;&quot; | &quot;&amp;TEXT(IF(ISBLANK([Collectors.$J82]);&quot;-&quot;;[Collectors.$J82]);&quot;#&quot;)&amp;REPT(&quot; &quot;;[.$J$2]-LEN(TEXT(IF(ISBLANK([Collectors.$J82]);&quot;-&quot;;[Collectors.$J82]);&quot;#&quot;)))&amp;&quot; |&quot;" table:style-name="ce3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ipmsf</text:p>
          </table:table-cell>
          <table:table-cell office:value-type="string" table:style-name="ce2">
            <text:p>msfconsole</text:p>
          </table:table-cell>
          <table:table-cell office:value-type="float" office:value="4120" table:style-name="ce2">
            <text:p>412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120     | sipmsf                    | service         | Active   | IPv4, IPv6 | -       | root   |" table:formula="of:=&quot;| &quot;&amp;IF([Collectors.$F83]&lt;0;&quot;- &quot;;TEXT([Collectors.$F83];&quot;#&quot;))&amp;REPT(&quot; &quot;;[.$F$2]-LEN(TEXT([Collectors.$F83];&quot;#&quot;)))&amp;&quot; | &quot;&amp;[Collectors.$D83]&amp;REPT(&quot; &quot;;[.$D$2]-LEN([Collectors.$D83]))&amp;&quot; | &quot;&amp;[Collectors.$B83]&amp;REPT(&quot; &quot;;[.$B$2]-LEN([Collectors.$B83]))&amp;&quot; | &quot;&amp;IF([.C83]=1;&quot;Active&quot;;IF([.C83]=2;&quot;Passive&quot;;&quot;Active*&quot;))&amp;REPT(&quot; &quot;;[.$C$2]-LEN(IF([.C83]=1;&quot;Active&quot;;IF([.C83]=2;&quot;Passive&quot;;&quot;Active*&quot;))))&amp;&quot; | &quot;&amp;TEXT([Collectors.$I83];&quot;#&quot;)&amp;REPT(&quot; &quot;;[.$I$2]-LEN(TEXT([Collectors.$I83];&quot;#&quot;)))&amp;&quot; | &quot;&amp;TEXT(IF(ISBLANK([Collectors.$H83]);&quot;-&quot;;[Collectors.$H83]);&quot;#&quot;)&amp;REPT(&quot; &quot;;[.$H$2]-LEN(TEXT(IF(ISBLANK([Collectors.$H83]);&quot;-&quot;;[Collectors.$H83]);&quot;#&quot;)))&amp;&quot; | &quot;&amp;TEXT(IF(ISBLANK([Collectors.$J83]);&quot;-&quot;;[Collectors.$J83]);&quot;#&quot;)&amp;REPT(&quot; &quot;;[.$J$2]-LEN(TEXT(IF(ISBLANK([Collectors.$J83]);&quot;-&quot;;[Collectors.$J83]);&quot;#&quot;)))&amp;&quot; |&quot;" table:style-name="ce3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unnmap</text:p>
          </table:table-cell>
          <table:table-cell office:value-type="string" table:style-name="ce2">
            <text:p>nmap</text:p>
          </table:table-cell>
          <table:table-cell office:value-type="float" office:value="4200" table:style-name="ce2">
            <text:p>42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200     | stunnmap                  | service         | Active   | IPv4, IPv6 | -       | root   |" table:formula="of:=&quot;| &quot;&amp;IF([Collectors.$F84]&lt;0;&quot;- &quot;;TEXT([Collectors.$F84];&quot;#&quot;))&amp;REPT(&quot; &quot;;[.$F$2]-LEN(TEXT([Collectors.$F84];&quot;#&quot;)))&amp;&quot; | &quot;&amp;[Collectors.$D84]&amp;REPT(&quot; &quot;;[.$D$2]-LEN([Collectors.$D84]))&amp;&quot; | &quot;&amp;[Collectors.$B84]&amp;REPT(&quot; &quot;;[.$B$2]-LEN([Collectors.$B84]))&amp;&quot; | &quot;&amp;IF([.C84]=1;&quot;Active&quot;;IF([.C84]=2;&quot;Passive&quot;;&quot;Active*&quot;))&amp;REPT(&quot; &quot;;[.$C$2]-LEN(IF([.C84]=1;&quot;Active&quot;;IF([.C84]=2;&quot;Passive&quot;;&quot;Active*&quot;))))&amp;&quot; | &quot;&amp;TEXT([Collectors.$I84];&quot;#&quot;)&amp;REPT(&quot; &quot;;[.$I$2]-LEN(TEXT([Collectors.$I84];&quot;#&quot;)))&amp;&quot; | &quot;&amp;TEXT(IF(ISBLANK([Collectors.$H84]);&quot;-&quot;;[Collectors.$H84]);&quot;#&quot;)&amp;REPT(&quot; &quot;;[.$H$2]-LEN(TEXT(IF(ISBLANK([Collectors.$H84]);&quot;-&quot;;[Collectors.$H84]);&quot;#&quot;)))&amp;&quot; | &quot;&amp;TEXT(IF(ISBLANK([Collectors.$J84]);&quot;-&quot;;[Collectors.$J84]);&quot;#&quot;)&amp;REPT(&quot; &quot;;[.$J$2]-LEN(TEXT(IF(ISBLANK([Collectors.$J84]);&quot;-&quot;;[Collectors.$J84]);&quot;#&quot;)))&amp;&quot; |&quot;" table:style-name="ce3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msfnoneauth</text:p>
          </table:table-cell>
          <table:table-cell office:value-type="string" table:style-name="ce2">
            <text:p>msfconsole</text:p>
          </table:table-cell>
          <table:table-cell office:value-type="float" office:value="11000" table:style-name="ce2">
            <text:p>1100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000    | vncmsfnoneauth            | service         | Active   | IPv4, IPv6 | -       | root   |" table:formula="of:=&quot;| &quot;&amp;IF([Collectors.$F85]&lt;0;&quot;- &quot;;TEXT([Collectors.$F85];&quot;#&quot;))&amp;REPT(&quot; &quot;;[.$F$2]-LEN(TEXT([Collectors.$F85];&quot;#&quot;)))&amp;&quot; | &quot;&amp;[Collectors.$D85]&amp;REPT(&quot; &quot;;[.$D$2]-LEN([Collectors.$D85]))&amp;&quot; | &quot;&amp;[Collectors.$B85]&amp;REPT(&quot; &quot;;[.$B$2]-LEN([Collectors.$B85]))&amp;&quot; | &quot;&amp;IF([.C85]=1;&quot;Active&quot;;IF([.C85]=2;&quot;Passive&quot;;&quot;Active*&quot;))&amp;REPT(&quot; &quot;;[.$C$2]-LEN(IF([.C85]=1;&quot;Active&quot;;IF([.C85]=2;&quot;Passive&quot;;&quot;Active*&quot;))))&amp;&quot; | &quot;&amp;TEXT([Collectors.$I85];&quot;#&quot;)&amp;REPT(&quot; &quot;;[.$I$2]-LEN(TEXT([Collectors.$I85];&quot;#&quot;)))&amp;&quot; | &quot;&amp;TEXT(IF(ISBLANK([Collectors.$H85]);&quot;-&quot;;[Collectors.$H85]);&quot;#&quot;)&amp;REPT(&quot; &quot;;[.$H$2]-LEN(TEXT(IF(ISBLANK([Collectors.$H85]);&quot;-&quot;;[Collectors.$H85]);&quot;#&quot;)))&amp;&quot; | &quot;&amp;TEXT(IF(ISBLANK([Collectors.$J85]);&quot;-&quot;;[Collectors.$J85]);&quot;#&quot;)&amp;REPT(&quot; &quot;;[.$J$2]-LEN(TEXT(IF(ISBLANK([Collectors.$J85]);&quot;-&quot;;[Collectors.$J85]);&quot;#&quot;)))&amp;&quot; |&quot;" table:style-name="ce3">
            <text:p>| 11000 <text:s text:c="3"/>| vncmsfnoneauth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msflogin</text:p>
          </table:table-cell>
          <table:table-cell office:value-type="string" table:style-name="ce2">
            <text:p>msfconsole</text:p>
          </table:table-cell>
          <table:table-cell office:value-type="float" office:value="11010" table:style-name="ce2">
            <text:p>1101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010    | vncmsflogin               | service         | Active   | IPv4, IPv6 | -       | root   |" table:formula="of:=&quot;| &quot;&amp;IF([Collectors.$F86]&lt;0;&quot;- &quot;;TEXT([Collectors.$F86];&quot;#&quot;))&amp;REPT(&quot; &quot;;[.$F$2]-LEN(TEXT([Collectors.$F86];&quot;#&quot;)))&amp;&quot; | &quot;&amp;[Collectors.$D86]&amp;REPT(&quot; &quot;;[.$D$2]-LEN([Collectors.$D86]))&amp;&quot; | &quot;&amp;[Collectors.$B86]&amp;REPT(&quot; &quot;;[.$B$2]-LEN([Collectors.$B86]))&amp;&quot; | &quot;&amp;IF([.C86]=1;&quot;Active&quot;;IF([.C86]=2;&quot;Passive&quot;;&quot;Active*&quot;))&amp;REPT(&quot; &quot;;[.$C$2]-LEN(IF([.C86]=1;&quot;Active&quot;;IF([.C86]=2;&quot;Passive&quot;;&quot;Active*&quot;))))&amp;&quot; | &quot;&amp;TEXT([Collectors.$I86];&quot;#&quot;)&amp;REPT(&quot; &quot;;[.$I$2]-LEN(TEXT([Collectors.$I86];&quot;#&quot;)))&amp;&quot; | &quot;&amp;TEXT(IF(ISBLANK([Collectors.$H86]);&quot;-&quot;;[Collectors.$H86]);&quot;#&quot;)&amp;REPT(&quot; &quot;;[.$H$2]-LEN(TEXT(IF(ISBLANK([Collectors.$H86]);&quot;-&quot;;[Collectors.$H86]);&quot;#&quot;)))&amp;&quot; | &quot;&amp;TEXT(IF(ISBLANK([Collectors.$J86]);&quot;-&quot;;[Collectors.$J86]);&quot;#&quot;)&amp;REPT(&quot; &quot;;[.$J$2]-LEN(TEXT(IF(ISBLANK([Collectors.$J86]);&quot;-&quot;;[Collectors.$J86]);&quot;#&quot;)))&amp;&quot; |&quot;" table:style-name="ce3">
            <text:p>| 11010 <text:s text:c="3"/>| vncmsflogi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hydra</text:p>
          </table:table-cell>
          <table:table-cell office:value-type="string" table:style-name="ce2">
            <text:p>hydra</text:p>
          </table:table-cell>
          <table:table-cell office:value-type="float" office:value="11100" table:style-name="ce2">
            <text:p>1110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100    | ftphydra                  | service         | Active   | IPv4, IPv6 | -       | nobody |" table:formula="of:=&quot;| &quot;&amp;IF([Collectors.$F87]&lt;0;&quot;- &quot;;TEXT([Collectors.$F87];&quot;#&quot;))&amp;REPT(&quot; &quot;;[.$F$2]-LEN(TEXT([Collectors.$F87];&quot;#&quot;)))&amp;&quot; | &quot;&amp;[Collectors.$D87]&amp;REPT(&quot; &quot;;[.$D$2]-LEN([Collectors.$D87]))&amp;&quot; | &quot;&amp;[Collectors.$B87]&amp;REPT(&quot; &quot;;[.$B$2]-LEN([Collectors.$B87]))&amp;&quot; | &quot;&amp;IF([.C87]=1;&quot;Active&quot;;IF([.C87]=2;&quot;Passive&quot;;&quot;Active*&quot;))&amp;REPT(&quot; &quot;;[.$C$2]-LEN(IF([.C87]=1;&quot;Active&quot;;IF([.C87]=2;&quot;Passive&quot;;&quot;Active*&quot;))))&amp;&quot; | &quot;&amp;TEXT([Collectors.$I87];&quot;#&quot;)&amp;REPT(&quot; &quot;;[.$I$2]-LEN(TEXT([Collectors.$I87];&quot;#&quot;)))&amp;&quot; | &quot;&amp;TEXT(IF(ISBLANK([Collectors.$H87]);&quot;-&quot;;[Collectors.$H87]);&quot;#&quot;)&amp;REPT(&quot; &quot;;[.$H$2]-LEN(TEXT(IF(ISBLANK([Collectors.$H87]);&quot;-&quot;;[Collectors.$H87]);&quot;#&quot;)))&amp;&quot; | &quot;&amp;TEXT(IF(ISBLANK([Collectors.$J87]);&quot;-&quot;;[Collectors.$J87]);&quot;#&quot;)&amp;REPT(&quot; &quot;;[.$J$2]-LEN(TEXT(IF(ISBLANK([Collectors.$J87]);&quot;-&quot;;[Collectors.$J87]);&quot;#&quot;)))&amp;&quot; |&quot;" table:style-name="ce3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sqlhydra</text:p>
          </table:table-cell>
          <table:table-cell office:value-type="string" table:style-name="ce2">
            <text:p>hydra</text:p>
          </table:table-cell>
          <table:table-cell office:value-type="float" office:value="11200" table:style-name="ce2">
            <text:p>11200</text:p>
          </table:table-cell>
          <table:table-cell office:value-type="string" table:style-name="ce2">
            <text:p>ms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200    | mssqlhydra                | service         | Active   | IPv4, IPv6 | -       | nobody |" table:formula="of:=&quot;| &quot;&amp;IF([Collectors.$F88]&lt;0;&quot;- &quot;;TEXT([Collectors.$F88];&quot;#&quot;))&amp;REPT(&quot; &quot;;[.$F$2]-LEN(TEXT([Collectors.$F88];&quot;#&quot;)))&amp;&quot; | &quot;&amp;[Collectors.$D88]&amp;REPT(&quot; &quot;;[.$D$2]-LEN([Collectors.$D88]))&amp;&quot; | &quot;&amp;[Collectors.$B88]&amp;REPT(&quot; &quot;;[.$B$2]-LEN([Collectors.$B88]))&amp;&quot; | &quot;&amp;IF([.C88]=1;&quot;Active&quot;;IF([.C88]=2;&quot;Passive&quot;;&quot;Active*&quot;))&amp;REPT(&quot; &quot;;[.$C$2]-LEN(IF([.C88]=1;&quot;Active&quot;;IF([.C88]=2;&quot;Passive&quot;;&quot;Active*&quot;))))&amp;&quot; | &quot;&amp;TEXT([Collectors.$I88];&quot;#&quot;)&amp;REPT(&quot; &quot;;[.$I$2]-LEN(TEXT([Collectors.$I88];&quot;#&quot;)))&amp;&quot; | &quot;&amp;TEXT(IF(ISBLANK([Collectors.$H88]);&quot;-&quot;;[Collectors.$H88]);&quot;#&quot;)&amp;REPT(&quot; &quot;;[.$H$2]-LEN(TEXT(IF(ISBLANK([Collectors.$H88]);&quot;-&quot;;[Collectors.$H88]);&quot;#&quot;)))&amp;&quot; | &quot;&amp;TEXT(IF(ISBLANK([Collectors.$J88]);&quot;-&quot;;[Collectors.$J88]);&quot;#&quot;)&amp;REPT(&quot; &quot;;[.$J$2]-LEN(TEXT(IF(ISBLANK([Collectors.$J88]);&quot;-&quot;;[Collectors.$J88]);&quot;#&quot;)))&amp;&quot; |&quot;" table:style-name="ce3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gsqlhydra</text:p>
          </table:table-cell>
          <table:table-cell office:value-type="string" table:style-name="ce2">
            <text:p>hydra</text:p>
          </table:table-cell>
          <table:table-cell office:value-type="float" office:value="11400" table:style-name="ce2">
            <text:p>11400</text:p>
          </table:table-cell>
          <table:table-cell office:value-type="string" table:style-name="ce2">
            <text:p>pg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400    | pgsqlhydra                | service         | Active   | IPv4, IPv6 | -       | nobody |" table:formula="of:=&quot;| &quot;&amp;IF([Collectors.$F89]&lt;0;&quot;- &quot;;TEXT([Collectors.$F89];&quot;#&quot;))&amp;REPT(&quot; &quot;;[.$F$2]-LEN(TEXT([Collectors.$F89];&quot;#&quot;)))&amp;&quot; | &quot;&amp;[Collectors.$D89]&amp;REPT(&quot; &quot;;[.$D$2]-LEN([Collectors.$D89]))&amp;&quot; | &quot;&amp;[Collectors.$B89]&amp;REPT(&quot; &quot;;[.$B$2]-LEN([Collectors.$B89]))&amp;&quot; | &quot;&amp;IF([.C89]=1;&quot;Active&quot;;IF([.C89]=2;&quot;Passive&quot;;&quot;Active*&quot;))&amp;REPT(&quot; &quot;;[.$C$2]-LEN(IF([.C89]=1;&quot;Active&quot;;IF([.C89]=2;&quot;Passive&quot;;&quot;Active*&quot;))))&amp;&quot; | &quot;&amp;TEXT([Collectors.$I89];&quot;#&quot;)&amp;REPT(&quot; &quot;;[.$I$2]-LEN(TEXT([Collectors.$I89];&quot;#&quot;)))&amp;&quot; | &quot;&amp;TEXT(IF(ISBLANK([Collectors.$H89]);&quot;-&quot;;[Collectors.$H89]);&quot;#&quot;)&amp;REPT(&quot; &quot;;[.$H$2]-LEN(TEXT(IF(ISBLANK([Collectors.$H89]);&quot;-&quot;;[Collectors.$H89]);&quot;#&quot;)))&amp;&quot; | &quot;&amp;TEXT(IF(ISBLANK([Collectors.$J89]);&quot;-&quot;;[Collectors.$J89]);&quot;#&quot;)&amp;REPT(&quot; &quot;;[.$J$2]-LEN(TEXT(IF(ISBLANK([Collectors.$J89]);&quot;-&quot;;[Collectors.$J89]);&quot;#&quot;)))&amp;&quot; |&quot;" table:style-name="ce3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hydra</text:p>
          </table:table-cell>
          <table:table-cell office:value-type="string" table:style-name="ce2">
            <text:p>hydra</text:p>
          </table:table-cell>
          <table:table-cell office:value-type="float" office:value="11500" table:style-name="ce2">
            <text:p>1150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500    | snmphydra                 | service         | Active   | IPv4, IPv6 | -       | nobody |" table:formula="of:=&quot;| &quot;&amp;IF([Collectors.$F90]&lt;0;&quot;- &quot;;TEXT([Collectors.$F90];&quot;#&quot;))&amp;REPT(&quot; &quot;;[.$F$2]-LEN(TEXT([Collectors.$F90];&quot;#&quot;)))&amp;&quot; | &quot;&amp;[Collectors.$D90]&amp;REPT(&quot; &quot;;[.$D$2]-LEN([Collectors.$D90]))&amp;&quot; | &quot;&amp;[Collectors.$B90]&amp;REPT(&quot; &quot;;[.$B$2]-LEN([Collectors.$B90]))&amp;&quot; | &quot;&amp;IF([.C90]=1;&quot;Active&quot;;IF([.C90]=2;&quot;Passive&quot;;&quot;Active*&quot;))&amp;REPT(&quot; &quot;;[.$C$2]-LEN(IF([.C90]=1;&quot;Active&quot;;IF([.C90]=2;&quot;Passive&quot;;&quot;Active*&quot;))))&amp;&quot; | &quot;&amp;TEXT([Collectors.$I90];&quot;#&quot;)&amp;REPT(&quot; &quot;;[.$I$2]-LEN(TEXT([Collectors.$I90];&quot;#&quot;)))&amp;&quot; | &quot;&amp;TEXT(IF(ISBLANK([Collectors.$H90]);&quot;-&quot;;[Collectors.$H90]);&quot;#&quot;)&amp;REPT(&quot; &quot;;[.$H$2]-LEN(TEXT(IF(ISBLANK([Collectors.$H90]);&quot;-&quot;;[Collectors.$H90]);&quot;#&quot;)))&amp;&quot; | &quot;&amp;TEXT(IF(ISBLANK([Collectors.$J90]);&quot;-&quot;;[Collectors.$J90]);&quot;#&quot;)&amp;REPT(&quot; &quot;;[.$J$2]-LEN(TEXT(IF(ISBLANK([Collectors.$J90]);&quot;-&quot;;[Collectors.$J90]);&quot;#&quot;)))&amp;&quot; |&quot;" table:style-name="ce3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changeme</text:p>
          </table:table-cell>
          <table:table-cell office:value-type="string" table:style-name="ce2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600    | sshchangeme               | service         | Active   | IPv4, IPv6 | -       | kali   |" table:formula="of:=&quot;| &quot;&amp;IF([Collectors.$F91]&lt;0;&quot;- &quot;;TEXT([Collectors.$F91];&quot;#&quot;))&amp;REPT(&quot; &quot;;[.$F$2]-LEN(TEXT([Collectors.$F91];&quot;#&quot;)))&amp;&quot; | &quot;&amp;[Collectors.$D91]&amp;REPT(&quot; &quot;;[.$D$2]-LEN([Collectors.$D91]))&amp;&quot; | &quot;&amp;[Collectors.$B91]&amp;REPT(&quot; &quot;;[.$B$2]-LEN([Collectors.$B91]))&amp;&quot; | &quot;&amp;IF([.C91]=1;&quot;Active&quot;;IF([.C91]=2;&quot;Passive&quot;;&quot;Active*&quot;))&amp;REPT(&quot; &quot;;[.$C$2]-LEN(IF([.C91]=1;&quot;Active&quot;;IF([.C91]=2;&quot;Passive&quot;;&quot;Active*&quot;))))&amp;&quot; | &quot;&amp;TEXT([Collectors.$I91];&quot;#&quot;)&amp;REPT(&quot; &quot;;[.$I$2]-LEN(TEXT([Collectors.$I91];&quot;#&quot;)))&amp;&quot; | &quot;&amp;TEXT(IF(ISBLANK([Collectors.$H91]);&quot;-&quot;;[Collectors.$H91]);&quot;#&quot;)&amp;REPT(&quot; &quot;;[.$H$2]-LEN(TEXT(IF(ISBLANK([Collectors.$H91]);&quot;-&quot;;[Collectors.$H91]);&quot;#&quot;)))&amp;&quot; | &quot;&amp;TEXT(IF(ISBLANK([Collectors.$J91]);&quot;-&quot;;[Collectors.$J91]);&quot;#&quot;)&amp;REPT(&quot; &quot;;[.$J$2]-LEN(TEXT(IF(ISBLANK([Collectors.$J91]);&quot;-&quot;;[Collectors.$J91]);&quot;#&quot;)))&amp;&quot; |&quot;" table:style-name="ce3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changeme</text:p>
          </table:table-cell>
          <table:table-cell office:value-type="string" table:style-name="ce2">
            <text:p>changeme</text:p>
          </table:table-cell>
          <table:table-cell office:value-type="float" office:value="11610" table:style-name="ce2">
            <text:p>1161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host_name, service</text:p>
          </table:table-cell>
          <table:table-cell office:value-type="string" table:style-name="ce2">
            <text:p>credential, path, source</text:p>
          </table:table-cell>
          <table:table-cell table:style-name="ce2"/>
          <table:table-cell office:value-type="string" office:string-value="| 11610    | httpchangeme              | service, vhost  | Active   | IPv4, IPv6 | -       | kali   |" table:formula="of:=&quot;| &quot;&amp;IF([Collectors.$F92]&lt;0;&quot;- &quot;;TEXT([Collectors.$F92];&quot;#&quot;))&amp;REPT(&quot; &quot;;[.$F$2]-LEN(TEXT([Collectors.$F92];&quot;#&quot;)))&amp;&quot; | &quot;&amp;[Collectors.$D92]&amp;REPT(&quot; &quot;;[.$D$2]-LEN([Collectors.$D92]))&amp;&quot; | &quot;&amp;[Collectors.$B92]&amp;REPT(&quot; &quot;;[.$B$2]-LEN([Collectors.$B92]))&amp;&quot; | &quot;&amp;IF([.C92]=1;&quot;Active&quot;;IF([.C92]=2;&quot;Passive&quot;;&quot;Active*&quot;))&amp;REPT(&quot; &quot;;[.$C$2]-LEN(IF([.C92]=1;&quot;Active&quot;;IF([.C92]=2;&quot;Passive&quot;;&quot;Active*&quot;))))&amp;&quot; | &quot;&amp;TEXT([Collectors.$I92];&quot;#&quot;)&amp;REPT(&quot; &quot;;[.$I$2]-LEN(TEXT([Collectors.$I92];&quot;#&quot;)))&amp;&quot; | &quot;&amp;TEXT(IF(ISBLANK([Collectors.$H92]);&quot;-&quot;;[Collectors.$H92]);&quot;#&quot;)&amp;REPT(&quot; &quot;;[.$H$2]-LEN(TEXT(IF(ISBLANK([Collectors.$H92]);&quot;-&quot;;[Collectors.$H92]);&quot;#&quot;)))&amp;&quot; | &quot;&amp;TEXT(IF(ISBLANK([Collectors.$J92]);&quot;-&quot;;[Collectors.$J92]);&quot;#&quot;)&amp;REPT(&quot; &quot;;[.$J$2]-LEN(TEXT(IF(ISBLANK([Collectors.$J92]);&quot;-&quot;;[Collectors.$J92]);&quot;#&quot;)))&amp;&quot; |&quot;" table:style-name="ce3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pmi</text:p>
          </table:table-cell>
          <table:table-cell office:value-type="string" table:style-name="ce2">
            <text:p>msfconsole</text:p>
          </table:table-cell>
          <table:table-cell office:value-type="float" office:value="11700" table:style-name="ce2">
            <text:p>11700</text:p>
          </table:table-cell>
          <table:table-cell office:value-type="string" table:style-name="ce2">
            <text:p>ip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00    | ipmi                      | service         | Active   | IPv4, IPv6 | -       | root   |" table:formula="of:=&quot;| &quot;&amp;IF([Collectors.$F93]&lt;0;&quot;- &quot;;TEXT([Collectors.$F93];&quot;#&quot;))&amp;REPT(&quot; &quot;;[.$F$2]-LEN(TEXT([Collectors.$F93];&quot;#&quot;)))&amp;&quot; | &quot;&amp;[Collectors.$D93]&amp;REPT(&quot; &quot;;[.$D$2]-LEN([Collectors.$D93]))&amp;&quot; | &quot;&amp;[Collectors.$B93]&amp;REPT(&quot; &quot;;[.$B$2]-LEN([Collectors.$B93]))&amp;&quot; | &quot;&amp;IF([.C93]=1;&quot;Active&quot;;IF([.C93]=2;&quot;Passive&quot;;&quot;Active*&quot;))&amp;REPT(&quot; &quot;;[.$C$2]-LEN(IF([.C93]=1;&quot;Active&quot;;IF([.C93]=2;&quot;Passive&quot;;&quot;Active*&quot;))))&amp;&quot; | &quot;&amp;TEXT([Collectors.$I93];&quot;#&quot;)&amp;REPT(&quot; &quot;;[.$I$2]-LEN(TEXT([Collectors.$I93];&quot;#&quot;)))&amp;&quot; | &quot;&amp;TEXT(IF(ISBLANK([Collectors.$H93]);&quot;-&quot;;[Collectors.$H93]);&quot;#&quot;)&amp;REPT(&quot; &quot;;[.$H$2]-LEN(TEXT(IF(ISBLANK([Collectors.$H93]);&quot;-&quot;;[Collectors.$H93]);&quot;#&quot;)))&amp;&quot; | &quot;&amp;TEXT(IF(ISBLANK([Collectors.$J93]);&quot;-&quot;;[Collectors.$J93]);&quot;#&quot;)&amp;REPT(&quot; &quot;;[.$J$2]-LEN(TEXT(IF(ISBLANK([Collectors.$J93]);&quot;-&quot;;[Collectors.$J93]);&quot;#&quot;)))&amp;&quot; |&quot;" table:style-name="ce3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miregistrymsfgather</text:p>
          </table:table-cell>
          <table:table-cell office:value-type="string" table:style-name="ce2">
            <text:p>msfconsole</text:p>
          </table:table-cell>
          <table:table-cell office:value-type="float" office:value="11750" table:style-name="ce2">
            <text:p>11750</text:p>
          </table:table-cell>
          <table:table-cell office:value-type="string" table:style-name="ce2">
            <text:p>r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50    | rmiregistrymsfgather      | service         | Active   | IPv4, IPv6 | -       | root   |" table:formula="of:=&quot;| &quot;&amp;IF([Collectors.$F94]&lt;0;&quot;- &quot;;TEXT([Collectors.$F94];&quot;#&quot;))&amp;REPT(&quot; &quot;;[.$F$2]-LEN(TEXT([Collectors.$F94];&quot;#&quot;)))&amp;&quot; | &quot;&amp;[Collectors.$D94]&amp;REPT(&quot; &quot;;[.$D$2]-LEN([Collectors.$D94]))&amp;&quot; | &quot;&amp;[Collectors.$B94]&amp;REPT(&quot; &quot;;[.$B$2]-LEN([Collectors.$B94]))&amp;&quot; | &quot;&amp;IF([.C94]=1;&quot;Active&quot;;IF([.C94]=2;&quot;Passive&quot;;&quot;Active*&quot;))&amp;REPT(&quot; &quot;;[.$C$2]-LEN(IF([.C94]=1;&quot;Active&quot;;IF([.C94]=2;&quot;Passive&quot;;&quot;Active*&quot;))))&amp;&quot; | &quot;&amp;TEXT([Collectors.$I94];&quot;#&quot;)&amp;REPT(&quot; &quot;;[.$I$2]-LEN(TEXT([Collectors.$I94];&quot;#&quot;)))&amp;&quot; | &quot;&amp;TEXT(IF(ISBLANK([Collectors.$H94]);&quot;-&quot;;[Collectors.$H94]);&quot;#&quot;)&amp;REPT(&quot; &quot;;[.$H$2]-LEN(TEXT(IF(ISBLANK([Collectors.$H94]);&quot;-&quot;;[Collectors.$H94]);&quot;#&quot;)))&amp;&quot; | &quot;&amp;TEXT(IF(ISBLANK([Collectors.$J94]);&quot;-&quot;;[Collectors.$J94]);&quot;#&quot;)&amp;REPT(&quot; &quot;;[.$J$2]-LEN(TEXT(IF(ISBLANK([Collectors.$J94]);&quot;-&quot;;[Collectors.$J94]);&quot;#&quot;)))&amp;&quot; |&quot;" table:style-name="ce3">
            <text:p>| 11750 <text:s text:c="3"/>| rmiregistrymsfgather <text:s text:c="5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miregistrynmap</text:p>
          </table:table-cell>
          <table:table-cell office:value-type="string" table:style-name="ce2">
            <text:p>nmap</text:p>
          </table:table-cell>
          <table:table-cell office:value-type="float" office:value="11760" table:style-name="ce2">
            <text:p>11760</text:p>
          </table:table-cell>
          <table:table-cell office:value-type="string" table:style-name="ce2">
            <text:p>r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60    | rmiregistrynmap           | service         | Active   | IPv4, IPv6 | -       | root   |" table:formula="of:=&quot;| &quot;&amp;IF([Collectors.$F95]&lt;0;&quot;- &quot;;TEXT([Collectors.$F95];&quot;#&quot;))&amp;REPT(&quot; &quot;;[.$F$2]-LEN(TEXT([Collectors.$F95];&quot;#&quot;)))&amp;&quot; | &quot;&amp;[Collectors.$D95]&amp;REPT(&quot; &quot;;[.$D$2]-LEN([Collectors.$D95]))&amp;&quot; | &quot;&amp;[Collectors.$B95]&amp;REPT(&quot; &quot;;[.$B$2]-LEN([Collectors.$B95]))&amp;&quot; | &quot;&amp;IF([.C95]=1;&quot;Active&quot;;IF([.C95]=2;&quot;Passive&quot;;&quot;Active*&quot;))&amp;REPT(&quot; &quot;;[.$C$2]-LEN(IF([.C95]=1;&quot;Active&quot;;IF([.C95]=2;&quot;Passive&quot;;&quot;Active*&quot;))))&amp;&quot; | &quot;&amp;TEXT([Collectors.$I95];&quot;#&quot;)&amp;REPT(&quot; &quot;;[.$I$2]-LEN(TEXT([Collectors.$I95];&quot;#&quot;)))&amp;&quot; | &quot;&amp;TEXT(IF(ISBLANK([Collectors.$H95]);&quot;-&quot;;[Collectors.$H95]);&quot;#&quot;)&amp;REPT(&quot; &quot;;[.$H$2]-LEN(TEXT(IF(ISBLANK([Collectors.$H95]);&quot;-&quot;;[Collectors.$H95]);&quot;#&quot;)))&amp;&quot; | &quot;&amp;TEXT(IF(ISBLANK([Collectors.$J95]);&quot;-&quot;;[Collectors.$J95]);&quot;#&quot;)&amp;REPT(&quot; &quot;;[.$J$2]-LEN(TEXT(IF(ISBLANK([Collectors.$J95]);&quot;-&quot;;[Collectors.$J95]);&quot;#&quot;)))&amp;&quot; |&quot;" table:style-name="ce3">
            <text:p>| 11760 <text:s text:c="3"/>| rmiregistry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filelist</text:p>
          </table:table-cell>
          <table:table-cell office:value-type="string" table:style-name="ce2">
            <text:p>curl</text:p>
          </table:table-cell>
          <table:table-cell office:value-type="float" office:value="12100" table:style-name="ce2">
            <text:p>1210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, credentials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12100    | ftpfilelist               | service         | Active   | IPv4, IPv6 | -       | nobody |" table:formula="of:=&quot;| &quot;&amp;IF([Collectors.$F96]&lt;0;&quot;- &quot;;TEXT([Collectors.$F96];&quot;#&quot;))&amp;REPT(&quot; &quot;;[.$F$2]-LEN(TEXT([Collectors.$F96];&quot;#&quot;)))&amp;&quot; | &quot;&amp;[Collectors.$D96]&amp;REPT(&quot; &quot;;[.$D$2]-LEN([Collectors.$D96]))&amp;&quot; | &quot;&amp;[Collectors.$B96]&amp;REPT(&quot; &quot;;[.$B$2]-LEN([Collectors.$B96]))&amp;&quot; | &quot;&amp;IF([.C96]=1;&quot;Active&quot;;IF([.C96]=2;&quot;Passive&quot;;&quot;Active*&quot;))&amp;REPT(&quot; &quot;;[.$C$2]-LEN(IF([.C96]=1;&quot;Active&quot;;IF([.C96]=2;&quot;Passive&quot;;&quot;Active*&quot;))))&amp;&quot; | &quot;&amp;TEXT([Collectors.$I96];&quot;#&quot;)&amp;REPT(&quot; &quot;;[.$I$2]-LEN(TEXT([Collectors.$I96];&quot;#&quot;)))&amp;&quot; | &quot;&amp;TEXT(IF(ISBLANK([Collectors.$H96]);&quot;-&quot;;[Collectors.$H96]);&quot;#&quot;)&amp;REPT(&quot; &quot;;[.$H$2]-LEN(TEXT(IF(ISBLANK([Collectors.$H96]);&quot;-&quot;;[Collectors.$H96]);&quot;#&quot;)))&amp;&quot; | &quot;&amp;TEXT(IF(ISBLANK([Collectors.$J96]);&quot;-&quot;;[Collectors.$J96]);&quot;#&quot;)&amp;REPT(&quot; &quot;;[.$J$2]-LEN(TEXT(IF(ISBLANK([Collectors.$J96]);&quot;-&quot;;[Collectors.$J96]);&quot;#&quot;)))&amp;&quot; |&quot;" table:style-name="ce3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howmount</text:p>
          </table:table-cell>
          <table:table-cell office:value-type="string" table:style-name="ce2">
            <text:p>showmount</text:p>
          </table:table-cell>
          <table:table-cell office:value-type="float" office:value="13000" table:style-name="ce2">
            <text:p>13000</text:p>
          </table:table-cell>
          <table:table-cell office:value-type="string" table:style-name="ce2">
            <text:p>nfs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, command</text:p>
          </table:table-cell>
          <table:table-cell office:value-type="string" table:style-name="ce2">
            <text:p><text:s text:c="14"/></text:p>
          </table:table-cell>
          <table:table-cell office:value-type="string" office:string-value="| 13000    | showmount                 | service         | Active   | IPv4, IPv6 | 300     | nobody |" table:formula="of:=&quot;| &quot;&amp;IF([Collectors.$F97]&lt;0;&quot;- &quot;;TEXT([Collectors.$F97];&quot;#&quot;))&amp;REPT(&quot; &quot;;[.$F$2]-LEN(TEXT([Collectors.$F97];&quot;#&quot;)))&amp;&quot; | &quot;&amp;[Collectors.$D97]&amp;REPT(&quot; &quot;;[.$D$2]-LEN([Collectors.$D97]))&amp;&quot; | &quot;&amp;[Collectors.$B97]&amp;REPT(&quot; &quot;;[.$B$2]-LEN([Collectors.$B97]))&amp;&quot; | &quot;&amp;IF([.C97]=1;&quot;Active&quot;;IF([.C97]=2;&quot;Passive&quot;;&quot;Active*&quot;))&amp;REPT(&quot; &quot;;[.$C$2]-LEN(IF([.C97]=1;&quot;Active&quot;;IF([.C97]=2;&quot;Passive&quot;;&quot;Active*&quot;))))&amp;&quot; | &quot;&amp;TEXT([Collectors.$I97];&quot;#&quot;)&amp;REPT(&quot; &quot;;[.$I$2]-LEN(TEXT([Collectors.$I97];&quot;#&quot;)))&amp;&quot; | &quot;&amp;TEXT(IF(ISBLANK([Collectors.$H97]);&quot;-&quot;;[Collectors.$H97]);&quot;#&quot;)&amp;REPT(&quot; &quot;;[.$H$2]-LEN(TEXT(IF(ISBLANK([Collectors.$H97]);&quot;-&quot;;[Collectors.$H97]);&quot;#&quot;)))&amp;&quot; | &quot;&amp;TEXT(IF(ISBLANK([Collectors.$J97]);&quot;-&quot;;[Collectors.$J97]);&quot;#&quot;)&amp;REPT(&quot; &quot;;[.$J$2]-LEN(TEXT(IF(ISBLANK([Collectors.$J97]);&quot;-&quot;;[Collectors.$J97]);&quot;#&quot;)))&amp;&quot; |&quot;" table:style-name="ce3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cme</text:p>
          </table:table-cell>
          <table:table-cell office:value-type="string" table:style-name="ce2">
            <text:p>crackmapexec</text:p>
          </table:table-cell>
          <table:table-cell office:value-type="float" office:value="13090" table:style-name="ce2">
            <text:p>1309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host, service, domain_name</text:p>
          </table:table-cell>
          <table:table-cell table:style-name="ce2"/>
          <table:table-cell office:value-type="string" office:string-value="| 13090    | smbcme                    | service         | Active   | Ipv4, Ipv6 | -       | kali   |" table:formula="of:=&quot;| &quot;&amp;IF([Collectors.$F98]&lt;0;&quot;- &quot;;TEXT([Collectors.$F98];&quot;#&quot;))&amp;REPT(&quot; &quot;;[.$F$2]-LEN(TEXT([Collectors.$F98];&quot;#&quot;)))&amp;&quot; | &quot;&amp;[Collectors.$D98]&amp;REPT(&quot; &quot;;[.$D$2]-LEN([Collectors.$D98]))&amp;&quot; | &quot;&amp;[Collectors.$B98]&amp;REPT(&quot; &quot;;[.$B$2]-LEN([Collectors.$B98]))&amp;&quot; | &quot;&amp;IF([.C98]=1;&quot;Active&quot;;IF([.C98]=2;&quot;Passive&quot;;&quot;Active*&quot;))&amp;REPT(&quot; &quot;;[.$C$2]-LEN(IF([.C98]=1;&quot;Active&quot;;IF([.C98]=2;&quot;Passive&quot;;&quot;Active*&quot;))))&amp;&quot; | &quot;&amp;TEXT([Collectors.$I98];&quot;#&quot;)&amp;REPT(&quot; &quot;;[.$I$2]-LEN(TEXT([Collectors.$I98];&quot;#&quot;)))&amp;&quot; | &quot;&amp;TEXT(IF(ISBLANK([Collectors.$H98]);&quot;-&quot;;[Collectors.$H98]);&quot;#&quot;)&amp;REPT(&quot; &quot;;[.$H$2]-LEN(TEXT(IF(ISBLANK([Collectors.$H98]);&quot;-&quot;;[Collectors.$H98]);&quot;#&quot;)))&amp;&quot; | &quot;&amp;TEXT(IF(ISBLANK([Collectors.$J98]);&quot;-&quot;;[Collectors.$J98]);&quot;#&quot;)&amp;REPT(&quot; &quot;;[.$J$2]-LEN(TEXT(IF(ISBLANK([Collectors.$J98]);&quot;-&quot;;[Collectors.$J98]);&quot;#&quot;)))&amp;&quot; |&quot;" table:style-name="ce3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client</text:p>
          </table:table-cell>
          <table:table-cell office:value-type="string" table:style-name="ce2">
            <text:p>smbclient</text:p>
          </table:table-cell>
          <table:table-cell office:value-type="float" office:value="13100" table:style-name="ce2">
            <text:p>131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, command</text:p>
          </table:table-cell>
          <table:table-cell office:value-type="string" table:style-name="ce2">
            <text:p><text:s text:c="14"/></text:p>
          </table:table-cell>
          <table:table-cell office:value-type="string" office:string-value="| 13100    | smbclient                 | service         | Active   | IPv4, IPv6 | -       | nobody |" table:formula="of:=&quot;| &quot;&amp;IF([Collectors.$F99]&lt;0;&quot;- &quot;;TEXT([Collectors.$F99];&quot;#&quot;))&amp;REPT(&quot; &quot;;[.$F$2]-LEN(TEXT([Collectors.$F99];&quot;#&quot;)))&amp;&quot; | &quot;&amp;[Collectors.$D99]&amp;REPT(&quot; &quot;;[.$D$2]-LEN([Collectors.$D99]))&amp;&quot; | &quot;&amp;[Collectors.$B99]&amp;REPT(&quot; &quot;;[.$B$2]-LEN([Collectors.$B99]))&amp;&quot; | &quot;&amp;IF([.C99]=1;&quot;Active&quot;;IF([.C99]=2;&quot;Passive&quot;;&quot;Active*&quot;))&amp;REPT(&quot; &quot;;[.$C$2]-LEN(IF([.C99]=1;&quot;Active&quot;;IF([.C99]=2;&quot;Passive&quot;;&quot;Active*&quot;))))&amp;&quot; | &quot;&amp;TEXT([Collectors.$I99];&quot;#&quot;)&amp;REPT(&quot; &quot;;[.$I$2]-LEN(TEXT([Collectors.$I99];&quot;#&quot;)))&amp;&quot; | &quot;&amp;TEXT(IF(ISBLANK([Collectors.$H99]);&quot;-&quot;;[Collectors.$H99]);&quot;#&quot;)&amp;REPT(&quot; &quot;;[.$H$2]-LEN(TEXT(IF(ISBLANK([Collectors.$H99]);&quot;-&quot;;[Collectors.$H99]);&quot;#&quot;)))&amp;&quot; | &quot;&amp;TEXT(IF(ISBLANK([Collectors.$J99]);&quot;-&quot;;[Collectors.$J99]);&quot;#&quot;)&amp;REPT(&quot; &quot;;[.$J$2]-LEN(TEXT(IF(ISBLANK([Collectors.$J99]);&quot;-&quot;;[Collectors.$J99]);&quot;#&quot;)))&amp;&quot; |&quot;" table:style-name="ce3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filelist</text:p>
          </table:table-cell>
          <table:table-cell office:value-type="string" table:style-name="ce2">
            <text:p>smbclient</text:p>
          </table:table-cell>
          <table:table-cell office:value-type="float" office:value="13200" table:style-name="ce2">
            <text:p>132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, path</text:p>
          </table:table-cell>
          <table:table-cell table:number-columns-repeated="2" table:style-name="ce2"/>
          <table:table-cell office:value-type="string" office:string-value="| 13200    | smbfilelist               | service         | Active   | IPv4, IPv6 | -       | nobody |" table:formula="of:=&quot;| &quot;&amp;IF([Collectors.$F100]&lt;0;&quot;- &quot;;TEXT([Collectors.$F100];&quot;#&quot;))&amp;REPT(&quot; &quot;;[.$F$2]-LEN(TEXT([Collectors.$F100];&quot;#&quot;)))&amp;&quot; | &quot;&amp;[Collectors.$D100]&amp;REPT(&quot; &quot;;[.$D$2]-LEN([Collectors.$D100]))&amp;&quot; | &quot;&amp;[Collectors.$B100]&amp;REPT(&quot; &quot;;[.$B$2]-LEN([Collectors.$B100]))&amp;&quot; | &quot;&amp;IF([.C100]=1;&quot;Active&quot;;IF([.C100]=2;&quot;Passive&quot;;&quot;Active*&quot;))&amp;REPT(&quot; &quot;;[.$C$2]-LEN(IF([.C100]=1;&quot;Active&quot;;IF([.C100]=2;&quot;Passive&quot;;&quot;Active*&quot;))))&amp;&quot; | &quot;&amp;TEXT([Collectors.$I100];&quot;#&quot;)&amp;REPT(&quot; &quot;;[.$I$2]-LEN(TEXT([Collectors.$I100];&quot;#&quot;)))&amp;&quot; | &quot;&amp;TEXT(IF(ISBLANK([Collectors.$H100]);&quot;-&quot;;[Collectors.$H100]);&quot;#&quot;)&amp;REPT(&quot; &quot;;[.$H$2]-LEN(TEXT(IF(ISBLANK([Collectors.$H100]);&quot;-&quot;;[Collectors.$H100]);&quot;#&quot;)))&amp;&quot; | &quot;&amp;TEXT(IF(ISBLANK([Collectors.$J100]);&quot;-&quot;;[Collectors.$J100]);&quot;#&quot;)&amp;REPT(&quot; &quot;;[.$J$2]-LEN(TEXT(IF(ISBLANK([Collectors.$J100]);&quot;-&quot;;[Collectors.$J100]);&quot;#&quot;)))&amp;&quot; |&quot;" table:style-name="ce3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ap</text:p>
          </table:table-cell>
          <table:table-cell office:value-type="string" table:style-name="ce2">
            <text:p>smbmap</text:p>
          </table:table-cell>
          <table:table-cell office:value-type="float" office:value="13210" table:style-name="ce2">
            <text:p>1321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13210    | smbmap                    | service         | Active   | IPv4       | -       | nobody |" table:formula="of:=&quot;| &quot;&amp;IF([Collectors.$F101]&lt;0;&quot;- &quot;;TEXT([Collectors.$F101];&quot;#&quot;))&amp;REPT(&quot; &quot;;[.$F$2]-LEN(TEXT([Collectors.$F101];&quot;#&quot;)))&amp;&quot; | &quot;&amp;[Collectors.$D101]&amp;REPT(&quot; &quot;;[.$D$2]-LEN([Collectors.$D101]))&amp;&quot; | &quot;&amp;[Collectors.$B101]&amp;REPT(&quot; &quot;;[.$B$2]-LEN([Collectors.$B101]))&amp;&quot; | &quot;&amp;IF([.C101]=1;&quot;Active&quot;;IF([.C101]=2;&quot;Passive&quot;;&quot;Active*&quot;))&amp;REPT(&quot; &quot;;[.$C$2]-LEN(IF([.C101]=1;&quot;Active&quot;;IF([.C101]=2;&quot;Passive&quot;;&quot;Active*&quot;))))&amp;&quot; | &quot;&amp;TEXT([Collectors.$I101];&quot;#&quot;)&amp;REPT(&quot; &quot;;[.$I$2]-LEN(TEXT([Collectors.$I101];&quot;#&quot;)))&amp;&quot; | &quot;&amp;TEXT(IF(ISBLANK([Collectors.$H101]);&quot;-&quot;;[Collectors.$H101]);&quot;#&quot;)&amp;REPT(&quot; &quot;;[.$H$2]-LEN(TEXT(IF(ISBLANK([Collectors.$H101]);&quot;-&quot;;[Collectors.$H101]);&quot;#&quot;)))&amp;&quot; | &quot;&amp;TEXT(IF(ISBLANK([Collectors.$J101]);&quot;-&quot;;[Collectors.$J101]);&quot;#&quot;)&amp;REPT(&quot; &quot;;[.$J$2]-LEN(TEXT(IF(ISBLANK([Collectors.$J101]);&quot;-&quot;;[Collectors.$J101]);&quot;#&quot;)))&amp;&quot; |&quot;" table:style-name="ce3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btscan</text:p>
          </table:table-cell>
          <table:table-cell office:value-type="string" table:style-name="ce2">
            <text:p>nbtscan</text:p>
          </table:table-cell>
          <table:table-cell office:value-type="float" office:value="21500" table:style-name="ce2">
            <text:p>21500</text:p>
          </table:table-cell>
          <table:table-cell office:value-type="string" table:style-name="ce2">
            <text:p>netbios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21500    | nbtscan                   | service         | Active   | IPv4       | -       | nobody |" table:formula="of:=&quot;| &quot;&amp;IF([Collectors.$F102]&lt;0;&quot;- &quot;;TEXT([Collectors.$F102];&quot;#&quot;))&amp;REPT(&quot; &quot;;[.$F$2]-LEN(TEXT([Collectors.$F102];&quot;#&quot;)))&amp;&quot; | &quot;&amp;[Collectors.$D102]&amp;REPT(&quot; &quot;;[.$D$2]-LEN([Collectors.$D102]))&amp;&quot; | &quot;&amp;[Collectors.$B102]&amp;REPT(&quot; &quot;;[.$B$2]-LEN([Collectors.$B102]))&amp;&quot; | &quot;&amp;IF([.C102]=1;&quot;Active&quot;;IF([.C102]=2;&quot;Passive&quot;;&quot;Active*&quot;))&amp;REPT(&quot; &quot;;[.$C$2]-LEN(IF([.C102]=1;&quot;Active&quot;;IF([.C102]=2;&quot;Passive&quot;;&quot;Active*&quot;))))&amp;&quot; | &quot;&amp;TEXT([Collectors.$I102];&quot;#&quot;)&amp;REPT(&quot; &quot;;[.$I$2]-LEN(TEXT([Collectors.$I102];&quot;#&quot;)))&amp;&quot; | &quot;&amp;TEXT(IF(ISBLANK([Collectors.$H102]);&quot;-&quot;;[Collectors.$H102]);&quot;#&quot;)&amp;REPT(&quot; &quot;;[.$H$2]-LEN(TEXT(IF(ISBLANK([Collectors.$H102]);&quot;-&quot;;[Collectors.$H102]);&quot;#&quot;)))&amp;&quot; | &quot;&amp;TEXT(IF(ISBLANK([Collectors.$J102]);&quot;-&quot;;[Collectors.$J102]);&quot;#&quot;)&amp;REPT(&quot; &quot;;[.$J$2]-LEN(TEXT(IF(ISBLANK([Collectors.$J102]);&quot;-&quot;;[Collectors.$J102]);&quot;#&quot;)))&amp;&quot; |&quot;" table:style-name="ce3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dapsearch</text:p>
          </table:table-cell>
          <table:table-cell office:value-type="string" table:style-name="ce2">
            <text:p>ldapsearch</text:p>
          </table:table-cell>
          <table:table-cell office:value-type="float" office:value="21600" table:style-name="ce2">
            <text:p>21600</text:p>
          </table:table-cell>
          <table:table-cell office:value-type="string" table:style-name="ce2">
            <text:p>ld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additional_info, source, command</text:p>
          </table:table-cell>
          <table:table-cell table:style-name="ce2"/>
          <table:table-cell office:value-type="string" office:string-value="| 21600    | ldapsearch                | service         | Active   | IPv4, IPv6 | -       | nobody |" table:formula="of:=&quot;| &quot;&amp;IF([Collectors.$F103]&lt;0;&quot;- &quot;;TEXT([Collectors.$F103];&quot;#&quot;))&amp;REPT(&quot; &quot;;[.$F$2]-LEN(TEXT([Collectors.$F103];&quot;#&quot;)))&amp;&quot; | &quot;&amp;[Collectors.$D103]&amp;REPT(&quot; &quot;;[.$D$2]-LEN([Collectors.$D103]))&amp;&quot; | &quot;&amp;[Collectors.$B103]&amp;REPT(&quot; &quot;;[.$B$2]-LEN([Collectors.$B103]))&amp;&quot; | &quot;&amp;IF([.C103]=1;&quot;Active&quot;;IF([.C103]=2;&quot;Passive&quot;;&quot;Active*&quot;))&amp;REPT(&quot; &quot;;[.$C$2]-LEN(IF([.C103]=1;&quot;Active&quot;;IF([.C103]=2;&quot;Passive&quot;;&quot;Active*&quot;))))&amp;&quot; | &quot;&amp;TEXT([Collectors.$I103];&quot;#&quot;)&amp;REPT(&quot; &quot;;[.$I$2]-LEN(TEXT([Collectors.$I103];&quot;#&quot;)))&amp;&quot; | &quot;&amp;TEXT(IF(ISBLANK([Collectors.$H103]);&quot;-&quot;;[Collectors.$H103]);&quot;#&quot;)&amp;REPT(&quot; &quot;;[.$H$2]-LEN(TEXT(IF(ISBLANK([Collectors.$H103]);&quot;-&quot;;[Collectors.$H103]);&quot;#&quot;)))&amp;&quot; | &quot;&amp;TEXT(IF(ISBLANK([Collectors.$J103]);&quot;-&quot;;[Collectors.$J103]);&quot;#&quot;)&amp;REPT(&quot; &quot;;[.$J$2]-LEN(TEXT(IF(ISBLANK([Collectors.$J103]);&quot;-&quot;;[Collectors.$J103]);&quot;#&quot;)))&amp;&quot; |&quot;" table:style-name="ce3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dapnmap</text:p>
          </table:table-cell>
          <table:table-cell office:value-type="string" table:style-name="ce2">
            <text:p>nmap</text:p>
          </table:table-cell>
          <table:table-cell office:value-type="float" office:value="21610" table:style-name="ce2">
            <text:p>21610</text:p>
          </table:table-cell>
          <table:table-cell office:value-type="string" table:style-name="ce2">
            <text:p>ld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1610    | ldapnmap                  | service         | Active   | IPv4, IPv6 | -       | root   |" table:formula="of:=&quot;| &quot;&amp;IF([Collectors.$F104]&lt;0;&quot;- &quot;;TEXT([Collectors.$F104];&quot;#&quot;))&amp;REPT(&quot; &quot;;[.$F$2]-LEN(TEXT([Collectors.$F104];&quot;#&quot;)))&amp;&quot; | &quot;&amp;[Collectors.$D104]&amp;REPT(&quot; &quot;;[.$D$2]-LEN([Collectors.$D104]))&amp;&quot; | &quot;&amp;[Collectors.$B104]&amp;REPT(&quot; &quot;;[.$B$2]-LEN([Collectors.$B104]))&amp;&quot; | &quot;&amp;IF([.C104]=1;&quot;Active&quot;;IF([.C104]=2;&quot;Passive&quot;;&quot;Active*&quot;))&amp;REPT(&quot; &quot;;[.$C$2]-LEN(IF([.C104]=1;&quot;Active&quot;;IF([.C104]=2;&quot;Passive&quot;;&quot;Active*&quot;))))&amp;&quot; | &quot;&amp;TEXT([Collectors.$I104];&quot;#&quot;)&amp;REPT(&quot; &quot;;[.$I$2]-LEN(TEXT([Collectors.$I104];&quot;#&quot;)))&amp;&quot; | &quot;&amp;TEXT(IF(ISBLANK([Collectors.$H104]);&quot;-&quot;;[Collectors.$H104]);&quot;#&quot;)&amp;REPT(&quot; &quot;;[.$H$2]-LEN(TEXT(IF(ISBLANK([Collectors.$H104]);&quot;-&quot;;[Collectors.$H104]);&quot;#&quot;)))&amp;&quot; | &quot;&amp;TEXT(IF(ISBLANK([Collectors.$J104]);&quot;-&quot;;[Collectors.$J104]);&quot;#&quot;)&amp;REPT(&quot; &quot;;[.$J$2]-LEN(TEXT(IF(ISBLANK([Collectors.$J104]);&quot;-&quot;;[Collectors.$J104]);&quot;#&quot;)))&amp;&quot; |&quot;" table:style-name="ce3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check</text:p>
          </table:table-cell>
          <table:table-cell office:value-type="string" table:style-name="ce2">
            <text:p>snmpcheck</text:p>
          </table:table-cell>
          <table:table-cell office:value-type="float" office:value="31100" table:style-name="ce2">
            <text:p>31100</text:p>
          </table:table-cell>
          <table:table-cell office:value-type="string" table:style-name="ce2">
            <text:p>snmp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100    | snmpcheck                 | service         | Active   | IPv4       | 300     | nobody |" table:formula="of:=&quot;| &quot;&amp;IF([Collectors.$F105]&lt;0;&quot;- &quot;;TEXT([Collectors.$F105];&quot;#&quot;))&amp;REPT(&quot; &quot;;[.$F$2]-LEN(TEXT([Collectors.$F105];&quot;#&quot;)))&amp;&quot; | &quot;&amp;[Collectors.$D105]&amp;REPT(&quot; &quot;;[.$D$2]-LEN([Collectors.$D105]))&amp;&quot; | &quot;&amp;[Collectors.$B105]&amp;REPT(&quot; &quot;;[.$B$2]-LEN([Collectors.$B105]))&amp;&quot; | &quot;&amp;IF([.C105]=1;&quot;Active&quot;;IF([.C105]=2;&quot;Passive&quot;;&quot;Active*&quot;))&amp;REPT(&quot; &quot;;[.$C$2]-LEN(IF([.C105]=1;&quot;Active&quot;;IF([.C105]=2;&quot;Passive&quot;;&quot;Active*&quot;))))&amp;&quot; | &quot;&amp;TEXT([Collectors.$I105];&quot;#&quot;)&amp;REPT(&quot; &quot;;[.$I$2]-LEN(TEXT([Collectors.$I105];&quot;#&quot;)))&amp;&quot; | &quot;&amp;TEXT(IF(ISBLANK([Collectors.$H105]);&quot;-&quot;;[Collectors.$H105]);&quot;#&quot;)&amp;REPT(&quot; &quot;;[.$H$2]-LEN(TEXT(IF(ISBLANK([Collectors.$H105]);&quot;-&quot;;[Collectors.$H105]);&quot;#&quot;)))&amp;&quot; | &quot;&amp;TEXT(IF(ISBLANK([Collectors.$J105]);&quot;-&quot;;[Collectors.$J105]);&quot;#&quot;)&amp;REPT(&quot; &quot;;[.$J$2]-LEN(TEXT(IF(ISBLANK([Collectors.$J105]);&quot;-&quot;;[Collectors.$J105]);&quot;#&quot;)))&amp;&quot; |&quot;" table:style-name="ce3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nmap</text:p>
          </table:table-cell>
          <table:table-cell office:value-type="string" table:style-name="ce2">
            <text:p>nmap</text:p>
          </table:table-cell>
          <table:table-cell office:value-type="float" office:value="31110" table:style-name="ce2">
            <text:p>3111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31110    | snmpnmap                  | service         | Active   | IPv4, IPv6 | -       | root   |" table:formula="of:=&quot;| &quot;&amp;IF([Collectors.$F106]&lt;0;&quot;- &quot;;TEXT([Collectors.$F106];&quot;#&quot;))&amp;REPT(&quot; &quot;;[.$F$2]-LEN(TEXT([Collectors.$F106];&quot;#&quot;)))&amp;&quot; | &quot;&amp;[Collectors.$D106]&amp;REPT(&quot; &quot;;[.$D$2]-LEN([Collectors.$D106]))&amp;&quot; | &quot;&amp;[Collectors.$B106]&amp;REPT(&quot; &quot;;[.$B$2]-LEN([Collectors.$B106]))&amp;&quot; | &quot;&amp;IF([.C106]=1;&quot;Active&quot;;IF([.C106]=2;&quot;Passive&quot;;&quot;Active*&quot;))&amp;REPT(&quot; &quot;;[.$C$2]-LEN(IF([.C106]=1;&quot;Active&quot;;IF([.C106]=2;&quot;Passive&quot;;&quot;Active*&quot;))))&amp;&quot; | &quot;&amp;TEXT([Collectors.$I106];&quot;#&quot;)&amp;REPT(&quot; &quot;;[.$I$2]-LEN(TEXT([Collectors.$I106];&quot;#&quot;)))&amp;&quot; | &quot;&amp;TEXT(IF(ISBLANK([Collectors.$H106]);&quot;-&quot;;[Collectors.$H106]);&quot;#&quot;)&amp;REPT(&quot; &quot;;[.$H$2]-LEN(TEXT(IF(ISBLANK([Collectors.$H106]);&quot;-&quot;;[Collectors.$H106]);&quot;#&quot;)))&amp;&quot; | &quot;&amp;TEXT(IF(ISBLANK([Collectors.$J106]);&quot;-&quot;;[Collectors.$J106]);&quot;#&quot;)&amp;REPT(&quot; &quot;;[.$J$2]-LEN(TEXT(IF(ISBLANK([Collectors.$J106]);&quot;-&quot;;[Collectors.$J106]);&quot;#&quot;)))&amp;&quot; |&quot;" table:style-name="ce3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nesixtyone</text:p>
          </table:table-cell>
          <table:table-cell office:value-type="string" table:style-name="ce2">
            <text:p>onesixtyone</text:p>
          </table:table-cell>
          <table:table-cell office:value-type="float" office:value="31200" table:style-name="ce2">
            <text:p>31200</text:p>
          </table:table-cell>
          <table:table-cell office:value-type="string" table:style-name="ce2">
            <text:p>snmp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200    | onesixtyone               | service         | Active   | IPv4       | 60      | nobody |" table:formula="of:=&quot;| &quot;&amp;IF([Collectors.$F107]&lt;0;&quot;- &quot;;TEXT([Collectors.$F107];&quot;#&quot;))&amp;REPT(&quot; &quot;;[.$F$2]-LEN(TEXT([Collectors.$F107];&quot;#&quot;)))&amp;&quot; | &quot;&amp;[Collectors.$D107]&amp;REPT(&quot; &quot;;[.$D$2]-LEN([Collectors.$D107]))&amp;&quot; | &quot;&amp;[Collectors.$B107]&amp;REPT(&quot; &quot;;[.$B$2]-LEN([Collectors.$B107]))&amp;&quot; | &quot;&amp;IF([.C107]=1;&quot;Active&quot;;IF([.C107]=2;&quot;Passive&quot;;&quot;Active*&quot;))&amp;REPT(&quot; &quot;;[.$C$2]-LEN(IF([.C107]=1;&quot;Active&quot;;IF([.C107]=2;&quot;Passive&quot;;&quot;Active*&quot;))))&amp;&quot; | &quot;&amp;TEXT([Collectors.$I107];&quot;#&quot;)&amp;REPT(&quot; &quot;;[.$I$2]-LEN(TEXT([Collectors.$I107];&quot;#&quot;)))&amp;&quot; | &quot;&amp;TEXT(IF(ISBLANK([Collectors.$H107]);&quot;-&quot;;[Collectors.$H107]);&quot;#&quot;)&amp;REPT(&quot; &quot;;[.$H$2]-LEN(TEXT(IF(ISBLANK([Collectors.$H107]);&quot;-&quot;;[Collectors.$H107]);&quot;#&quot;)))&amp;&quot; | &quot;&amp;TEXT(IF(ISBLANK([Collectors.$J107]);&quot;-&quot;;[Collectors.$J107]);&quot;#&quot;)&amp;REPT(&quot; &quot;;[.$J$2]-LEN(TEXT(IF(ISBLANK([Collectors.$J107]);&quot;-&quot;;[Collectors.$J107]);&quot;#&quot;)))&amp;&quot; |&quot;" table:style-name="ce3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walk</text:p>
          </table:table-cell>
          <table:table-cell office:value-type="string" table:style-name="ce2">
            <text:p>snmpwalk</text:p>
          </table:table-cell>
          <table:table-cell office:value-type="float" office:value="31300" table:style-name="ce2">
            <text:p>3130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300    | snmpwalk                  | service         | Active   | IPv4       | -       | nobody |" table:formula="of:=&quot;| &quot;&amp;IF([Collectors.$F108]&lt;0;&quot;- &quot;;TEXT([Collectors.$F108];&quot;#&quot;))&amp;REPT(&quot; &quot;;[.$F$2]-LEN(TEXT([Collectors.$F108];&quot;#&quot;)))&amp;&quot; | &quot;&amp;[Collectors.$D108]&amp;REPT(&quot; &quot;;[.$D$2]-LEN([Collectors.$D108]))&amp;&quot; | &quot;&amp;[Collectors.$B108]&amp;REPT(&quot; &quot;;[.$B$2]-LEN([Collectors.$B108]))&amp;&quot; | &quot;&amp;IF([.C108]=1;&quot;Active&quot;;IF([.C108]=2;&quot;Passive&quot;;&quot;Active*&quot;))&amp;REPT(&quot; &quot;;[.$C$2]-LEN(IF([.C108]=1;&quot;Active&quot;;IF([.C108]=2;&quot;Passive&quot;;&quot;Active*&quot;))))&amp;&quot; | &quot;&amp;TEXT([Collectors.$I108];&quot;#&quot;)&amp;REPT(&quot; &quot;;[.$I$2]-LEN(TEXT([Collectors.$I108];&quot;#&quot;)))&amp;&quot; | &quot;&amp;TEXT(IF(ISBLANK([Collectors.$H108]);&quot;-&quot;;[Collectors.$H108]);&quot;#&quot;)&amp;REPT(&quot; &quot;;[.$H$2]-LEN(TEXT(IF(ISBLANK([Collectors.$H108]);&quot;-&quot;;[Collectors.$H108]);&quot;#&quot;)))&amp;&quot; | &quot;&amp;TEXT(IF(ISBLANK([Collectors.$J108]);&quot;-&quot;;[Collectors.$J108]);&quot;#&quot;)&amp;REPT(&quot; &quot;;[.$J$2]-LEN(TEXT(IF(ISBLANK([Collectors.$J108]);&quot;-&quot;;[Collectors.$J108]);&quot;#&quot;)))&amp;&quot; |&quot;" table:style-name="ce3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raclesidguess</text:p>
          </table:table-cell>
          <table:table-cell office:value-type="string" table:style-name="ce2">
            <text:p>oraclesidguess</text:p>
          </table:table-cell>
          <table:table-cell office:value-type="float" office:value="31400" table:style-name="ce2">
            <text:p>31400</text:p>
          </table:table-cell>
          <table:table-cell office:value-type="string" table:style-name="ce2">
            <text:p>oracle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31400    | oraclesidguess            | service         | Active   | IPv4       | -       | nobody |" table:formula="of:=&quot;| &quot;&amp;IF([Collectors.$F109]&lt;0;&quot;- &quot;;TEXT([Collectors.$F109];&quot;#&quot;))&amp;REPT(&quot; &quot;;[.$F$2]-LEN(TEXT([Collectors.$F109];&quot;#&quot;)))&amp;&quot; | &quot;&amp;[Collectors.$D109]&amp;REPT(&quot; &quot;;[.$D$2]-LEN([Collectors.$D109]))&amp;&quot; | &quot;&amp;[Collectors.$B109]&amp;REPT(&quot; &quot;;[.$B$2]-LEN([Collectors.$B109]))&amp;&quot; | &quot;&amp;IF([.C109]=1;&quot;Active&quot;;IF([.C109]=2;&quot;Passive&quot;;&quot;Active*&quot;))&amp;REPT(&quot; &quot;;[.$C$2]-LEN(IF([.C109]=1;&quot;Active&quot;;IF([.C109]=2;&quot;Passive&quot;;&quot;Active*&quot;))))&amp;&quot; | &quot;&amp;TEXT([Collectors.$I109];&quot;#&quot;)&amp;REPT(&quot; &quot;;[.$I$2]-LEN(TEXT([Collectors.$I109];&quot;#&quot;)))&amp;&quot; | &quot;&amp;TEXT(IF(ISBLANK([Collectors.$H109]);&quot;-&quot;;[Collectors.$H109]);&quot;#&quot;)&amp;REPT(&quot; &quot;;[.$H$2]-LEN(TEXT(IF(ISBLANK([Collectors.$H109]);&quot;-&quot;;[Collectors.$H109]);&quot;#&quot;)))&amp;&quot; | &quot;&amp;TEXT(IF(ISBLANK([Collectors.$J109]);&quot;-&quot;;[Collectors.$J109]);&quot;#&quot;)&amp;REPT(&quot; &quot;;[.$J$2]-LEN(TEXT(IF(ISBLANK([Collectors.$J109]);&quot;-&quot;;[Collectors.$J109]);&quot;#&quot;)))&amp;&quot; |&quot;" table:style-name="ce3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nmap</text:p>
          </table:table-cell>
          <table:table-cell office:value-type="string" table:style-name="ce2">
            <text:p>nmap</text:p>
          </table:table-cell>
          <table:table-cell office:value-type="float" office:value="41200" table:style-name="ce2">
            <text:p>41200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additional_info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41200    | sshnmap                   | service         | Active   | IPv4, IPv6 | -       | root   |" table:formula="of:=&quot;| &quot;&amp;IF([Collectors.$F110]&lt;0;&quot;- &quot;;TEXT([Collectors.$F110];&quot;#&quot;))&amp;REPT(&quot; &quot;;[.$F$2]-LEN(TEXT([Collectors.$F110];&quot;#&quot;)))&amp;&quot; | &quot;&amp;[Collectors.$D110]&amp;REPT(&quot; &quot;;[.$D$2]-LEN([Collectors.$D110]))&amp;&quot; | &quot;&amp;[Collectors.$B110]&amp;REPT(&quot; &quot;;[.$B$2]-LEN([Collectors.$B110]))&amp;&quot; | &quot;&amp;IF([.C110]=1;&quot;Active&quot;;IF([.C110]=2;&quot;Passive&quot;;&quot;Active*&quot;))&amp;REPT(&quot; &quot;;[.$C$2]-LEN(IF([.C110]=1;&quot;Active&quot;;IF([.C110]=2;&quot;Passive&quot;;&quot;Active*&quot;))))&amp;&quot; | &quot;&amp;TEXT([Collectors.$I110];&quot;#&quot;)&amp;REPT(&quot; &quot;;[.$I$2]-LEN(TEXT([Collectors.$I110];&quot;#&quot;)))&amp;&quot; | &quot;&amp;TEXT(IF(ISBLANK([Collectors.$H110]);&quot;-&quot;;[Collectors.$H110]);&quot;#&quot;)&amp;REPT(&quot; &quot;;[.$H$2]-LEN(TEXT(IF(ISBLANK([Collectors.$H110]);&quot;-&quot;;[Collectors.$H110]);&quot;#&quot;)))&amp;&quot; | &quot;&amp;TEXT(IF(ISBLANK([Collectors.$J110]);&quot;-&quot;;[Collectors.$J110]);&quot;#&quot;)&amp;REPT(&quot; &quot;;[.$J$2]-LEN(TEXT(IF(ISBLANK([Collectors.$J110]);&quot;-&quot;;[Collectors.$J110]);&quot;#&quot;)))&amp;&quot; |&quot;" table:style-name="ce3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ertnmap</text:p>
          </table:table-cell>
          <table:table-cell office:value-type="string" table:style-name="ce2">
            <text:p>nmap</text:p>
          </table:table-cell>
          <table:table-cell office:value-type="float" office:value="41300" table:style-name="ce2">
            <text:p>4130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41300    | certnmap                  | service, vhost  | Active   | IPv4, IPv6 | -       | root   |" table:formula="of:=&quot;| &quot;&amp;IF([Collectors.$F111]&lt;0;&quot;- &quot;;TEXT([Collectors.$F111];&quot;#&quot;))&amp;REPT(&quot; &quot;;[.$F$2]-LEN(TEXT([Collectors.$F111];&quot;#&quot;)))&amp;&quot; | &quot;&amp;[Collectors.$D111]&amp;REPT(&quot; &quot;;[.$D$2]-LEN([Collectors.$D111]))&amp;&quot; | &quot;&amp;[Collectors.$B111]&amp;REPT(&quot; &quot;;[.$B$2]-LEN([Collectors.$B111]))&amp;&quot; | &quot;&amp;IF([.C111]=1;&quot;Active&quot;;IF([.C111]=2;&quot;Passive&quot;;&quot;Active*&quot;))&amp;REPT(&quot; &quot;;[.$C$2]-LEN(IF([.C111]=1;&quot;Active&quot;;IF([.C111]=2;&quot;Passive&quot;;&quot;Active*&quot;))))&amp;&quot; | &quot;&amp;TEXT([Collectors.$I111];&quot;#&quot;)&amp;REPT(&quot; &quot;;[.$I$2]-LEN(TEXT([Collectors.$I111];&quot;#&quot;)))&amp;&quot; | &quot;&amp;TEXT(IF(ISBLANK([Collectors.$H111]);&quot;-&quot;;[Collectors.$H111]);&quot;#&quot;)&amp;REPT(&quot; &quot;;[.$H$2]-LEN(TEXT(IF(ISBLANK([Collectors.$H111]);&quot;-&quot;;[Collectors.$H111]);&quot;#&quot;)))&amp;&quot; | &quot;&amp;TEXT(IF(ISBLANK([Collectors.$J111]);&quot;-&quot;;[Collectors.$J111]);&quot;#&quot;)&amp;REPT(&quot; &quot;;[.$J$2]-LEN(TEXT(IF(ISBLANK([Collectors.$J111]);&quot;-&quot;;[Collectors.$J111]);&quot;#&quot;)))&amp;&quot; |&quot;" table:style-name="ce3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lsnmap</text:p>
          </table:table-cell>
          <table:table-cell office:value-type="string" table:style-name="ce2">
            <text:p>nmap</text:p>
          </table:table-cell>
          <table:table-cell office:value-type="float" office:value="41310" table:style-name="ce2">
            <text:p>4131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41310    | tlsnmap                   | service, vhost  | Active   | IPv4, IPv6 | -       | root   |" table:formula="of:=&quot;| &quot;&amp;IF([Collectors.$F112]&lt;0;&quot;- &quot;;TEXT([Collectors.$F112];&quot;#&quot;))&amp;REPT(&quot; &quot;;[.$F$2]-LEN(TEXT([Collectors.$F112];&quot;#&quot;)))&amp;&quot; | &quot;&amp;[Collectors.$D112]&amp;REPT(&quot; &quot;;[.$D$2]-LEN([Collectors.$D112]))&amp;&quot; | &quot;&amp;[Collectors.$B112]&amp;REPT(&quot; &quot;;[.$B$2]-LEN([Collectors.$B112]))&amp;&quot; | &quot;&amp;IF([.C112]=1;&quot;Active&quot;;IF([.C112]=2;&quot;Passive&quot;;&quot;Active*&quot;))&amp;REPT(&quot; &quot;;[.$C$2]-LEN(IF([.C112]=1;&quot;Active&quot;;IF([.C112]=2;&quot;Passive&quot;;&quot;Active*&quot;))))&amp;&quot; | &quot;&amp;TEXT([Collectors.$I112];&quot;#&quot;)&amp;REPT(&quot; &quot;;[.$I$2]-LEN(TEXT([Collectors.$I112];&quot;#&quot;)))&amp;&quot; | &quot;&amp;TEXT(IF(ISBLANK([Collectors.$H112]);&quot;-&quot;;[Collectors.$H112]);&quot;#&quot;)&amp;REPT(&quot; &quot;;[.$H$2]-LEN(TEXT(IF(ISBLANK([Collectors.$H112]);&quot;-&quot;;[Collectors.$H112]);&quot;#&quot;)))&amp;&quot; | &quot;&amp;TEXT(IF(ISBLANK([Collectors.$J112]);&quot;-&quot;;[Collectors.$J112]);&quot;#&quot;)&amp;REPT(&quot; &quot;;[.$J$2]-LEN(TEXT(IF(ISBLANK([Collectors.$J112]);&quot;-&quot;;[Collectors.$J112]);&quot;#&quot;)))&amp;&quot; |&quot;" table:style-name="ce3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lyze</text:p>
          </table:table-cell>
          <table:table-cell office:value-type="string" table:style-name="ce2">
            <text:p>sslyze</text:p>
          </table:table-cell>
          <table:table-cell office:value-type="float" office:value="41315" table:style-name="ce2">
            <text:p>41315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41315    | sslyze                    | service, vhost  | Active   | IPv4       | -       | nobody |" table:formula="of:=&quot;| &quot;&amp;IF([Collectors.$F113]&lt;0;&quot;- &quot;;TEXT([Collectors.$F113];&quot;#&quot;))&amp;REPT(&quot; &quot;;[.$F$2]-LEN(TEXT([Collectors.$F113];&quot;#&quot;)))&amp;&quot; | &quot;&amp;[Collectors.$D113]&amp;REPT(&quot; &quot;;[.$D$2]-LEN([Collectors.$D113]))&amp;&quot; | &quot;&amp;[Collectors.$B113]&amp;REPT(&quot; &quot;;[.$B$2]-LEN([Collectors.$B113]))&amp;&quot; | &quot;&amp;IF([.C113]=1;&quot;Active&quot;;IF([.C113]=2;&quot;Passive&quot;;&quot;Active*&quot;))&amp;REPT(&quot; &quot;;[.$C$2]-LEN(IF([.C113]=1;&quot;Active&quot;;IF([.C113]=2;&quot;Passive&quot;;&quot;Active*&quot;))))&amp;&quot; | &quot;&amp;TEXT([Collectors.$I113];&quot;#&quot;)&amp;REPT(&quot; &quot;;[.$I$2]-LEN(TEXT([Collectors.$I113];&quot;#&quot;)))&amp;&quot; | &quot;&amp;TEXT(IF(ISBLANK([Collectors.$H113]);&quot;-&quot;;[Collectors.$H113]);&quot;#&quot;)&amp;REPT(&quot; &quot;;[.$H$2]-LEN(TEXT(IF(ISBLANK([Collectors.$H113]);&quot;-&quot;;[Collectors.$H113]);&quot;#&quot;)))&amp;&quot; | &quot;&amp;TEXT(IF(ISBLANK([Collectors.$J113]);&quot;-&quot;;[Collectors.$J113]);&quot;#&quot;)&amp;REPT(&quot; &quot;;[.$J$2]-LEN(TEXT(IF(ISBLANK([Collectors.$J113]);&quot;-&quot;;[Collectors.$J113]);&quot;#&quot;)))&amp;&quot; |&quot;" table:style-name="ce3">
            <text:p>| 41315 <text:s text:c="3"/>| sslyze <text:s text:c="19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lscan</text:p>
          </table:table-cell>
          <table:table-cell office:value-type="string" table:style-name="ce2">
            <text:p>sslscan</text:p>
          </table:table-cell>
          <table:table-cell office:value-type="float" office:value="41320" table:style-name="ce2">
            <text:p>4132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service</text:p>
          </table:table-cell>
          <table:table-cell table:number-columns-repeated="2" table:style-name="ce2"/>
          <table:table-cell office:value-type="string" office:string-value="| 41320    | sslscan                   | service, vhost  | Active   | IPv4, IPv6 | -       | nobody |" table:formula="of:=&quot;| &quot;&amp;IF([Collectors.$F114]&lt;0;&quot;- &quot;;TEXT([Collectors.$F114];&quot;#&quot;))&amp;REPT(&quot; &quot;;[.$F$2]-LEN(TEXT([Collectors.$F114];&quot;#&quot;)))&amp;&quot; | &quot;&amp;[Collectors.$D114]&amp;REPT(&quot; &quot;;[.$D$2]-LEN([Collectors.$D114]))&amp;&quot; | &quot;&amp;[Collectors.$B114]&amp;REPT(&quot; &quot;;[.$B$2]-LEN([Collectors.$B114]))&amp;&quot; | &quot;&amp;IF([.C114]=1;&quot;Active&quot;;IF([.C114]=2;&quot;Passive&quot;;&quot;Active*&quot;))&amp;REPT(&quot; &quot;;[.$C$2]-LEN(IF([.C114]=1;&quot;Active&quot;;IF([.C114]=2;&quot;Passive&quot;;&quot;Active*&quot;))))&amp;&quot; | &quot;&amp;TEXT([Collectors.$I114];&quot;#&quot;)&amp;REPT(&quot; &quot;;[.$I$2]-LEN(TEXT([Collectors.$I114];&quot;#&quot;)))&amp;&quot; | &quot;&amp;TEXT(IF(ISBLANK([Collectors.$H114]);&quot;-&quot;;[Collectors.$H114]);&quot;#&quot;)&amp;REPT(&quot; &quot;;[.$H$2]-LEN(TEXT(IF(ISBLANK([Collectors.$H114]);&quot;-&quot;;[Collectors.$H114]);&quot;#&quot;)))&amp;&quot; | &quot;&amp;TEXT(IF(ISBLANK([Collectors.$J114]);&quot;-&quot;;[Collectors.$J114]);&quot;#&quot;)&amp;REPT(&quot; &quot;;[.$J$2]-LEN(TEXT(IF(ISBLANK([Collectors.$J114]);&quot;-&quot;;[Collectors.$J114]);&quot;#&quot;)))&amp;&quot; |&quot;" table:style-name="ce3">
            <text:p>| 41320 <text:s text:c="3"/>| sslscan <text:s text:c="18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ertopenssl</text:p>
          </table:table-cell>
          <table:table-cell office:value-type="string" table:style-name="ce2">
            <text:p>openssl</text:p>
          </table:table-cell>
          <table:table-cell office:value-type="float" office:value="41330" table:style-name="ce2">
            <text:p>41330</text:p>
          </table:table-cell>
          <table:table-cell office:value-type="string" table:style-name="ce2">
            <text:p>tls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41330    | certopenssl               | service, vhost  | Active   | IPv4, IPv6 | 120     | nobody |" table:formula="of:=&quot;| &quot;&amp;IF([Collectors.$F115]&lt;0;&quot;- &quot;;TEXT([Collectors.$F115];&quot;#&quot;))&amp;REPT(&quot; &quot;;[.$F$2]-LEN(TEXT([Collectors.$F115];&quot;#&quot;)))&amp;&quot; | &quot;&amp;[Collectors.$D115]&amp;REPT(&quot; &quot;;[.$D$2]-LEN([Collectors.$D115]))&amp;&quot; | &quot;&amp;[Collectors.$B115]&amp;REPT(&quot; &quot;;[.$B$2]-LEN([Collectors.$B115]))&amp;&quot; | &quot;&amp;IF([.C115]=1;&quot;Active&quot;;IF([.C115]=2;&quot;Passive&quot;;&quot;Active*&quot;))&amp;REPT(&quot; &quot;;[.$C$2]-LEN(IF([.C115]=1;&quot;Active&quot;;IF([.C115]=2;&quot;Passive&quot;;&quot;Active*&quot;))))&amp;&quot; | &quot;&amp;TEXT([Collectors.$I115];&quot;#&quot;)&amp;REPT(&quot; &quot;;[.$I$2]-LEN(TEXT([Collectors.$I115];&quot;#&quot;)))&amp;&quot; | &quot;&amp;TEXT(IF(ISBLANK([Collectors.$H115]);&quot;-&quot;;[Collectors.$H115]);&quot;#&quot;)&amp;REPT(&quot; &quot;;[.$H$2]-LEN(TEXT(IF(ISBLANK([Collectors.$H115]);&quot;-&quot;;[Collectors.$H115]);&quot;#&quot;)))&amp;&quot; | &quot;&amp;TEXT(IF(ISBLANK([Collectors.$J115]);&quot;-&quot;;[Collectors.$J115]);&quot;#&quot;)&amp;REPT(&quot; &quot;;[.$J$2]-LEN(TEXT(IF(ISBLANK([Collectors.$J115]);&quot;-&quot;;[Collectors.$J115]);&quot;#&quot;)))&amp;&quot; |&quot;" table:style-name="ce3">
            <text:p>| 41330 <text:s text:c="3"/>| certopenssl <text:s text:c="14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gobuster</text:p>
          </table:table-cell>
          <table:table-cell office:value-type="string" table:style-name="ce2">
            <text:p>gobuster</text:p>
          </table:table-cell>
          <table:table-cell office:value-type="float" office:value="51100" table:style-name="ce2">
            <text:p>511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51100    | httpgobuster              | service, vhost  | Active   | IPv4, IPv6 | -       | nobody |" table:formula="of:=&quot;| &quot;&amp;IF([Collectors.$F116]&lt;0;&quot;- &quot;;TEXT([Collectors.$F116];&quot;#&quot;))&amp;REPT(&quot; &quot;;[.$F$2]-LEN(TEXT([Collectors.$F116];&quot;#&quot;)))&amp;&quot; | &quot;&amp;[Collectors.$D116]&amp;REPT(&quot; &quot;;[.$D$2]-LEN([Collectors.$D116]))&amp;&quot; | &quot;&amp;[Collectors.$B116]&amp;REPT(&quot; &quot;;[.$B$2]-LEN([Collectors.$B116]))&amp;&quot; | &quot;&amp;IF([.C116]=1;&quot;Active&quot;;IF([.C116]=2;&quot;Passive&quot;;&quot;Active*&quot;))&amp;REPT(&quot; &quot;;[.$C$2]-LEN(IF([.C116]=1;&quot;Active&quot;;IF([.C116]=2;&quot;Passive&quot;;&quot;Active*&quot;))))&amp;&quot; | &quot;&amp;TEXT([Collectors.$I116];&quot;#&quot;)&amp;REPT(&quot; &quot;;[.$I$2]-LEN(TEXT([Collectors.$I116];&quot;#&quot;)))&amp;&quot; | &quot;&amp;TEXT(IF(ISBLANK([Collectors.$H116]);&quot;-&quot;;[Collectors.$H116]);&quot;#&quot;)&amp;REPT(&quot; &quot;;[.$H$2]-LEN(TEXT(IF(ISBLANK([Collectors.$H116]);&quot;-&quot;;[Collectors.$H116]);&quot;#&quot;)))&amp;&quot; | &quot;&amp;TEXT(IF(ISBLANK([Collectors.$J116]);&quot;-&quot;;[Collectors.$J116]);&quot;#&quot;)&amp;REPT(&quot; &quot;;[.$J$2]-LEN(TEXT(IF(ISBLANK([Collectors.$J116]);&quot;-&quot;;[Collectors.$J116]);&quot;#&quot;)))&amp;&quot; |&quot;" table:style-name="ce3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gobustersmart</text:p>
          </table:table-cell>
          <table:table-cell office:value-type="string" table:style-name="ce2">
            <text:p>gobuster</text:p>
          </table:table-cell>
          <table:table-cell office:value-type="float" office:value="51110" table:style-name="ce2">
            <text:p>5111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51110    | httpgobustersmart         | service, vhost  | Active   | IPv4, IPv6 | -       | nobody |" table:formula="of:=&quot;| &quot;&amp;IF([Collectors.$F117]&lt;0;&quot;- &quot;;TEXT([Collectors.$F117];&quot;#&quot;))&amp;REPT(&quot; &quot;;[.$F$2]-LEN(TEXT([Collectors.$F117];&quot;#&quot;)))&amp;&quot; | &quot;&amp;[Collectors.$D117]&amp;REPT(&quot; &quot;;[.$D$2]-LEN([Collectors.$D117]))&amp;&quot; | &quot;&amp;[Collectors.$B117]&amp;REPT(&quot; &quot;;[.$B$2]-LEN([Collectors.$B117]))&amp;&quot; | &quot;&amp;IF([.C117]=1;&quot;Active&quot;;IF([.C117]=2;&quot;Passive&quot;;&quot;Active*&quot;))&amp;REPT(&quot; &quot;;[.$C$2]-LEN(IF([.C117]=1;&quot;Active&quot;;IF([.C117]=2;&quot;Passive&quot;;&quot;Active*&quot;))))&amp;&quot; | &quot;&amp;TEXT([Collectors.$I117];&quot;#&quot;)&amp;REPT(&quot; &quot;;[.$I$2]-LEN(TEXT([Collectors.$I117];&quot;#&quot;)))&amp;&quot; | &quot;&amp;TEXT(IF(ISBLANK([Collectors.$H117]);&quot;-&quot;;[Collectors.$H117]);&quot;#&quot;)&amp;REPT(&quot; &quot;;[.$H$2]-LEN(TEXT(IF(ISBLANK([Collectors.$H117]);&quot;-&quot;;[Collectors.$H117]);&quot;#&quot;)))&amp;&quot; | &quot;&amp;TEXT(IF(ISBLANK([Collectors.$J117]);&quot;-&quot;;[Collectors.$J117]);&quot;#&quot;)&amp;REPT(&quot; &quot;;[.$J$2]-LEN(TEXT(IF(ISBLANK([Collectors.$J117]);&quot;-&quot;;[Collectors.$J117]);&quot;#&quot;)))&amp;&quot; |&quot;" table:style-name="ce3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kiterunner</text:p>
          </table:table-cell>
          <table:table-cell office:value-type="string" table:style-name="ce2">
            <text:p>kiterunner</text:p>
          </table:table-cell>
          <table:table-cell office:value-type="float" office:value="51150" table:style-name="ce2">
            <text:p>511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host_name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51150    | httpkiterunner            | service, vhost  | Active   | Ipv4       | -       | kali   |" table:formula="of:=&quot;| &quot;&amp;IF([Collectors.$F118]&lt;0;&quot;- &quot;;TEXT([Collectors.$F118];&quot;#&quot;))&amp;REPT(&quot; &quot;;[.$F$2]-LEN(TEXT([Collectors.$F118];&quot;#&quot;)))&amp;&quot; | &quot;&amp;[Collectors.$D118]&amp;REPT(&quot; &quot;;[.$D$2]-LEN([Collectors.$D118]))&amp;&quot; | &quot;&amp;[Collectors.$B118]&amp;REPT(&quot; &quot;;[.$B$2]-LEN([Collectors.$B118]))&amp;&quot; | &quot;&amp;IF([.C118]=1;&quot;Active&quot;;IF([.C118]=2;&quot;Passive&quot;;&quot;Active*&quot;))&amp;REPT(&quot; &quot;;[.$C$2]-LEN(IF([.C118]=1;&quot;Active&quot;;IF([.C118]=2;&quot;Passive&quot;;&quot;Active*&quot;))))&amp;&quot; | &quot;&amp;TEXT([Collectors.$I118];&quot;#&quot;)&amp;REPT(&quot; &quot;;[.$I$2]-LEN(TEXT([Collectors.$I118];&quot;#&quot;)))&amp;&quot; | &quot;&amp;TEXT(IF(ISBLANK([Collectors.$H118]);&quot;-&quot;;[Collectors.$H118]);&quot;#&quot;)&amp;REPT(&quot; &quot;;[.$H$2]-LEN(TEXT(IF(ISBLANK([Collectors.$H118]);&quot;-&quot;;[Collectors.$H118]);&quot;#&quot;)))&amp;&quot; | &quot;&amp;TEXT(IF(ISBLANK([Collectors.$J118]);&quot;-&quot;;[Collectors.$J118]);&quot;#&quot;)&amp;REPT(&quot; &quot;;[.$J$2]-LEN(TEXT(IF(ISBLANK([Collectors.$J118]);&quot;-&quot;;[Collectors.$J118]);&quot;#&quot;)))&amp;&quot; |&quot;" table:style-name="ce3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map</text:p>
          </table:table-cell>
          <table:table-cell office:value-type="string" table:style-name="ce2">
            <text:p>nmap</text:p>
          </table:table-cell>
          <table:table-cell office:value-type="float" office:value="51200" table:style-name="ce2">
            <text:p>51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ource, additional_info, path, service_method</text:p>
          </table:table-cell>
          <table:table-cell table:style-name="ce2"/>
          <table:table-cell office:value-type="string" office:string-value="| 51200    | httpnmap                  | service, vhost  | Active   | IPv4, IPv6 | -       | root   |" table:formula="of:=&quot;| &quot;&amp;IF([Collectors.$F119]&lt;0;&quot;- &quot;;TEXT([Collectors.$F119];&quot;#&quot;))&amp;REPT(&quot; &quot;;[.$F$2]-LEN(TEXT([Collectors.$F119];&quot;#&quot;)))&amp;&quot; | &quot;&amp;[Collectors.$D119]&amp;REPT(&quot; &quot;;[.$D$2]-LEN([Collectors.$D119]))&amp;&quot; | &quot;&amp;[Collectors.$B119]&amp;REPT(&quot; &quot;;[.$B$2]-LEN([Collectors.$B119]))&amp;&quot; | &quot;&amp;IF([.C119]=1;&quot;Active&quot;;IF([.C119]=2;&quot;Passive&quot;;&quot;Active*&quot;))&amp;REPT(&quot; &quot;;[.$C$2]-LEN(IF([.C119]=1;&quot;Active&quot;;IF([.C119]=2;&quot;Passive&quot;;&quot;Active*&quot;))))&amp;&quot; | &quot;&amp;TEXT([Collectors.$I119];&quot;#&quot;)&amp;REPT(&quot; &quot;;[.$I$2]-LEN(TEXT([Collectors.$I119];&quot;#&quot;)))&amp;&quot; | &quot;&amp;TEXT(IF(ISBLANK([Collectors.$H119]);&quot;-&quot;;[Collectors.$H119]);&quot;#&quot;)&amp;REPT(&quot; &quot;;[.$H$2]-LEN(TEXT(IF(ISBLANK([Collectors.$H119]);&quot;-&quot;;[Collectors.$H119]);&quot;#&quot;)))&amp;&quot; | &quot;&amp;TEXT(IF(ISBLANK([Collectors.$J119]);&quot;-&quot;;[Collectors.$J119]);&quot;#&quot;)&amp;REPT(&quot; &quot;;[.$J$2]-LEN(TEXT(IF(ISBLANK([Collectors.$J119]);&quot;-&quot;;[Collectors.$J119]);&quot;#&quot;)))&amp;&quot; |&quot;" table:style-name="ce3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tlmnmap</text:p>
          </table:table-cell>
          <table:table-cell office:value-type="string" table:style-name="ce2">
            <text:p>nmap</text:p>
          </table:table-cell>
          <table:table-cell office:value-type="float" office:value="51205" table:style-name="ce2">
            <text:p>51205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</text:p>
          </table:table-cell>
          <table:table-cell table:style-name="ce2"/>
          <table:table-cell office:value-type="string" office:string-value="| 51205    | httpntlmnmap              | service, vhost  | Active   | IPv4, IPv6 | -       | root   |" table:formula="of:=&quot;| &quot;&amp;IF([Collectors.$F120]&lt;0;&quot;- &quot;;TEXT([Collectors.$F120];&quot;#&quot;))&amp;REPT(&quot; &quot;;[.$F$2]-LEN(TEXT([Collectors.$F120];&quot;#&quot;)))&amp;&quot; | &quot;&amp;[Collectors.$D120]&amp;REPT(&quot; &quot;;[.$D$2]-LEN([Collectors.$D120]))&amp;&quot; | &quot;&amp;[Collectors.$B120]&amp;REPT(&quot; &quot;;[.$B$2]-LEN([Collectors.$B120]))&amp;&quot; | &quot;&amp;IF([.C120]=1;&quot;Active&quot;;IF([.C120]=2;&quot;Passive&quot;;&quot;Active*&quot;))&amp;REPT(&quot; &quot;;[.$C$2]-LEN(IF([.C120]=1;&quot;Active&quot;;IF([.C120]=2;&quot;Passive&quot;;&quot;Active*&quot;))))&amp;&quot; | &quot;&amp;TEXT([Collectors.$I120];&quot;#&quot;)&amp;REPT(&quot; &quot;;[.$I$2]-LEN(TEXT([Collectors.$I120];&quot;#&quot;)))&amp;&quot; | &quot;&amp;TEXT(IF(ISBLANK([Collectors.$H120]);&quot;-&quot;;[Collectors.$H120]);&quot;#&quot;)&amp;REPT(&quot; &quot;;[.$H$2]-LEN(TEXT(IF(ISBLANK([Collectors.$H120]);&quot;-&quot;;[Collectors.$H120]);&quot;#&quot;)))&amp;&quot; | &quot;&amp;TEXT(IF(ISBLANK([Collectors.$J120]);&quot;-&quot;;[Collectors.$J120]);&quot;#&quot;)&amp;REPT(&quot; &quot;;[.$J$2]-LEN(TEXT(IF(ISBLANK([Collectors.$J120]);&quot;-&quot;;[Collectors.$J120]);&quot;#&quot;)))&amp;&quot; |&quot;" table:style-name="ce3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client</text:p>
          </table:table-cell>
          <table:table-cell office:value-type="string" table:style-name="ce2">
            <text:p>rpcclient</text:p>
          </table:table-cell>
          <table:table-cell office:value-type="float" office:value="61400" table:style-name="ce2">
            <text:p>614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61400    | rpcclient                 | service         | Active   | IPv4, IPv6 | -       | nobody |" table:formula="of:=&quot;| &quot;&amp;IF([Collectors.$F121]&lt;0;&quot;- &quot;;TEXT([Collectors.$F121];&quot;#&quot;))&amp;REPT(&quot; &quot;;[.$F$2]-LEN(TEXT([Collectors.$F121];&quot;#&quot;)))&amp;&quot; | &quot;&amp;[Collectors.$D121]&amp;REPT(&quot; &quot;;[.$D$2]-LEN([Collectors.$D121]))&amp;&quot; | &quot;&amp;[Collectors.$B121]&amp;REPT(&quot; &quot;;[.$B$2]-LEN([Collectors.$B121]))&amp;&quot; | &quot;&amp;IF([.C121]=1;&quot;Active&quot;;IF([.C121]=2;&quot;Passive&quot;;&quot;Active*&quot;))&amp;REPT(&quot; &quot;;[.$C$2]-LEN(IF([.C121]=1;&quot;Active&quot;;IF([.C121]=2;&quot;Passive&quot;;&quot;Active*&quot;))))&amp;&quot; | &quot;&amp;TEXT([Collectors.$I121];&quot;#&quot;)&amp;REPT(&quot; &quot;;[.$I$2]-LEN(TEXT([Collectors.$I121];&quot;#&quot;)))&amp;&quot; | &quot;&amp;TEXT(IF(ISBLANK([Collectors.$H121]);&quot;-&quot;;[Collectors.$H121]);&quot;#&quot;)&amp;REPT(&quot; &quot;;[.$H$2]-LEN(TEXT(IF(ISBLANK([Collectors.$H121]);&quot;-&quot;;[Collectors.$H121]);&quot;#&quot;)))&amp;&quot; | &quot;&amp;TEXT(IF(ISBLANK([Collectors.$J121]);&quot;-&quot;;[Collectors.$J121]);&quot;#&quot;)&amp;REPT(&quot; &quot;;[.$J$2]-LEN(TEXT(IF(ISBLANK([Collectors.$J121]);&quot;-&quot;;[Collectors.$J121]);&quot;#&quot;)))&amp;&quot; |&quot;" table:style-name="ce3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info</text:p>
          </table:table-cell>
          <table:table-cell office:value-type="string" table:style-name="ce2">
            <text:p>rpcinfo</text:p>
          </table:table-cell>
          <table:table-cell office:value-type="float" office:value="61500" table:style-name="ce2">
            <text:p>615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61500    | rpcinfo                   | service         | Active   | IPv4, IPv6 | -       | nobody |" table:formula="of:=&quot;| &quot;&amp;IF([Collectors.$F122]&lt;0;&quot;- &quot;;TEXT([Collectors.$F122];&quot;#&quot;))&amp;REPT(&quot; &quot;;[.$F$2]-LEN(TEXT([Collectors.$F122];&quot;#&quot;)))&amp;&quot; | &quot;&amp;[Collectors.$D122]&amp;REPT(&quot; &quot;;[.$D$2]-LEN([Collectors.$D122]))&amp;&quot; | &quot;&amp;[Collectors.$B122]&amp;REPT(&quot; &quot;;[.$B$2]-LEN([Collectors.$B122]))&amp;&quot; | &quot;&amp;IF([.C122]=1;&quot;Active&quot;;IF([.C122]=2;&quot;Passive&quot;;&quot;Active*&quot;))&amp;REPT(&quot; &quot;;[.$C$2]-LEN(IF([.C122]=1;&quot;Active&quot;;IF([.C122]=2;&quot;Passive&quot;;&quot;Active*&quot;))))&amp;&quot; | &quot;&amp;TEXT([Collectors.$I122];&quot;#&quot;)&amp;REPT(&quot; &quot;;[.$I$2]-LEN(TEXT([Collectors.$I122];&quot;#&quot;)))&amp;&quot; | &quot;&amp;TEXT(IF(ISBLANK([Collectors.$H122]);&quot;-&quot;;[Collectors.$H122]);&quot;#&quot;)&amp;REPT(&quot; &quot;;[.$H$2]-LEN(TEXT(IF(ISBLANK([Collectors.$H122]);&quot;-&quot;;[Collectors.$H122]);&quot;#&quot;)))&amp;&quot; | &quot;&amp;TEXT(IF(ISBLANK([Collectors.$J122]);&quot;-&quot;;[Collectors.$J122]);&quot;#&quot;)&amp;REPT(&quot; &quot;;[.$J$2]-LEN(TEXT(IF(ISBLANK([Collectors.$J122]);&quot;-&quot;;[Collectors.$J122]);&quot;#&quot;)))&amp;&quot; |&quot;" table:style-name="ce3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kescan</text:p>
          </table:table-cell>
          <table:table-cell office:value-type="string" table:style-name="ce2">
            <text:p>ikescan</text:p>
          </table:table-cell>
          <table:table-cell office:value-type="float" office:value="71100" table:style-name="ce2">
            <text:p>71100</text:p>
          </table:table-cell>
          <table:table-cell office:value-type="string" table:style-name="ce2">
            <text:p>ike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71100    | ikescan                   | service         | Active   | IPv4       | -       | root   |" table:formula="of:=&quot;| &quot;&amp;IF([Collectors.$F123]&lt;0;&quot;- &quot;;TEXT([Collectors.$F123];&quot;#&quot;))&amp;REPT(&quot; &quot;;[.$F$2]-LEN(TEXT([Collectors.$F123];&quot;#&quot;)))&amp;&quot; | &quot;&amp;[Collectors.$D123]&amp;REPT(&quot; &quot;;[.$D$2]-LEN([Collectors.$D123]))&amp;&quot; | &quot;&amp;[Collectors.$B123]&amp;REPT(&quot; &quot;;[.$B$2]-LEN([Collectors.$B123]))&amp;&quot; | &quot;&amp;IF([.C123]=1;&quot;Active&quot;;IF([.C123]=2;&quot;Passive&quot;;&quot;Active*&quot;))&amp;REPT(&quot; &quot;;[.$C$2]-LEN(IF([.C123]=1;&quot;Active&quot;;IF([.C123]=2;&quot;Passive&quot;;&quot;Active*&quot;))))&amp;&quot; | &quot;&amp;TEXT([Collectors.$I123];&quot;#&quot;)&amp;REPT(&quot; &quot;;[.$I$2]-LEN(TEXT([Collectors.$I123];&quot;#&quot;)))&amp;&quot; | &quot;&amp;TEXT(IF(ISBLANK([Collectors.$H123]);&quot;-&quot;;[Collectors.$H123]);&quot;#&quot;)&amp;REPT(&quot; &quot;;[.$H$2]-LEN(TEXT(IF(ISBLANK([Collectors.$H123]);&quot;-&quot;;[Collectors.$H123]);&quot;#&quot;)))&amp;&quot; | &quot;&amp;TEXT(IF(ISBLANK([Collectors.$J123]);&quot;-&quot;;[Collectors.$J123]);&quot;#&quot;)&amp;REPT(&quot; &quot;;[.$J$2]-LEN(TEXT(IF(ISBLANK([Collectors.$J123]);&quot;-&quot;;[Collectors.$J123]);&quot;#&quot;)))&amp;&quot; |&quot;" table:style-name="ce3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pscan</text:p>
          </table:table-cell>
          <table:table-cell office:value-type="string" table:style-name="ce2">
            <text:p>wpscan</text:p>
          </table:table-cell>
          <table:table-cell office:value-type="float" office:value="91050" table:style-name="ce2">
            <text:p>910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91050    | httpwpscan                | service         | Active   | IPv4, IPv6 | -       | kali   |" table:formula="of:=&quot;| &quot;&amp;IF([Collectors.$F124]&lt;0;&quot;- &quot;;TEXT([Collectors.$F124];&quot;#&quot;))&amp;REPT(&quot; &quot;;[.$F$2]-LEN(TEXT([Collectors.$F124];&quot;#&quot;)))&amp;&quot; | &quot;&amp;[Collectors.$D124]&amp;REPT(&quot; &quot;;[.$D$2]-LEN([Collectors.$D124]))&amp;&quot; | &quot;&amp;[Collectors.$B124]&amp;REPT(&quot; &quot;;[.$B$2]-LEN([Collectors.$B124]))&amp;&quot; | &quot;&amp;IF([.C124]=1;&quot;Active&quot;;IF([.C124]=2;&quot;Passive&quot;;&quot;Active*&quot;))&amp;REPT(&quot; &quot;;[.$C$2]-LEN(IF([.C124]=1;&quot;Active&quot;;IF([.C124]=2;&quot;Passive&quot;;&quot;Active*&quot;))))&amp;&quot; | &quot;&amp;TEXT([Collectors.$I124];&quot;#&quot;)&amp;REPT(&quot; &quot;;[.$I$2]-LEN(TEXT([Collectors.$I124];&quot;#&quot;)))&amp;&quot; | &quot;&amp;TEXT(IF(ISBLANK([Collectors.$H124]);&quot;-&quot;;[Collectors.$H124]);&quot;#&quot;)&amp;REPT(&quot; &quot;;[.$H$2]-LEN(TEXT(IF(ISBLANK([Collectors.$H124]);&quot;-&quot;;[Collectors.$H124]);&quot;#&quot;)))&amp;&quot; | &quot;&amp;TEXT(IF(ISBLANK([Collectors.$J124]);&quot;-&quot;;[Collectors.$J124]);&quot;#&quot;)&amp;REPT(&quot; &quot;;[.$J$2]-LEN(TEXT(IF(ISBLANK([Collectors.$J124]);&quot;-&quot;;[Collectors.$J124]);&quot;#&quot;)))&amp;&quot; |&quot;" table:style-name="ce3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um4linux</text:p>
          </table:table-cell>
          <table:table-cell office:value-type="string" table:style-name="ce2">
            <text:p>enum4linux</text:p>
          </table:table-cell>
          <table:table-cell office:value-type="float" office:value="91100" table:style-name="ce2">
            <text:p>911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100    | enum4linux                | service         | Active   | IPv4       | -       | nobody |" table:formula="of:=&quot;| &quot;&amp;IF([Collectors.$F125]&lt;0;&quot;- &quot;;TEXT([Collectors.$F125];&quot;#&quot;))&amp;REPT(&quot; &quot;;[.$F$2]-LEN(TEXT([Collectors.$F125];&quot;#&quot;)))&amp;&quot; | &quot;&amp;[Collectors.$D125]&amp;REPT(&quot; &quot;;[.$D$2]-LEN([Collectors.$D125]))&amp;&quot; | &quot;&amp;[Collectors.$B125]&amp;REPT(&quot; &quot;;[.$B$2]-LEN([Collectors.$B125]))&amp;&quot; | &quot;&amp;IF([.C125]=1;&quot;Active&quot;;IF([.C125]=2;&quot;Passive&quot;;&quot;Active*&quot;))&amp;REPT(&quot; &quot;;[.$C$2]-LEN(IF([.C125]=1;&quot;Active&quot;;IF([.C125]=2;&quot;Passive&quot;;&quot;Active*&quot;))))&amp;&quot; | &quot;&amp;TEXT([Collectors.$I125];&quot;#&quot;)&amp;REPT(&quot; &quot;;[.$I$2]-LEN(TEXT([Collectors.$I125];&quot;#&quot;)))&amp;&quot; | &quot;&amp;TEXT(IF(ISBLANK([Collectors.$H125]);&quot;-&quot;;[Collectors.$H125]);&quot;#&quot;)&amp;REPT(&quot; &quot;;[.$H$2]-LEN(TEXT(IF(ISBLANK([Collectors.$H125]);&quot;-&quot;;[Collectors.$H125]);&quot;#&quot;)))&amp;&quot; | &quot;&amp;TEXT(IF(ISBLANK([Collectors.$J125]);&quot;-&quot;;[Collectors.$J125]);&quot;#&quot;)&amp;REPT(&quot; &quot;;[.$J$2]-LEN(TEXT(IF(ISBLANK([Collectors.$J125]);&quot;-&quot;;[Collectors.$J125]);&quot;#&quot;)))&amp;&quot; |&quot;" table:style-name="ce3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ikto</text:p>
          </table:table-cell>
          <table:table-cell office:value-type="string" table:style-name="ce2">
            <text:p>nikto</text:p>
          </table:table-cell>
          <table:table-cell office:value-type="float" office:value="91200" table:style-name="ce2">
            <text:p>91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, additional_info, service_method, 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200    | httpnikto                 | service, vhost  | Active   | IPv4       | -       | nobody |" table:formula="of:=&quot;| &quot;&amp;IF([Collectors.$F126]&lt;0;&quot;- &quot;;TEXT([Collectors.$F126];&quot;#&quot;))&amp;REPT(&quot; &quot;;[.$F$2]-LEN(TEXT([Collectors.$F126];&quot;#&quot;)))&amp;&quot; | &quot;&amp;[Collectors.$D126]&amp;REPT(&quot; &quot;;[.$D$2]-LEN([Collectors.$D126]))&amp;&quot; | &quot;&amp;[Collectors.$B126]&amp;REPT(&quot; &quot;;[.$B$2]-LEN([Collectors.$B126]))&amp;&quot; | &quot;&amp;IF([.C126]=1;&quot;Active&quot;;IF([.C126]=2;&quot;Passive&quot;;&quot;Active*&quot;))&amp;REPT(&quot; &quot;;[.$C$2]-LEN(IF([.C126]=1;&quot;Active&quot;;IF([.C126]=2;&quot;Passive&quot;;&quot;Active*&quot;))))&amp;&quot; | &quot;&amp;TEXT([Collectors.$I126];&quot;#&quot;)&amp;REPT(&quot; &quot;;[.$I$2]-LEN(TEXT([Collectors.$I126];&quot;#&quot;)))&amp;&quot; | &quot;&amp;TEXT(IF(ISBLANK([Collectors.$H126]);&quot;-&quot;;[Collectors.$H126]);&quot;#&quot;)&amp;REPT(&quot; &quot;;[.$H$2]-LEN(TEXT(IF(ISBLANK([Collectors.$H126]);&quot;-&quot;;[Collectors.$H126]);&quot;#&quot;)))&amp;&quot; | &quot;&amp;TEXT(IF(ISBLANK([Collectors.$J126]);&quot;-&quot;;[Collectors.$J126]);&quot;#&quot;)&amp;REPT(&quot; &quot;;[.$J$2]-LEN(TEXT(IF(ISBLANK([Collectors.$J126]);&quot;-&quot;;[Collectors.$J126]);&quot;#&quot;)))&amp;&quot; |&quot;" table:style-name="ce3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, 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burpsuitepro</text:p>
          </table:table-cell>
          <table:table-cell office:value-type="string" table:style-name="ce2">
            <text:p>Burp Suite Professional</text:p>
          </table:table-cell>
          <table:table-cell office:value-type="float" office:value="91225" table:style-name="ce2">
            <text:p>91225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service</text:p>
          </table:table-cell>
          <table:table-cell table:number-columns-repeated="2" table:style-name="ce2"/>
          <table:table-cell office:value-type="string" office:string-value="| 91225    | httpburpsuitepro          | domain, host    | Active   | IPv4, IPv6 | -       | nobody |" table:formula="of:=&quot;| &quot;&amp;IF([Collectors.$F127]&lt;0;&quot;- &quot;;TEXT([Collectors.$F127];&quot;#&quot;))&amp;REPT(&quot; &quot;;[.$F$2]-LEN(TEXT([Collectors.$F127];&quot;#&quot;)))&amp;&quot; | &quot;&amp;[Collectors.$D127]&amp;REPT(&quot; &quot;;[.$D$2]-LEN([Collectors.$D127]))&amp;&quot; | &quot;&amp;[Collectors.$B127]&amp;REPT(&quot; &quot;;[.$B$2]-LEN([Collectors.$B127]))&amp;&quot; | &quot;&amp;IF([.C127]=1;&quot;Active&quot;;IF([.C127]=2;&quot;Passive&quot;;&quot;Active*&quot;))&amp;REPT(&quot; &quot;;[.$C$2]-LEN(IF([.C127]=1;&quot;Active&quot;;IF([.C127]=2;&quot;Passive&quot;;&quot;Active*&quot;))))&amp;&quot; | &quot;&amp;TEXT([Collectors.$I127];&quot;#&quot;)&amp;REPT(&quot; &quot;;[.$I$2]-LEN(TEXT([Collectors.$I127];&quot;#&quot;)))&amp;&quot; | &quot;&amp;TEXT(IF(ISBLANK([Collectors.$H127]);&quot;-&quot;;[Collectors.$H127]);&quot;#&quot;)&amp;REPT(&quot; &quot;;[.$H$2]-LEN(TEXT(IF(ISBLANK([Collectors.$H127]);&quot;-&quot;;[Collectors.$H127]);&quot;#&quot;)))&amp;&quot; | &quot;&amp;TEXT(IF(ISBLANK([Collectors.$J127]);&quot;-&quot;;[Collectors.$J127]);&quot;#&quot;)&amp;REPT(&quot; &quot;;[.$J$2]-LEN(TEXT(IF(ISBLANK([Collectors.$J127]);&quot;-&quot;;[Collectors.$J127]);&quot;#&quot;)))&amp;&quot; |&quot;" table:style-name="ce3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davtest</text:p>
          </table:table-cell>
          <table:table-cell office:value-type="string" table:style-name="ce2">
            <text:p>davtest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table:number-columns-repeated="2" table:style-name="ce2"/>
          <table:table-cell office:value-type="string" office:string-value="| 91250    | httpdavtest               | service, vhost  | Active   | IPv4, IPv6 | -       | nobody |" table:formula="of:=&quot;| &quot;&amp;IF([Collectors.$F128]&lt;0;&quot;- &quot;;TEXT([Collectors.$F128];&quot;#&quot;))&amp;REPT(&quot; &quot;;[.$F$2]-LEN(TEXT([Collectors.$F128];&quot;#&quot;)))&amp;&quot; | &quot;&amp;[Collectors.$D128]&amp;REPT(&quot; &quot;;[.$D$2]-LEN([Collectors.$D128]))&amp;&quot; | &quot;&amp;[Collectors.$B128]&amp;REPT(&quot; &quot;;[.$B$2]-LEN([Collectors.$B128]))&amp;&quot; | &quot;&amp;IF([.C128]=1;&quot;Active&quot;;IF([.C128]=2;&quot;Passive&quot;;&quot;Active*&quot;))&amp;REPT(&quot; &quot;;[.$C$2]-LEN(IF([.C128]=1;&quot;Active&quot;;IF([.C128]=2;&quot;Passive&quot;;&quot;Active*&quot;))))&amp;&quot; | &quot;&amp;TEXT([Collectors.$I128];&quot;#&quot;)&amp;REPT(&quot; &quot;;[.$I$2]-LEN(TEXT([Collectors.$I128];&quot;#&quot;)))&amp;&quot; | &quot;&amp;TEXT(IF(ISBLANK([Collectors.$H128]);&quot;-&quot;;[Collectors.$H128]);&quot;#&quot;)&amp;REPT(&quot; &quot;;[.$H$2]-LEN(TEXT(IF(ISBLANK([Collectors.$H128]);&quot;-&quot;;[Collectors.$H128]);&quot;#&quot;)))&amp;&quot; | &quot;&amp;TEXT(IF(ISBLANK([Collectors.$J128]);&quot;-&quot;;[Collectors.$J128]);&quot;#&quot;)&amp;REPT(&quot; &quot;;[.$J$2]-LEN(TEXT(IF(ISBLANK([Collectors.$J128]);&quot;-&quot;;[Collectors.$J128]);&quot;#&quot;)))&amp;&quot; |&quot;" table:style-name="ce3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hatweb</text:p>
          </table:table-cell>
          <table:table-cell office:value-type="string" table:style-name="ce2">
            <text:p>whatweb</text:p>
          </table:table-cell>
          <table:table-cell office:value-type="float" office:value="91260" table:style-name="ce2">
            <text:p>9126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91260    | httpwhatweb               | service         | Active   | IPv4, IPv6 | -       | nobody |" table:formula="of:=&quot;| &quot;&amp;IF([Collectors.$F129]&lt;0;&quot;- &quot;;TEXT([Collectors.$F129];&quot;#&quot;))&amp;REPT(&quot; &quot;;[.$F$2]-LEN(TEXT([Collectors.$F129];&quot;#&quot;)))&amp;&quot; | &quot;&amp;[Collectors.$D129]&amp;REPT(&quot; &quot;;[.$D$2]-LEN([Collectors.$D129]))&amp;&quot; | &quot;&amp;[Collectors.$B129]&amp;REPT(&quot; &quot;;[.$B$2]-LEN([Collectors.$B129]))&amp;&quot; | &quot;&amp;IF([.C129]=1;&quot;Active&quot;;IF([.C129]=2;&quot;Passive&quot;;&quot;Active*&quot;))&amp;REPT(&quot; &quot;;[.$C$2]-LEN(IF([.C129]=1;&quot;Active&quot;;IF([.C129]=2;&quot;Passive&quot;;&quot;Active*&quot;))))&amp;&quot; | &quot;&amp;TEXT([Collectors.$I129];&quot;#&quot;)&amp;REPT(&quot; &quot;;[.$I$2]-LEN(TEXT([Collectors.$I129];&quot;#&quot;)))&amp;&quot; | &quot;&amp;TEXT(IF(ISBLANK([Collectors.$H129]);&quot;-&quot;;[Collectors.$H129]);&quot;#&quot;)&amp;REPT(&quot; &quot;;[.$H$2]-LEN(TEXT(IF(ISBLANK([Collectors.$H129]);&quot;-&quot;;[Collectors.$H129]);&quot;#&quot;)))&amp;&quot; | &quot;&amp;TEXT(IF(ISBLANK([Collectors.$J129]);&quot;-&quot;;[Collectors.$J129]);&quot;#&quot;)&amp;REPT(&quot; &quot;;[.$J$2]-LEN(TEXT(IF(ISBLANK([Collectors.$J129]);&quot;-&quot;;[Collectors.$J129]);&quot;#&quot;)))&amp;&quot; |&quot;" table:style-name="ce3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qlmap</text:p>
          </table:table-cell>
          <table:table-cell office:value-type="string" table:style-name="ce2">
            <text:p>sqlmap</text:p>
          </table:table-cell>
          <table:table-cell office:value-type="float" office:value="91300" table:style-name="ce2">
            <text:p>913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91300    | httpsqlmap                | service, vhost  | Active   | IPv4, IPv6 | -       | nobody |" table:formula="of:=&quot;| &quot;&amp;IF([Collectors.$F130]&lt;0;&quot;- &quot;;TEXT([Collectors.$F130];&quot;#&quot;))&amp;REPT(&quot; &quot;;[.$F$2]-LEN(TEXT([Collectors.$F130];&quot;#&quot;)))&amp;&quot; | &quot;&amp;[Collectors.$D130]&amp;REPT(&quot; &quot;;[.$D$2]-LEN([Collectors.$D130]))&amp;&quot; | &quot;&amp;[Collectors.$B130]&amp;REPT(&quot; &quot;;[.$B$2]-LEN([Collectors.$B130]))&amp;&quot; | &quot;&amp;IF([.C130]=1;&quot;Active&quot;;IF([.C130]=2;&quot;Passive&quot;;&quot;Active*&quot;))&amp;REPT(&quot; &quot;;[.$C$2]-LEN(IF([.C130]=1;&quot;Active&quot;;IF([.C130]=2;&quot;Passive&quot;;&quot;Active*&quot;))))&amp;&quot; | &quot;&amp;TEXT([Collectors.$I130];&quot;#&quot;)&amp;REPT(&quot; &quot;;[.$I$2]-LEN(TEXT([Collectors.$I130];&quot;#&quot;)))&amp;&quot; | &quot;&amp;TEXT(IF(ISBLANK([Collectors.$H130]);&quot;-&quot;;[Collectors.$H130]);&quot;#&quot;)&amp;REPT(&quot; &quot;;[.$H$2]-LEN(TEXT(IF(ISBLANK([Collectors.$H130]);&quot;-&quot;;[Collectors.$H130]);&quot;#&quot;)))&amp;&quot; | &quot;&amp;TEXT(IF(ISBLANK([Collectors.$J130]);&quot;-&quot;;[Collectors.$J130]);&quot;#&quot;)&amp;REPT(&quot; &quot;;[.$J$2]-LEN(TEXT(IF(ISBLANK([Collectors.$J130]);&quot;-&quot;;[Collectors.$J130]);&quot;#&quot;)))&amp;&quot; |&quot;" table:style-name="ce3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tpuserenum</text:p>
          </table:table-cell>
          <table:table-cell office:value-type="string" table:style-name="ce2">
            <text:p>smtpuserenum</text:p>
          </table:table-cell>
          <table:table-cell office:value-type="float" office:value="91400" table:style-name="ce2">
            <text:p>91400</text:p>
          </table:table-cell>
          <table:table-cell office:value-type="string" table:style-name="ce2">
            <text:p>email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91400    | smtpuserenum              | service         | Active   | IPv4       | -       | nobody |" table:formula="of:=&quot;| &quot;&amp;IF([Collectors.$F131]&lt;0;&quot;- &quot;;TEXT([Collectors.$F131];&quot;#&quot;))&amp;REPT(&quot; &quot;;[.$F$2]-LEN(TEXT([Collectors.$F131];&quot;#&quot;)))&amp;&quot; | &quot;&amp;[Collectors.$D131]&amp;REPT(&quot; &quot;;[.$D$2]-LEN([Collectors.$D131]))&amp;&quot; | &quot;&amp;[Collectors.$B131]&amp;REPT(&quot; &quot;;[.$B$2]-LEN([Collectors.$B131]))&amp;&quot; | &quot;&amp;IF([.C131]=1;&quot;Active&quot;;IF([.C131]=2;&quot;Passive&quot;;&quot;Active*&quot;))&amp;REPT(&quot; &quot;;[.$C$2]-LEN(IF([.C131]=1;&quot;Active&quot;;IF([.C131]=2;&quot;Passive&quot;;&quot;Active*&quot;))))&amp;&quot; | &quot;&amp;TEXT([Collectors.$I131];&quot;#&quot;)&amp;REPT(&quot; &quot;;[.$I$2]-LEN(TEXT([Collectors.$I131];&quot;#&quot;)))&amp;&quot; | &quot;&amp;TEXT(IF(ISBLANK([Collectors.$H131]);&quot;-&quot;;[Collectors.$H131]);&quot;#&quot;)&amp;REPT(&quot; &quot;;[.$H$2]-LEN(TEXT(IF(ISBLANK([Collectors.$H131]);&quot;-&quot;;[Collectors.$H131]);&quot;#&quot;)))&amp;&quot; | &quot;&amp;TEXT(IF(ISBLANK([Collectors.$J131]);&quot;-&quot;;[Collectors.$J131]);&quot;#&quot;)&amp;REPT(&quot; &quot;;[.$J$2]-LEN(TEXT(IF(ISBLANK([Collectors.$J131]);&quot;-&quot;;[Collectors.$J131]);&quot;#&quot;)))&amp;&quot; |&quot;" table:style-name="ce3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ysqlhydra</text:p>
          </table:table-cell>
          <table:table-cell office:value-type="string" table:style-name="ce2">
            <text:p>hydra</text:p>
          </table:table-cell>
          <table:table-cell office:value-type="float" office:value="91600" table:style-name="ce2">
            <text:p>91600</text:p>
          </table:table-cell>
          <table:table-cell office:value-type="string" table:style-name="ce2">
            <text:p>my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600    | mysqlhydra                | service         | Active   | IPv4, IPv6 | -       | nobody |" table:formula="of:=&quot;| &quot;&amp;IF([Collectors.$F132]&lt;0;&quot;- &quot;;TEXT([Collectors.$F132];&quot;#&quot;))&amp;REPT(&quot; &quot;;[.$F$2]-LEN(TEXT([Collectors.$F132];&quot;#&quot;)))&amp;&quot; | &quot;&amp;[Collectors.$D132]&amp;REPT(&quot; &quot;;[.$D$2]-LEN([Collectors.$D132]))&amp;&quot; | &quot;&amp;[Collectors.$B132]&amp;REPT(&quot; &quot;;[.$B$2]-LEN([Collectors.$B132]))&amp;&quot; | &quot;&amp;IF([.C132]=1;&quot;Active&quot;;IF([.C132]=2;&quot;Passive&quot;;&quot;Active*&quot;))&amp;REPT(&quot; &quot;;[.$C$2]-LEN(IF([.C132]=1;&quot;Active&quot;;IF([.C132]=2;&quot;Passive&quot;;&quot;Active*&quot;))))&amp;&quot; | &quot;&amp;TEXT([Collectors.$I132];&quot;#&quot;)&amp;REPT(&quot; &quot;;[.$I$2]-LEN(TEXT([Collectors.$I132];&quot;#&quot;)))&amp;&quot; | &quot;&amp;TEXT(IF(ISBLANK([Collectors.$H132]);&quot;-&quot;;[Collectors.$H132]);&quot;#&quot;)&amp;REPT(&quot; &quot;;[.$H$2]-LEN(TEXT(IF(ISBLANK([Collectors.$H132]);&quot;-&quot;;[Collectors.$H132]);&quot;#&quot;)))&amp;&quot; | &quot;&amp;TEXT(IF(ISBLANK([Collectors.$J132]);&quot;-&quot;;[Collectors.$J132]);&quot;#&quot;)&amp;REPT(&quot; &quot;;[.$J$2]-LEN(TEXT(IF(ISBLANK([Collectors.$J132]);&quot;-&quot;;[Collectors.$J132]);&quot;#&quot;)))&amp;&quot; |&quot;" table:style-name="ce3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apiti</text:p>
          </table:table-cell>
          <table:table-cell office:value-type="string" table:style-name="ce2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92200    | httpwapiti                | service, vhost  | Active   | IPv4, IPv6 | -       | nobody |" table:formula="of:=&quot;| &quot;&amp;IF([Collectors.$F133]&lt;0;&quot;- &quot;;TEXT([Collectors.$F133];&quot;#&quot;))&amp;REPT(&quot; &quot;;[.$F$2]-LEN(TEXT([Collectors.$F133];&quot;#&quot;)))&amp;&quot; | &quot;&amp;[Collectors.$D133]&amp;REPT(&quot; &quot;;[.$D$2]-LEN([Collectors.$D133]))&amp;&quot; | &quot;&amp;[Collectors.$B133]&amp;REPT(&quot; &quot;;[.$B$2]-LEN([Collectors.$B133]))&amp;&quot; | &quot;&amp;IF([.C133]=1;&quot;Active&quot;;IF([.C133]=2;&quot;Passive&quot;;&quot;Active*&quot;))&amp;REPT(&quot; &quot;;[.$C$2]-LEN(IF([.C133]=1;&quot;Active&quot;;IF([.C133]=2;&quot;Passive&quot;;&quot;Active*&quot;))))&amp;&quot; | &quot;&amp;TEXT([Collectors.$I133];&quot;#&quot;)&amp;REPT(&quot; &quot;;[.$I$2]-LEN(TEXT([Collectors.$I133];&quot;#&quot;)))&amp;&quot; | &quot;&amp;TEXT(IF(ISBLANK([Collectors.$H133]);&quot;-&quot;;[Collectors.$H133]);&quot;#&quot;)&amp;REPT(&quot; &quot;;[.$H$2]-LEN(TEXT(IF(ISBLANK([Collectors.$H133]);&quot;-&quot;;[Collectors.$H133]);&quot;#&quot;)))&amp;&quot; | &quot;&amp;TEXT(IF(ISBLANK([Collectors.$J133]);&quot;-&quot;;[Collectors.$J133]);&quot;#&quot;)&amp;REPT(&quot; &quot;;[.$J$2]-LEN(TEXT(IF(ISBLANK([Collectors.$J133]);&quot;-&quot;;[Collectors.$J133]);&quot;#&quot;)))&amp;&quot; |&quot;" table:style-name="ce3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number-rows-repeated="1048439" table:style-name="ro2">
          <table:table-cell table:number-columns-repeated="16384"/>
        </table:table-row>
        <table:table-row table:style-name="ro3">
          <table:table-cell table:number-columns-repeated="16384" table:style-name="ce4"/>
        </table:table-row>
        <table:table-row table:number-rows-repeated="3" table:style-name="ro2">
          <table:table-cell table:number-columns-repeated="16384"/>
        </table:table-row>
        <table:named-expressions>
          <table:named-expression table:name="Print_Area" table:expression="of:=[.#REF!]" table:base-cell-address="Collectors.$A$1"/>
          <table:named-expression table:name="Sheet_Title" table:expression="of:=&quot;&quot;&quot;Collectors&quot;&quot;&quot;" table:base-cell-address="Collectors.$A$1"/>
        </table:named-expressions>
      </table:table>
      <table:named-expressions>
        <table:named-range table:name="Table1" table:cell-range-address="Collectors.$A$3:Collectors.$N$133" table:base-cell-address="Collectors.$A$1"/>
      </table:named-expressions>
      <table:database-ranges>
        <table:database-range table:target-range-address="Collectors.A3:Collectors.N133" table:name="__Anonymous_Sheet_DB__0" table:display-filter-buttons="tru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numeric-default" style:family="table-cell" style:data-style-name="N0">
      <style:table-cell-properties style:vertical-align="automatic" fo:background-color="transparent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3</meta:generator>
    <meta:initial-creator>Lukas Reiter</meta:initial-creator>
    <dc:creator>Lukas Reiter</dc:creator>
    <meta:creation-date>2018-08-23T16:26:45Z</meta:creation-date>
    <dc:date>2022-03-27T17:33:43Z</dc:date>
    <meta:editing-cycles>1</meta:editing-cycles>
    <meta:editing-duration>PT337S</meta:editing-duration>
  </office:meta>
</office:document-meta>
</file>